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17c0f1"/>
    </style:style>
    <style:style style:name="P2" style:family="paragraph" style:parent-style-name="Header">
      <style:text-properties officeooo:paragraph-rsid="0017c0f1"/>
    </style:style>
    <style:style style:name="P3" style:family="paragraph" style:parent-style-name="Standard">
      <style:text-properties style:font-name="DejaVu Sans Mono" fo:font-size="10pt" officeooo:paragraph-rsid="000aee5b" style:font-size-asian="10pt" style:font-size-complex="10pt"/>
    </style:style>
    <style:style style:name="P4" style:family="paragraph" style:parent-style-name="Standard">
      <style:text-properties style:font-name="DejaVu Sans Mono" fo:font-size="10pt" officeooo:rsid="000aee5b" officeooo:paragraph-rsid="000aee5b" style:font-size-asian="10pt" style:font-size-complex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cddc6" style:font-weight-asian="bold" style:font-weight-complex="bold"/>
    </style:style>
    <style:style style:name="P7" style:family="paragraph" style:parent-style-name="Standard">
      <style:text-properties fo:font-weight="bold" officeooo:rsid="000cddc6" officeooo:paragraph-rsid="000cddc6" style:font-weight-asian="bold" style:font-weight-complex="bold"/>
    </style:style>
    <style:style style:name="P8" style:family="paragraph" style:parent-style-name="Standard">
      <style:text-properties officeooo:rsid="000aee5b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696969" officeooo:rsid="00087a3f" officeooo:paragraph-rsid="0009162c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0aee5b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style:font-size-asian="9pt" style:font-size-complex="9pt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2db2b" style:font-size-asian="9pt" style:font-size-complex="9pt"/>
    </style:style>
    <style:style style:name="P1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rsid="000d07d6" officeooo:paragraph-rsid="000d07d6" style:font-size-asian="9pt" style:font-size-complex="9pt"/>
    </style:style>
    <style:style style:name="P1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36f25" style:font-size-asian="9pt" style:font-size-complex="9pt"/>
    </style:style>
    <style:style style:name="P1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officeooo:paragraph-rsid="0012db2b" style:font-size-asian="8pt" style:font-size-complex="8pt"/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18783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2db2b"/>
    </style:style>
    <style:style style:name="P1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rsid="00082b4c" officeooo:paragraph-rsid="0012db2b"/>
    </style:style>
    <style:style style:name="P2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0aee5b"/>
    </style:style>
    <style:style style:name="P2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00cddc6"/>
    </style:style>
    <style:style style:name="P22" style:family="paragraph" style:parent-style-name="Standard">
      <style:paragraph-properties fo:margin-top="0in" fo:margin-bottom="0.1965in" style:contextual-spacing="false" fo:background-color="#ffffff">
        <style:background-image/>
      </style:paragraph-properties>
      <style:text-properties fo:color="#800080" officeooo:rsid="000e5e9a" officeooo:paragraph-rsid="0012db2b"/>
    </style:style>
    <style:style style:name="P23" style:family="paragraph" style:parent-style-name="Preformatted_20_Text">
      <style:text-properties fo:color="#696969" fo:font-size="8pt" officeooo:rsid="00082b4c" officeooo:paragraph-rsid="0012db2b" style:font-size-asian="8pt" style:font-size-complex="8pt"/>
    </style:style>
    <style:style style:name="P24" style:family="paragraph" style:parent-style-name="Preformatted_20_Text">
      <style:text-properties fo:color="#696969" fo:font-size="9pt" officeooo:rsid="00038edf" officeooo:paragraph-rsid="00038edf" style:font-size-asian="9pt" style:font-size-complex="9pt"/>
    </style:style>
    <style:style style:name="P25" style:family="paragraph" style:parent-style-name="Preformatted_20_Text">
      <style:text-properties fo:color="#696969" fo:font-size="9pt" officeooo:rsid="00056e50" officeooo:paragraph-rsid="000d07d6" style:font-size-asian="9pt" style:font-size-complex="9pt"/>
    </style:style>
    <style:style style:name="P26" style:family="paragraph" style:parent-style-name="Preformatted_20_Text">
      <style:text-properties fo:color="#696969" fo:font-size="9pt" officeooo:rsid="00082b4c" officeooo:paragraph-rsid="00082b4c" style:font-size-asian="9pt" style:font-size-complex="9pt"/>
    </style:style>
    <style:style style:name="P27" style:family="paragraph" style:parent-style-name="Preformatted_20_Text">
      <style:text-properties fo:color="#696969" officeooo:rsid="00082b4c" officeooo:paragraph-rsid="0012db2b"/>
    </style:style>
    <style:style style:name="P28" style:family="paragraph" style:parent-style-name="Preformatted_20_Text">
      <style:text-properties fo:color="#696969" officeooo:paragraph-rsid="0012db2b"/>
    </style:style>
    <style:style style:name="P29" style:family="paragraph" style:parent-style-name="Preformatted_20_Text">
      <style:text-properties fo:color="#696969" officeooo:rsid="00056e50" officeooo:paragraph-rsid="00056e50"/>
    </style:style>
    <style:style style:name="P30" style:family="paragraph" style:parent-style-name="Preformatted_20_Text">
      <style:text-properties fo:color="#000000" officeooo:paragraph-rsid="000aee5b"/>
    </style:style>
    <style:style style:name="P31" style:family="paragraph" style:parent-style-name="Preformatted_20_Text">
      <style:text-properties fo:color="#000000" officeooo:paragraph-rsid="000cddc6"/>
    </style:style>
    <style:style style:name="P32" style:family="paragraph" style:parent-style-name="Preformatted_20_Text">
      <style:text-properties fo:color="#000000" officeooo:paragraph-rsid="00056e50"/>
    </style:style>
    <style:style style:name="P33" style:family="paragraph" style:parent-style-name="Preformatted_20_Text">
      <style:text-properties fo:color="#000000" fo:font-size="9pt" officeooo:paragraph-rsid="00056e50" style:font-size-asian="9pt" style:font-size-complex="9pt"/>
    </style:style>
    <style:style style:name="P34" style:family="paragraph" style:parent-style-name="Preformatted_20_Text">
      <style:text-properties fo:color="#000000" fo:font-size="9pt" officeooo:paragraph-rsid="00045716" style:font-size-asian="9pt" style:font-size-complex="9pt"/>
    </style:style>
    <style:style style:name="P35" style:family="paragraph" style:parent-style-name="Preformatted_20_Text">
      <style:text-properties fo:color="#000000" fo:font-size="9pt" officeooo:paragraph-rsid="0012db2b" style:font-size-asian="9pt" style:font-size-complex="9pt"/>
    </style:style>
    <style:style style:name="P36" style:family="paragraph" style:parent-style-name="Preformatted_20_Text">
      <style:text-properties fo:color="#000000" officeooo:paragraph-rsid="00082b4c"/>
    </style:style>
    <style:style style:name="P37" style:family="paragraph" style:parent-style-name="Preformatted_20_Text">
      <style:text-properties fo:color="#000000" fo:font-size="8pt" officeooo:paragraph-rsid="00082b4c" style:font-size-asian="8pt" style:font-size-complex="8pt"/>
    </style:style>
    <style:style style:name="P38" style:family="paragraph" style:parent-style-name="Preformatted_20_Text">
      <style:text-properties fo:color="#000000" officeooo:paragraph-rsid="000687b3"/>
    </style:style>
    <style:style style:name="P39" style:family="paragraph" style:parent-style-name="Preformatted_20_Text">
      <style:text-properties fo:color="#000000" officeooo:paragraph-rsid="0009162c"/>
    </style:style>
    <style:style style:name="P40" style:family="paragraph" style:parent-style-name="Preformatted_20_Text">
      <style:paragraph-properties fo:background-color="#ffffff">
        <style:background-image/>
      </style:paragraph-properties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aee5b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0d07d6" style:font-size-asian="9pt" style:font-size-complex="9pt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12db2b" style:font-size-asian="9pt" style:font-size-complex="9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14e04c" style:font-size-asian="9pt" style:font-size-complex="9pt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cddc6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49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2db2b" style:font-size-asian="8pt" style:font-size-complex="8pt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2db2b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9162c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aee5b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fo:color="#800080" fo:font-size="9pt" style:font-size-asian="9pt" style:font-size-complex="9pt"/>
    </style:style>
    <style:style style:name="P55" style:family="paragraph" style:parent-style-name="Preformatted_20_Text">
      <style:paragraph-properties fo:background-color="#ffffff">
        <style:background-image/>
      </style:paragraph-properties>
      <style:text-properties fo:color="#800080" fo:font-size="9pt" officeooo:paragraph-rsid="000d07d6" style:font-size-asian="9pt" style:font-size-complex="9pt"/>
    </style:style>
    <style:style style:name="P56" style:family="paragraph" style:parent-style-name="Preformatted_20_Text">
      <style:paragraph-properties fo:background-color="#ffffff">
        <style:background-image/>
      </style:paragraph-properties>
      <style:text-properties fo:color="#800080" fo:font-size="8pt" style:font-size-asian="8pt" style:font-size-complex="8pt"/>
    </style:style>
    <style:style style:name="P57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2db2b"/>
    </style:style>
    <style:style style:name="P58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9162c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fo:font-size="9pt" style:font-size-asian="9pt" style:font-size-complex="9pt"/>
    </style:style>
    <style:style style:name="P60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0d07d6" style:font-size-asian="9pt" style:font-size-complex="9pt"/>
    </style:style>
    <style:style style:name="P61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12db2b" style:font-size-asian="9pt" style:font-size-complex="9pt"/>
    </style:style>
    <style:style style:name="P62" style:family="paragraph" style:parent-style-name="Preformatted_20_Text">
      <style:paragraph-properties fo:background-color="#ffffff">
        <style:background-image/>
      </style:paragraph-properties>
      <style:text-properties officeooo:paragraph-rsid="000aee5b"/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officeooo:paragraph-rsid="000cddc6"/>
    </style:style>
    <style:style style:name="P64" style:family="paragraph" style:parent-style-name="Preformatted_20_Text">
      <style:paragraph-properties fo:background-color="#ffffff">
        <style:background-image/>
      </style:paragraph-properties>
      <style:text-properties fo:font-size="8pt" style:font-size-asian="8pt" style:font-size-complex="8pt"/>
    </style:style>
    <style:style style:name="P65" style:family="paragraph" style:parent-style-name="Preformatted_20_Text">
      <style:paragraph-properties fo:background-color="#ffffff">
        <style:background-image/>
      </style:paragraph-properties>
      <style:text-properties fo:font-size="8pt" officeooo:paragraph-rsid="0012db2b" style:font-size-asian="8pt" style:font-size-complex="8pt"/>
    </style:style>
    <style:style style:name="P66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67" style:family="paragraph" style:parent-style-name="Preformatted_20_Text">
      <style:paragraph-properties fo:background-color="#ffffff">
        <style:background-image/>
      </style:paragraph-properties>
      <style:text-properties fo:color="#696969" fo:font-size="8pt" style:font-size-asian="8pt" style:font-size-complex="8pt"/>
    </style:style>
    <style:style style:name="P68" style:family="paragraph" style:parent-style-name="Preformatted_20_Text">
      <style:paragraph-properties fo:background-color="#ffffff">
        <style:background-image/>
      </style:paragraph-properties>
      <style:text-properties fo:color="#696969" fo:font-size="9pt" style:font-size-asian="9pt" style:font-size-complex="9pt"/>
    </style:style>
    <style:style style:name="P69" style:family="paragraph" style:parent-style-name="Preformatted_20_Text">
      <style:paragraph-properties fo:background-color="#ffffff">
        <style:background-image/>
      </style:paragraph-properties>
      <style:text-properties fo:color="#696969" fo:font-size="9pt" officeooo:paragraph-rsid="000d07d6" style:font-size-asian="9pt" style:font-size-complex="9pt"/>
    </style:style>
    <style:style style:name="P70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0cddc6"/>
    </style:style>
    <style:style style:name="P71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12db2b"/>
    </style:style>
    <style:style style:name="P72" style:family="paragraph" style:parent-style-name="Preformatted_20_Text">
      <style:paragraph-properties fo:background-color="#ffffff">
        <style:background-image/>
      </style:paragraph-properties>
      <style:text-properties officeooo:paragraph-rsid="0012db2b"/>
    </style:style>
    <style:style style:name="P73" style:family="paragraph" style:parent-style-name="Preformatted_20_Text">
      <style:paragraph-properties fo:background-color="#ffffff">
        <style:background-image/>
      </style:paragraph-properties>
      <style:text-properties officeooo:paragraph-rsid="0009162c"/>
    </style:style>
    <style:style style:name="P74" style:family="paragraph" style:parent-style-name="Preformatted_20_Text">
      <style:text-properties fo:color="#000000" fo:font-size="8pt" officeooo:paragraph-rsid="0019e829" style:font-size-asian="8pt" style:font-size-complex="8pt"/>
    </style:style>
    <style:style style:name="P75" style:family="paragraph" style:parent-style-name="Preformatted_20_Text">
      <style:text-properties fo:color="#000000" fo:font-size="9pt" officeooo:paragraph-rsid="0019e829" style:font-size-asian="9pt" style:font-size-complex="9pt"/>
    </style:style>
    <style:style style:name="P76" style:family="paragraph" style:parent-style-name="Preformatted_20_Text">
      <style:text-properties fo:color="#000000" officeooo:paragraph-rsid="0019e829"/>
    </style:style>
    <style:style style:name="P77" style:family="paragraph" style:parent-style-name="Preformatted_20_Text">
      <style:text-properties fo:color="#696969" fo:font-size="9pt" officeooo:rsid="00082b4c" officeooo:paragraph-rsid="0019e829" style:font-size-asian="9pt" style:font-size-complex="9pt"/>
    </style:style>
    <style:style style:name="P78" style:family="paragraph" style:parent-style-name="Preformatted_20_Text">
      <style:text-properties fo:color="#696969" officeooo:rsid="00082b4c" officeooo:paragraph-rsid="0019e829"/>
    </style:style>
    <style:style style:name="P7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8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8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style:font-size-asian="9pt" style:font-size-complex="9pt"/>
    </style:style>
    <style:style style:name="P8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9e829" style:font-size-asian="9pt" style:font-size-complex="9pt"/>
    </style:style>
    <style:style style:name="P8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rsid="00082b4c" officeooo:paragraph-rsid="0019e829"/>
    </style:style>
    <style:style style:name="P8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9e829"/>
    </style:style>
    <style:style style:name="P8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19e829"/>
    </style:style>
    <style:style style:name="P86" style:family="paragraph" style:parent-style-name="Preformatted_20_Text">
      <style:paragraph-properties fo:background-color="#ffffff">
        <style:background-image/>
      </style:paragraph-properties>
      <style:text-properties fo:color="#696969" fo:font-size="8pt" officeooo:paragraph-rsid="0019e829" style:font-size-asian="8pt" style:font-size-complex="8pt"/>
    </style:style>
    <style:style style:name="P87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19e829"/>
    </style:style>
    <style:style style:name="P88" style:family="paragraph" style:parent-style-name="Preformatted_20_Text">
      <style:paragraph-properties fo:background-color="#ffffff">
        <style:background-image/>
      </style:paragraph-properties>
      <style:text-properties fo:font-size="8pt" officeooo:paragraph-rsid="0019e829" style:font-size-asian="8pt" style:font-size-complex="8pt"/>
    </style:style>
    <style:style style:name="P89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9e829" style:font-size-asian="8pt" style:font-size-complex="8pt"/>
    </style:style>
    <style:style style:name="P90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bb798" style:font-size-asian="8pt" style:font-size-complex="8pt"/>
    </style:style>
    <style:style style:name="P91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19e829" style:font-size-asian="9pt" style:font-size-complex="9pt"/>
    </style:style>
    <style:style style:name="P92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9e829"/>
    </style:style>
    <style:style style:name="P93" style:family="paragraph" style:parent-style-name="Preformatted_20_Text">
      <style:paragraph-properties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94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9e829"/>
    </style:style>
    <style:style style:name="P95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19e829" style:font-size-asian="9pt" style:font-size-complex="9pt"/>
    </style:style>
    <style:style style:name="P96" style:family="paragraph" style:parent-style-name="Preformatted_20_Text">
      <style:paragraph-properties fo:background-color="#ffffff">
        <style:background-image/>
      </style:paragraph-properties>
      <style:text-properties officeooo:paragraph-rsid="0019e829"/>
    </style:style>
    <style:style style:name="P97" style:family="paragraph" style:parent-style-name="Heading_20_1">
      <style:text-properties officeooo:rsid="000aee5b" officeooo:paragraph-rsid="000aee5b"/>
    </style:style>
    <style:style style:name="P98" style:family="paragraph" style:parent-style-name="Heading_20_1">
      <style:paragraph-properties>
        <style:tab-stops>
          <style:tab-stop style:position="6.8126in"/>
        </style:tab-stops>
      </style:paragraph-properties>
    </style:style>
    <style:style style:name="P99" style:family="paragraph" style:parent-style-name="Heading_20_1" style:list-style-name=""/>
    <style:style style:name="P100" style:family="paragraph" style:parent-style-name="Heading_20_1" style:list-style-name="">
      <style:text-properties officeooo:rsid="0009162c" officeooo:paragraph-rsid="0009162c"/>
    </style:style>
    <style:style style:name="P101" style:family="paragraph" style:parent-style-name="Heading_20_1">
      <style:text-properties officeooo:rsid="00038edf" officeooo:paragraph-rsid="000aee5b"/>
    </style:style>
    <style:style style:name="P102" style:family="paragraph" style:parent-style-name="Heading_20_1" style:list-style-name="">
      <style:text-properties officeooo:rsid="00038edf"/>
    </style:style>
    <style:style style:name="P103" style:family="paragraph" style:parent-style-name="Heading_20_1">
      <style:text-properties officeooo:rsid="00056e50" officeooo:paragraph-rsid="000cddc6"/>
    </style:style>
    <style:style style:name="P104" style:family="paragraph" style:parent-style-name="Heading_20_1" style:list-style-name="">
      <style:text-properties officeooo:rsid="00056e50"/>
    </style:style>
    <style:style style:name="P105" style:family="paragraph" style:parent-style-name="Heading_20_1">
      <style:text-properties officeooo:rsid="00082b4c"/>
    </style:style>
    <style:style style:name="P106" style:family="paragraph" style:parent-style-name="Heading_20_1" style:list-style-name="">
      <style:text-properties officeooo:rsid="00082b4c"/>
    </style:style>
    <style:style style:name="P107" style:family="paragraph" style:parent-style-name="Heading_20_1" style:list-style-name="">
      <style:text-properties officeooo:rsid="00082b4c" officeooo:paragraph-rsid="0012db2b"/>
    </style:style>
    <style:style style:name="P108" style:family="paragraph" style:parent-style-name="Heading_20_1" style:list-style-name="">
      <style:text-properties officeooo:rsid="00082b4c" officeooo:paragraph-rsid="0019e829"/>
    </style:style>
    <style:style style:name="P109" style:family="paragraph" style:parent-style-name="Heading_20_1">
      <style:text-properties officeooo:rsid="00082b4c" officeooo:paragraph-rsid="0019e829"/>
    </style:style>
    <style:style style:name="P110" style:family="paragraph" style:parent-style-name="Heading_20_1" style:master-page-name="Standard">
      <style:paragraph-properties style:page-number="auto"/>
      <style:text-properties officeooo:rsid="00082b4c" officeooo:paragraph-rsid="0009162c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>
      <style:paragraph-properties fo:break-before="page"/>
      <style:text-properties officeooo:rsid="0009162c" officeooo:paragraph-rsid="0009162c"/>
    </style:style>
    <style:style style:name="P113" style:family="paragraph" style:parent-style-name="Heading_20_1">
      <style:paragraph-properties fo:break-before="page"/>
      <style:text-properties officeooo:rsid="00038edf"/>
    </style:style>
    <style:style style:name="P114" style:family="paragraph" style:parent-style-name="Heading_20_1">
      <style:paragraph-properties fo:break-before="page"/>
      <style:text-properties officeooo:rsid="00038edf" officeooo:paragraph-rsid="0012db2b"/>
    </style:style>
    <style:style style:name="P115" style:family="paragraph" style:parent-style-name="Heading_20_1">
      <style:paragraph-properties fo:break-before="page"/>
      <style:text-properties officeooo:rsid="00056e50"/>
    </style:style>
    <style:style style:name="P116" style:family="paragraph" style:parent-style-name="Heading_20_1">
      <style:paragraph-properties fo:break-before="page"/>
      <style:text-properties officeooo:rsid="000687b3" officeooo:paragraph-rsid="0019e829"/>
    </style:style>
    <style:style style:name="P117" style:family="paragraph" style:parent-style-name="Heading_20_1">
      <style:paragraph-properties fo:break-before="page"/>
      <style:text-properties officeooo:rsid="00082b4c"/>
    </style:style>
    <style:style style:name="P118" style:family="paragraph" style:parent-style-name="Heading_20_1">
      <style:paragraph-properties fo:break-before="page"/>
      <style:text-properties officeooo:rsid="00082b4c" officeooo:paragraph-rsid="0012db2b"/>
    </style:style>
    <style:style style:name="P119" style:family="paragraph" style:parent-style-name="Heading_20_1">
      <style:paragraph-properties fo:break-before="page"/>
      <style:text-properties officeooo:rsid="00082b4c" officeooo:paragraph-rsid="0019e829"/>
    </style:style>
    <style:style style:name="P120" style:family="paragraph" style:parent-style-name="Heading_20_1">
      <style:paragraph-properties fo:break-before="page"/>
      <style:text-properties officeooo:paragraph-rsid="0019e829"/>
    </style:style>
    <style:style style:name="P121" style:family="paragraph" style:parent-style-name="Heading_20_1" style:master-page-name="LandscapeTest">
      <style:paragraph-properties style:page-number="auto"/>
      <style:text-properties officeooo:rsid="000d07d6"/>
    </style:style>
    <style:style style:name="T1" style:family="text">
      <style:text-properties fo:font-weight="bold" officeooo:rsid="0017c0f1" style:font-weight-asian="bold" style:font-weight-complex="bold"/>
    </style:style>
    <style:style style:name="T2" style:family="text">
      <style:text-properties fo:font-weight="bold" officeooo:rsid="0019da2f" style:font-weight-asian="bold" style:font-weight-complex="bold"/>
    </style:style>
    <style:style style:name="T3" style:family="text">
      <style:text-properties officeooo:rsid="0017c0f1"/>
    </style:style>
    <style:style style:name="T4" style:family="text">
      <style:text-properties officeooo:rsid="0019da2f"/>
    </style:style>
    <style:style style:name="T5" style:family="text">
      <style:text-properties fo:color="#800000"/>
    </style:style>
    <style:style style:name="T6" style:family="text">
      <style:text-properties fo:color="#800000" fo:font-weight="bold"/>
    </style:style>
    <style:style style:name="T7" style:family="text">
      <style:text-properties fo:color="#800000" fo:font-weight="bold" officeooo:rsid="00038edf"/>
    </style:style>
    <style:style style:name="T8" style:family="text">
      <style:text-properties fo:color="#800000" fo:font-weight="bold" officeooo:rsid="00045716"/>
    </style:style>
    <style:style style:name="T9" style:family="text">
      <style:text-properties fo:color="#800000" fo:font-weight="bold" officeooo:rsid="00056e50"/>
    </style:style>
    <style:style style:name="T10" style:family="text">
      <style:text-properties fo:color="#800000" fo:font-weight="bold" officeooo:rsid="000687b3"/>
    </style:style>
    <style:style style:name="T11" style:family="text">
      <style:text-properties fo:color="#800000" fo:font-weight="bold" officeooo:rsid="00082b4c"/>
    </style:style>
    <style:style style:name="T12" style:family="text">
      <style:text-properties fo:color="#800000" fo:font-weight="bold" officeooo:rsid="0009162c"/>
    </style:style>
    <style:style style:name="T13" style:family="text">
      <style:text-properties fo:color="#800000" officeooo:rsid="00082b4c"/>
    </style:style>
    <style:style style:name="T14" style:family="text">
      <style:text-properties fo:color="#800080"/>
    </style:style>
    <style:style style:name="T15" style:family="text">
      <style:text-properties fo:color="#800080" officeooo:rsid="00045716"/>
    </style:style>
    <style:style style:name="T16" style:family="text">
      <style:text-properties fo:color="#800080" officeooo:rsid="00056e50"/>
    </style:style>
    <style:style style:name="T17" style:family="text">
      <style:text-properties fo:color="#800080" officeooo:rsid="000687b3"/>
    </style:style>
    <style:style style:name="T18" style:family="text">
      <style:text-properties fo:color="#800080" officeooo:rsid="00082b4c"/>
    </style:style>
    <style:style style:name="T19" style:family="text">
      <style:text-properties fo:color="#800080" officeooo:rsid="0009162c"/>
    </style:style>
    <style:style style:name="T20" style:family="text">
      <style:text-properties fo:color="#800080" officeooo:rsid="00038edf"/>
    </style:style>
    <style:style style:name="T21" style:family="text">
      <style:text-properties fo:color="#800080" fo:font-size="9pt" style:font-size-asian="9pt" style:font-size-complex="9pt"/>
    </style:style>
    <style:style style:name="T22" style:family="text">
      <style:text-properties fo:color="#800080" officeooo:rsid="001bb798"/>
    </style:style>
    <style:style style:name="T23" style:family="text">
      <style:text-properties fo:color="#808030"/>
    </style:style>
    <style:style style:name="T24" style:family="text">
      <style:text-properties fo:color="#808030" officeooo:rsid="00038edf"/>
    </style:style>
    <style:style style:name="T25" style:family="text">
      <style:text-properties fo:color="#808030" officeooo:rsid="00045716"/>
    </style:style>
    <style:style style:name="T26" style:family="text">
      <style:text-properties fo:color="#808030" officeooo:rsid="00056e50"/>
    </style:style>
    <style:style style:name="T27" style:family="text">
      <style:text-properties fo:color="#808030" officeooo:rsid="000687b3"/>
    </style:style>
    <style:style style:name="T28" style:family="text">
      <style:text-properties fo:color="#808030" officeooo:rsid="00082b4c"/>
    </style:style>
    <style:style style:name="T29" style:family="text">
      <style:text-properties fo:color="#808030" officeooo:rsid="0009162c"/>
    </style:style>
    <style:style style:name="T30" style:family="text">
      <style:text-properties fo:color="#603000"/>
    </style:style>
    <style:style style:name="T31" style:family="text">
      <style:text-properties fo:color="#603000" officeooo:rsid="00056e50"/>
    </style:style>
    <style:style style:name="T32" style:family="text">
      <style:text-properties fo:color="#603000" officeooo:rsid="000687b3"/>
    </style:style>
    <style:style style:name="T33" style:family="text">
      <style:text-properties fo:color="#603000" officeooo:rsid="00082b4c"/>
    </style:style>
    <style:style style:name="T34" style:family="text">
      <style:text-properties fo:color="#603000" officeooo:rsid="00038edf"/>
    </style:style>
    <style:style style:name="T35" style:family="text">
      <style:text-properties fo:color="#008c00"/>
    </style:style>
    <style:style style:name="T36" style:family="text">
      <style:text-properties fo:color="#008c00" officeooo:rsid="00045716"/>
    </style:style>
    <style:style style:name="T37" style:family="text">
      <style:text-properties fo:color="#008c00" officeooo:rsid="00056e50"/>
    </style:style>
    <style:style style:name="T38" style:family="text">
      <style:text-properties fo:color="#008c00" officeooo:rsid="0009162c"/>
    </style:style>
    <style:style style:name="T39" style:family="text">
      <style:text-properties fo:color="#7d0045"/>
    </style:style>
    <style:style style:name="T40" style:family="text">
      <style:text-properties fo:color="#0000e6"/>
    </style:style>
    <style:style style:name="T41" style:family="text">
      <style:text-properties officeooo:rsid="00038edf"/>
    </style:style>
    <style:style style:name="T42" style:family="text">
      <style:text-properties fo:color="#696969"/>
    </style:style>
    <style:style style:name="T43" style:family="text">
      <style:text-properties fo:color="#696969" officeooo:rsid="00056e50"/>
    </style:style>
    <style:style style:name="T44" style:family="text">
      <style:text-properties fo:color="#696969" officeooo:rsid="00082b4c"/>
    </style:style>
    <style:style style:name="T45" style:family="text">
      <style:text-properties fo:color="#696969" officeooo:rsid="0009162c"/>
    </style:style>
    <style:style style:name="T46" style:family="text">
      <style:text-properties fo:color="#696969" officeooo:rsid="0014e04c"/>
    </style:style>
    <style:style style:name="T47" style:family="text">
      <style:text-properties officeooo:rsid="00056e50"/>
    </style:style>
    <style:style style:name="T48" style:family="text">
      <style:text-properties fo:color="#ffffff" fo:background-color="#808000"/>
    </style:style>
    <style:style style:name="T49" style:family="text">
      <style:text-properties fo:color="#ffffff" officeooo:rsid="00082b4c" fo:background-color="#808000"/>
    </style:style>
    <style:style style:name="T50" style:family="text">
      <style:text-properties fo:color="#008000"/>
    </style:style>
    <style:style style:name="T51" style:family="text">
      <style:text-properties officeooo:rsid="000687b3"/>
    </style:style>
    <style:style style:name="T52" style:family="text">
      <style:text-properties officeooo:rsid="00082b4c"/>
    </style:style>
    <style:style style:name="T53" style:family="text">
      <style:text-properties fo:color="#004a43"/>
    </style:style>
    <style:style style:name="T54" style:family="text">
      <style:text-properties fo:color="#004a43" officeooo:rsid="00082b4c"/>
    </style:style>
    <style:style style:name="T55" style:family="text">
      <style:text-properties fo:color="#40015a"/>
    </style:style>
    <style:style style:name="T56" style:family="text">
      <style:text-properties fo:color="#40015a" officeooo:rsid="00082b4c"/>
    </style:style>
    <style:style style:name="T57" style:family="text">
      <style:text-properties fo:color="#666616"/>
    </style:style>
    <style:style style:name="T58" style:family="text">
      <style:text-properties fo:color="#400000"/>
    </style:style>
    <style:style style:name="T59" style:family="text">
      <style:text-properties fo:color="#000000"/>
    </style:style>
    <style:style style:name="T60" style:family="text">
      <style:text-properties fo:color="#000000" officeooo:rsid="00038edf"/>
    </style:style>
    <style:style style:name="T61" style:family="text">
      <style:text-properties officeooo:rsid="0009162c"/>
    </style:style>
    <style:style style:name="T62" style:family="text">
      <style:text-properties officeooo:rsid="000aee5b"/>
    </style:style>
    <style:style style:name="T63" style:family="text">
      <style:text-properties officeooo:rsid="000cddc6"/>
    </style:style>
    <style:style style:name="T64" style:family="text">
      <style:text-properties officeooo:rsid="0012db2b"/>
    </style:style>
    <style:style style:name="T65" style:family="text">
      <style:text-properties officeooo:rsid="0019e829"/>
    </style:style>
    <style:style style:name="Sect1" style:family="section">
      <style:section-properties text:dont-balance-text-columns="false" style:editable="false">
        <style:columns fo:column-count="2">
          <style:column style:rel-width="3830*" fo:start-indent="0in" fo:end-indent="0in"/>
          <style:column style:rel-width="6142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3" style:family="section">
      <style:section-properties text:dont-balance-text-columns="false" fo:margin-left="-0.5937in" fo:margin-right="-0.6043in" style:editable="false">
        <style:columns fo:column-count="2">
          <style:column style:rel-width="5620*" fo:start-indent="0in" fo:end-indent="0in"/>
          <style:column style:rel-width="5552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110" text:outline-level="1">Default cpp</text:h>
        <text:p text:style-name="P39"><text:span text:style-name="T54">#include </text:span><text:span text:style-name="T13">&lt;</text:span><text:span text:style-name="T56">iostream</text:span><text:span text:style-name="T13">&gt;</text:span></text:p>
        <text:p text:style-name="P51"><text:span text:style-name="T53">#include </text:span><text:span text:style-name="T5">&lt;</text:span><text:span text:style-name="T55">climits</text:span><text:span text:style-name="T5">&gt;</text:span></text:p>
        <text:p text:style-name="P51"><text:span text:style-name="T53">#include </text:span><text:span text:style-name="T5">&lt;</text:span><text:span text:style-name="T55">cmath</text:span><text:span text:style-name="T5">&gt;</text:span></text:p>
        <text:p text:style-name="P51"><text:span text:style-name="T53">#include </text:span><text:span text:style-name="T5">&lt;</text:span><text:span text:style-name="T55">cstring</text:span><text:span text:style-name="T5">&gt;</text:span></text:p>
        <text:p text:style-name="P51"><text:span text:style-name="T53">#include </text:span><text:span text:style-name="T5">&lt;</text:span><text:span text:style-name="T55">string</text:span><text:span text:style-name="T5">&gt;</text:span></text:p>
        <text:p text:style-name="P51"><text:span text:style-name="T53">#include </text:span><text:span text:style-name="T5">&lt;</text:span><text:span text:style-name="T55">algorithm</text:span><text:span text:style-name="T5">&gt;</text:span></text:p>
        <text:p text:style-name="P51"><text:span text:style-name="T53">#include </text:span><text:span text:style-name="T5">&lt;</text:span><text:span text:style-name="T55">vector</text:span><text:span text:style-name="T5">&gt;</text:span></text:p>
        <text:p text:style-name="P51"><text:span text:style-name="T53">#include </text:span><text:span text:style-name="T5">&lt;</text:span><text:span text:style-name="T55">stack</text:span><text:span text:style-name="T5">&gt;</text:span></text:p>
        <text:p text:style-name="P51"><text:span text:style-name="T53">#include </text:span><text:span text:style-name="T5">&lt;</text:span><text:span text:style-name="T55">queue</text:span><text:span text:style-name="T5">&gt;</text:span></text:p>
        <text:p text:style-name="P51"><text:span text:style-name="T53">#include </text:span><text:span text:style-name="T5">&lt;</text:span><text:span text:style-name="T55">list</text:span><text:span text:style-name="T5">&gt;</text:span></text:p>
        <text:p text:style-name="P51"><text:span text:style-name="T53">#include </text:span><text:span text:style-name="T5">&lt;</text:span><text:span text:style-name="T55">map</text:span><text:span text:style-name="T5">&gt;</text:span></text:p>
        <text:p text:style-name="P73"/>
        <text:p text:style-name="P51"><text:span text:style-name="T6">using</text:span> <text:span text:style-name="T6">namespace</text:span> <text:span text:style-name="T57">std</text:span><text:span text:style-name="T14">;</text:span></text:p>
        <text:p text:style-name="P73"/>
        <text:p text:style-name="P51"><text:span text:style-name="T6">void</text:span> run<text:span text:style-name="T23">()</text:span> <text:span text:style-name="T14">{</text:span></text:p>
        <text:p text:style-name="P73"/>
        <text:p text:style-name="P58">}</text:p>
        <text:p text:style-name="P73"/>
        <text:p text:style-name="P51"><text:span text:style-name="T6">int</text:span> <text:span text:style-name="T58">main</text:span><text:span text:style-name="T23">()</text:span> <text:span text:style-name="T14">{</text:span></text:p>
        <text:p text:style-name="P51"><text:s text:c="8"/><text:span text:style-name="T6">int</text:span> n<text:span text:style-name="T14">;</text:span></text:p>
        <text:p text:style-name="P51"><text:s text:c="8"/><text:span text:style-name="T30">cin</text:span> <text:span text:style-name="T23">&gt;&gt;</text:span> n<text:span text:style-name="T14">;</text:span></text:p>
        <text:p text:style-name="P51"><text:s text:c="8"/><text:span text:style-name="T6">while</text:span><text:span text:style-name="T23">(</text:span>n<text:span text:style-name="T23">--)</text:span> run<text:span text:style-name="T23">()</text:span><text:span text:style-name="T14">;</text:span></text:p>
        <text:p text:style-name="P51"><text:s text:c="8"/><text:span text:style-name="T6">return</text:span> <text:span text:style-name="T35">0</text:span><text:span text:style-name="T14">;</text:span></text:p>
        <text:p text:style-name="P9">}</text:p>
        <text:h text:style-name="P97" text:outline-level="1">vimrc</text:h>
        <text:p text:style-name="P4">set tabstop=4 </text:p>
        <text:p text:style-name="P4">set shiftwidth=4 </text:p>
        <text:p text:style-name="P4">set softtabstop=4 </text:p>
        <text:p text:style-name="P4">set noexpandtab</text:p>
        <text:p text:style-name="P4">set nu</text:p>
        <text:p text:style-name="P4">set autoindent </text:p>
        <text:p text:style-name="P4">syntax on</text:p>
        <text:p text:style-name="P4">set hlsearch</text:p>
        <text:p text:style-name="P4">set ruler</text:p>
        <text:p text:style-name="P4">set showcmd</text:p>
        <text:p text:style-name="P4">set incsearch</text:p>
        <text:p text:style-name="P4">set mouse=a</text:p>
        <text:p text:style-name="P4"/>
        <text:p text:style-name="P4">map &lt;F7&gt; :w &lt;ENTER&gt; :!g++ -Wall -O2 -g -static -o %:r % &lt;ENTER&gt; </text:p>
        <text:p text:style-name="P4"/>
        <text:p text:style-name="P4">map &lt;F5&gt; &lt;F7&gt; &lt;ENTER&gt; :!./%:r &lt;ENTER&gt; </text:p>
        <text:p text:style-name="P4"/>
        <text:p text:style-name="P4">map &lt;F4&gt; &lt;F7&gt; &lt;ENTER&gt; :!./%:r &lt; ~/samples/%:r.in &gt; %:r.myout &lt;ENTER&gt;</text:p>
        <text:p text:style-name="P3"/>
        <text:p text:style-name="P3"/>
      </text:section>
      <text:p text:style-name="Standard"/>
      <text:h text:style-name="P98" text:outline-level="1"><text:span text:style-name="T62">Covering problem</text:span><text:span text:style-name="T65">s</text:span></text:h>
      <text:p text:style-name="P8">Minimum edge cover &lt;-&gt; Maximum independent set </text:p>
      <text:p text:style-name="P8"/>
      <text:p text:style-name="P5"><text:span text:style-name="T62">Min</text:span><text:span text:style-name="T63">imum</text:span><text:span text:style-name="T62"> Vert Cover</text:span></text:p>
      <text:p text:style-name="P8">A set vertices (cover) such that each edge in the graph is incident to at least one vertex of the set. </text:p>
      <text:p text:style-name="P7">Matching</text:p>
      <text:p text:style-name="P8">A set of edges without common vertices (Maximum is the largest such set, maximal is a set which you cannot add more edges to without breaking the property) </text:p>
      <text:p text:style-name="P7">Minimum Edge Cover</text:p>
      <text:p text:style-name="P8">A set of edges (cover) such that every vertex is incident to at least one edge of the set. </text:p>
      <text:p text:style-name="P7">Maximum Independent Set</text:p>
      <text:p text:style-name="P8">A set of vertices in a graph such that no two of them are adjacent. </text:p>
      <text:p text:style-name="P6">König's theorem</text:p>
      <text:p text:style-name="P8">In any bipartite graph, the number of edges in a maximum matching equals the number of vertices in a minimum vertex cover</text:p>
      <text:h text:style-name="P100" text:outline-level="1"/>
      <text:h text:style-name="P112" text:outline-level="1">Augmenting Path (Bipartite Matching)</text:h>
      <text:p text:style-name="P41"><text:span text:style-name="T12">bool</text:span><text:span text:style-name="T61"> visited</text:span><text:span text:style-name="T29">[</text:span><text:span text:style-name="T38">512</text:span><text:span text:style-name="T29">]</text:span><text:span text:style-name="T19">;</text:span><text:span text:style-name="T61"> <text:s text:c="3"/></text:span><text:span text:style-name="T45">//visited[rightnode]</text:span></text:p>
      <text:p text:style-name="P41"><text:span text:style-name="T6">int</text:span> parent<text:span text:style-name="T23">[</text:span><text:span text:style-name="T35">512</text:span><text:span text:style-name="T23">]</text:span><text:span text:style-name="T14">;</text:span> <text:s text:c="5"/><text:span text:style-name="T42">//parent[rightnode] = leftnode</text:span></text:p>
      <text:p text:style-name="P41"><text:span text:style-name="T30">vector</text:span><text:span text:style-name="T14">&lt;</text:span><text:span text:style-name="T6">int</text:span><text:span text:style-name="T14">&gt;</text:span> adj<text:span text:style-name="T23">[</text:span><text:span text:style-name="T35">512</text:span><text:span text:style-name="T23">]</text:span><text:span text:style-name="T14">;</text:span> <text:span text:style-name="T42">//adj[leftnode][i] = rightnode</text:span></text:p>
      <text:p text:style-name="P40"/>
      <text:p text:style-name="P41"><text:span text:style-name="T6">bool</text:span> match<text:span text:style-name="T23">(</text:span><text:span text:style-name="T6">int</text:span> node<text:span text:style-name="T23">)</text:span></text:p>
      <text:p text:style-name="P52">{</text:p>
      <text:p text:style-name="P41"><text:s text:c="4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adj<text:span text:style-name="T23">[</text:span>node<text:span text:style-name="T23">].</text:span>size<text:span text:style-name="T23">()</text:span><text:span text:style-name="T14">;</text:span> <text:span text:style-name="T23">++</text:span>i<text:span text:style-name="T23">)</text:span></text:p>
      <text:p text:style-name="P41"><text:s text:c="4"/><text:span text:style-name="T14">{</text:span></text:p>
      <text:p text:style-name="P41"><text:s text:c="8"/><text:span text:style-name="T6">if</text:span><text:span text:style-name="T23">(</text:span> visited<text:span text:style-name="T23">[</text:span>adj<text:span text:style-name="T23">[</text:span>node<text:span text:style-name="T23">][</text:span>i<text:span text:style-name="T23">]]</text:span> <text:span text:style-name="T23">)</text:span> <text:span text:style-name="T6">continue</text:span><text:span text:style-name="T14">;</text:span></text:p>
      <text:p text:style-name="P41"><text:s text:c="8"/>visited<text:span text:style-name="T23">[</text:span>adj<text:span text:style-name="T23">[</text:span>node<text:span text:style-name="T23">][</text:span>i<text:span text:style-name="T23">]]</text:span> <text:span text:style-name="T23">=</text:span> <text:span text:style-name="T6">true</text:span><text:span text:style-name="T14">;</text:span></text:p>
      <text:p text:style-name="P42"><text:s text:c="8"/><text:span text:style-name="T6">if</text:span><text:span text:style-name="T23">(</text:span>parent<text:span text:style-name="T23">[</text:span>adj<text:span text:style-name="T23">[</text:span>node<text:span text:style-name="T23">][</text:span>i<text:span text:style-name="T23">]]</text:span> <text:span text:style-name="T23">==</text:span> <text:span text:style-name="T23">-</text:span><text:span text:style-name="T35">1</text:span> <text:span text:style-name="T23">||</text:span></text:p>
      <text:p text:style-name="P42"><text:span text:style-name="T23"><text:s text:c="12"/></text:span>match<text:span text:style-name="T23">(</text:span>parent<text:span text:style-name="T23">[</text:span>adj<text:span text:style-name="T23">[</text:span>node<text:span text:style-name="T23">][</text:span>i<text:span text:style-name="T23">]]))</text:span></text:p>
      <text:p text:style-name="P41"><text:s text:c="8"/><text:span text:style-name="T14">{</text:span></text:p>
      <text:p text:style-name="P41"><text:s text:c="12"/>parent<text:span text:style-name="T23">[</text:span>adj<text:span text:style-name="T23">[</text:span>node<text:span text:style-name="T23">][</text:span>i<text:span text:style-name="T23">]]</text:span> <text:span text:style-name="T23">=</text:span> node<text:span text:style-name="T14">;</text:span></text:p>
      <text:p text:style-name="P41"><text:s text:c="12"/><text:span text:style-name="T6">return</text:span> <text:span text:style-name="T6">true</text:span><text:span text:style-name="T14">;</text:span></text:p>
      <text:p text:style-name="P41"><text:s text:c="8"/><text:span text:style-name="T14">}</text:span></text:p>
      <text:p text:style-name="P41"><text:s text:c="4"/><text:span text:style-name="T14">}</text:span></text:p>
      <text:p text:style-name="P41"><text:s text:c="4"/><text:span text:style-name="T6">return</text:span> <text:span text:style-name="T6">false</text:span><text:span text:style-name="T14">;</text:span></text:p>
      <text:p text:style-name="P52">}</text:p>
      <text:p text:style-name="P40"/>
      <text:p text:style-name="P41"><text:span text:style-name="T6">int</text:span> matches <text:span text:style-name="T23">=</text:span> <text:span text:style-name="T35">0</text:span><text:span text:style-name="T14">;</text:span></text:p>
      <text:p text:style-name="P41"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leftNodes<text:span text:style-name="T14">;</text:span> <text:span text:style-name="T23">++</text:span>i<text:span text:style-name="T23">)</text:span></text:p>
      <text:p text:style-name="P52">{</text:p>
      <text:p text:style-name="P41"><text:s text:c="4"/><text:span text:style-name="T30">memset</text:span><text:span text:style-name="T23">(</text:span>visited<text:span text:style-name="T23">,</text:span> <text:span text:style-name="T6">false</text:span><text:span text:style-name="T23">,</text:span> <text:span text:style-name="T6">sizeof</text:span><text:span text:style-name="T23">(</text:span>visited<text:span text:style-name="T23">))</text:span><text:span text:style-name="T14">;</text:span></text:p>
      <text:p text:style-name="P41"><text:s text:c="4"/><text:span text:style-name="T6">if</text:span><text:span text:style-name="T23">(</text:span>match<text:span text:style-name="T23">(</text:span>i<text:span text:style-name="T23">))</text:span> <text:span text:style-name="T23">++</text:span>matches<text:span text:style-name="T14">;</text:span></text:p>
      <text:p text:style-name="P11">}</text:p>
      <text:section text:style-name="Sect2" text:name="Section2">
        <text:h text:style-name="Heading_20_3" text:outline-level="3">Binary Search</text:h>
        <text:p text:style-name="P42"><text:span text:style-name="T6">int</text:span><text:span text:style-name="T14"> </text:span><text:span text:style-name="T30">min</text:span><text:span text:style-name="T14"> </text:span><text:span text:style-name="T23">=</text:span><text:span text:style-name="T14"> </text:span><text:span text:style-name="T35">0</text:span><text:span text:style-name="T14">;</text:span></text:p>
        <text:p text:style-name="P42"><text:span text:style-name="T6">int</text:span> <text:span text:style-name="T30">max</text:span> <text:span text:style-name="T23">=</text:span> <text:span text:style-name="T35">100</text:span><text:span text:style-name="T14">;</text:span> <text:span text:style-name="T42">// not included</text:span></text:p>
        <text:p text:style-name="P42"><text:span text:style-name="T6">while</text:span><text:span text:style-name="T23">(</text:span><text:span text:style-name="T30">max</text:span> <text:span text:style-name="T23">-</text:span> <text:span text:style-name="T30">min</text:span> <text:span text:style-name="T23">&gt;</text:span> <text:span text:style-name="T35">1</text:span><text:span text:style-name="T23">)</text:span> <text:span text:style-name="T14">{</text:span></text:p>
        <text:p text:style-name="P42"><text:s text:c="4"/><text:span text:style-name="T6">int</text:span> c <text:span text:style-name="T23">=</text:span> <text:span text:style-name="T23">(</text:span><text:span text:style-name="T30">min</text:span> <text:span text:style-name="T23">+</text:span> <text:span text:style-name="T30">max</text:span><text:span text:style-name="T23">)</text:span> <text:span text:style-name="T23">/</text:span> <text:span text:style-name="T35">2</text:span><text:span text:style-name="T14">;</text:span></text:p>
        <text:p text:style-name="P42"><text:s text:c="4"/><text:span text:style-name="T6">if</text:span><text:span text:style-name="T23">(</text:span>succes<text:span text:style-name="T23">(</text:span>c<text:span text:style-name="T23">))</text:span> <text:span text:style-name="T14">{</text:span></text:p>
        <text:p text:style-name="P42"><text:s text:c="8"/><text:span text:style-name="T30">min</text:span> <text:span text:style-name="T23">=</text:span> c<text:span text:style-name="T14">;</text:span></text:p>
        <text:p text:style-name="P42"><text:s text:c="4"/><text:span text:style-name="T14">}</text:span> <text:span text:style-name="T6">else</text:span> <text:span text:style-name="T14">{</text:span></text:p>
        <text:p text:style-name="P42"><text:s text:c="8"/><text:span text:style-name="T30">max</text:span> <text:span text:style-name="T23">=</text:span> c<text:span text:style-name="T14">;</text:span></text:p>
        <text:p text:style-name="P42"><text:s text:c="4"/><text:span text:style-name="T14">}</text:span></text:p>
        <text:p text:style-name="P53">}</text:p>
        <text:p text:style-name="P20"><text:span text:style-name="T34">cout</text:span><text:span text:style-name="T60"> </text:span><text:span text:style-name="T24">&lt;&lt;</text:span><text:span text:style-name="T60"> </text:span><text:span text:style-name="T34">min</text:span><text:span text:style-name="T60"> </text:span><text:span text:style-name="T24">&lt;&lt;</text:span><text:span text:style-name="T60"> endl</text:span><text:span text:style-name="T20">;</text:span></text:p>
        <text:h text:style-name="P101" text:outline-level="1">Greatest Common Divisor</text:h>
        <text:p text:style-name="P30"><text:span text:style-name="T7">int</text:span><text:span text:style-name="T41"> gcd</text:span><text:span text:style-name="T24">(</text:span><text:span text:style-name="T7">int</text:span><text:span text:style-name="T41"> a</text:span><text:span text:style-name="T24">,</text:span><text:span text:style-name="T41"> </text:span><text:span text:style-name="T7">int</text:span><text:span text:style-name="T41"> b</text:span><text:span text:style-name="T24">)</text:span></text:p>
        <text:p text:style-name="P53">{</text:p>
        <text:p text:style-name="P42"><text:s text:c="8"/><text:span text:style-name="T6">if</text:span><text:span text:style-name="T23">(</text:span> b <text:span text:style-name="T23">==</text:span> <text:span text:style-name="T35">0</text:span> <text:span text:style-name="T23">)</text:span> <text:span text:style-name="T6">return</text:span> a<text:span text:style-name="T14">;</text:span></text:p>
        <text:p text:style-name="P42"><text:s text:c="4"/><text:span text:style-name="T6">if</text:span><text:span text:style-name="T23">(</text:span> a <text:span text:style-name="T23">&lt;</text:span> <text:span text:style-name="T35">0</text:span> <text:span text:style-name="T23">)</text:span> a <text:span text:style-name="T23">=</text:span> <text:span text:style-name="T23">-</text:span>a<text:span text:style-name="T14">;</text:span></text:p>
        <text:p text:style-name="P42"><text:s text:c="4"/><text:span text:style-name="T6">if</text:span><text:span text:style-name="T23">(</text:span> b <text:span text:style-name="T23">&lt;</text:span> <text:span text:style-name="T35">0</text:span> <text:span text:style-name="T23">)</text:span> b <text:span text:style-name="T23">=</text:span> <text:span text:style-name="T23">-</text:span>b<text:span text:style-name="T14">;</text:span></text:p>
        <text:p text:style-name="P42"><text:s text:c="8"/><text:span text:style-name="T6">int</text:span> r<text:span text:style-name="T14">;</text:span></text:p>
        <text:p text:style-name="P42"><text:s text:c="8"/><text:span text:style-name="T6">while</text:span><text:span text:style-name="T23">(</text:span>b<text:span text:style-name="T23">)</text:span></text:p>
        <text:p text:style-name="P42"><text:s text:c="8"/><text:span text:style-name="T14">{</text:span></text:p>
        <text:p text:style-name="P42"><text:s text:c="16"/><text:span text:style-name="T6">int</text:span> r <text:span text:style-name="T23">=</text:span> a <text:span text:style-name="T23">%</text:span> b<text:span text:style-name="T14">;</text:span></text:p>
        <text:p text:style-name="P42"><text:s text:c="16"/>a <text:span text:style-name="T23">=</text:span> b<text:span text:style-name="T14">;</text:span></text:p>
        <text:p text:style-name="P42"><text:s text:c="16"/>b <text:span text:style-name="T23">=</text:span> r<text:span text:style-name="T14">;</text:span></text:p>
        <text:p text:style-name="P42"><text:s text:c="8"/><text:span text:style-name="T14">}</text:span></text:p>
        <text:p text:style-name="P42"><text:s text:c="8"/><text:span text:style-name="T6">return</text:span> a<text:span text:style-name="T14">;</text:span></text:p>
        <text:p text:style-name="P11">}</text:p>
      </text:section>
      <text:h text:style-name="P99" text:outline-level="1"/>
      <text:h text:style-name="P111" text:outline-level="1">Trie</text:h>
      <text:p text:style-name="P30"><text:span text:style-name="T6">struct</text:span> trie <text:span text:style-name="T14">{</text:span></text:p>
      <text:p text:style-name="P42"><text:s text:c="4"/>trie<text:span text:style-name="T23">**</text:span> child<text:span text:style-name="T14">;</text:span></text:p>
      <text:p text:style-name="P42"><text:s text:c="4"/><text:span text:style-name="T6">bool</text:span> word<text:span text:style-name="T14">;</text:span></text:p>
      <text:p text:style-name="P42"><text:s text:c="3"/></text:p>
      <text:p text:style-name="P42"><text:s text:c="4"/><text:span text:style-name="T30">string</text:span><text:span text:style-name="T23">*</text:span> str<text:span text:style-name="T14">;</text:span></text:p>
      <text:p text:style-name="P62"/>
      <text:p text:style-name="P42"><text:s text:c="4"/>trie<text:span text:style-name="T23">(</text:span><text:span text:style-name="T30">string</text:span><text:span text:style-name="T23">*</text:span> str<text:span text:style-name="T23">)</text:span> <text:span text:style-name="T14">{</text:span></text:p>
      <text:p text:style-name="P42"><text:s text:c="8"/>child<text:span text:style-name="T23">=</text:span><text:span text:style-name="T6">new</text:span> trie<text:span text:style-name="T23">*[</text:span><text:span text:style-name="T35">26</text:span><text:span text:style-name="T23">]</text:span><text:span text:style-name="T14">;</text:span></text:p>
      <text:p text:style-name="P42"><text:s text:c="8"/><text:span text:style-name="T6">for</text:span><text:span text:style-name="T23">(</text:span><text:span text:style-name="T6">int</text:span> i<text:span text:style-name="T23">=</text:span><text:span text:style-name="T35">0</text:span><text:span text:style-name="T14">;</text:span> i<text:span text:style-name="T23">&lt;</text:span><text:span text:style-name="T35">26</text:span><text:span text:style-name="T14">;</text:span> i<text:span text:style-name="T23">++)</text:span></text:p>
      <text:p text:style-name="P42"><text:s text:c="12"/>child<text:span text:style-name="T23">[</text:span>i<text:span text:style-name="T23">]=</text:span><text:span text:style-name="T39">NULL</text:span><text:span text:style-name="T14">;</text:span></text:p>
      <text:p text:style-name="P42"><text:s text:c="8"/>word<text:span text:style-name="T23">=</text:span><text:span text:style-name="T6">false</text:span><text:span text:style-name="T14">;</text:span></text:p>
      <text:p text:style-name="P42"><text:s text:c="8"/><text:span text:style-name="T6">this</text:span><text:span text:style-name="T23">-&gt;</text:span>str<text:span text:style-name="T23">=</text:span>str<text:span text:style-name="T14">;</text:span></text:p>
      <text:p text:style-name="P42"><text:s text:c="4"/><text:span text:style-name="T14">}</text:span></text:p>
      <text:p text:style-name="P62"/>
      <text:p text:style-name="P42"><text:s text:c="4"/><text:span text:style-name="T6">void</text:span> add<text:span text:style-name="T23">(</text:span><text:span text:style-name="T30">string</text:span><text:span text:style-name="T23">&amp;</text:span> str<text:span text:style-name="T23">,</text:span> <text:span text:style-name="T6">int</text:span> pos<text:span text:style-name="T23">=</text:span><text:span text:style-name="T35">0</text:span><text:span text:style-name="T23">)</text:span> <text:span text:style-name="T14">{</text:span></text:p>
      <text:p text:style-name="P42"><text:s text:c="8"/><text:span text:style-name="T6">if</text:span><text:span text:style-name="T23">(</text:span>pos <text:span text:style-name="T23">==</text:span> str<text:span text:style-name="T23">.</text:span>length<text:span text:style-name="T23">())</text:span> <text:span text:style-name="T14">{</text:span></text:p>
      <text:p text:style-name="P42"><text:s text:c="12"/>word<text:span text:style-name="T23">=</text:span><text:span text:style-name="T6">true</text:span><text:span text:style-name="T14">;</text:span></text:p>
      <text:p text:style-name="P42"><text:s text:c="12"/><text:span text:style-name="T6">return</text:span><text:span text:style-name="T14">;</text:span></text:p>
      <text:p text:style-name="P42"><text:s text:c="8"/><text:span text:style-name="T14">}</text:span></text:p>
      <text:p text:style-name="P42"><text:s text:c="8"/><text:span text:style-name="T6">int</text:span> index<text:span text:style-name="T23">=</text:span>str<text:span text:style-name="T23">[</text:span>pos<text:span text:style-name="T23">]-</text:span><text:span text:style-name="T40">'a'</text:span><text:span text:style-name="T14">;</text:span></text:p>
      <text:p text:style-name="P62"/>
      <text:p text:style-name="P42"><text:s text:c="8"/><text:span text:style-name="T30">string</text:span> <text:span text:style-name="T23">*</text:span>tmp<text:span text:style-name="T14">;</text:span></text:p>
      <text:p text:style-name="P42"><text:s text:c="8"/><text:span text:style-name="T6">if</text:span><text:span text:style-name="T23">(</text:span><text:span text:style-name="T6">this</text:span><text:span text:style-name="T23">-&gt;</text:span>str <text:span text:style-name="T23">==</text:span> <text:span text:style-name="T39">NULL</text:span><text:span text:style-name="T23">)</text:span> tmp<text:span text:style-name="T23">=</text:span><text:span text:style-name="T6">new</text:span> <text:span text:style-name="T30">string</text:span><text:span text:style-name="T23">()</text:span><text:span text:style-name="T14">;</text:span></text:p>
      <text:p text:style-name="P42"><text:s text:c="8"/><text:span text:style-name="T6">else</text:span> tmp<text:span text:style-name="T23">=</text:span><text:span text:style-name="T6">new</text:span> <text:span text:style-name="T30">string</text:span><text:span text:style-name="T23">(*</text:span><text:span text:style-name="T6">this</text:span><text:span text:style-name="T23">-&gt;</text:span>str<text:span text:style-name="T23">)</text:span><text:span text:style-name="T14">;</text:span></text:p>
      <text:p text:style-name="P42"><text:s text:c="8"/><text:span text:style-name="T23">(*</text:span>tmp<text:span text:style-name="T23">)+=</text:span>str<text:span text:style-name="T23">[</text:span>pos<text:span text:style-name="T23">]</text:span><text:span text:style-name="T14">;</text:span></text:p>
      <text:p text:style-name="P62"/>
      <text:p text:style-name="P42"><text:s text:c="8"/><text:span text:style-name="T6">if</text:span><text:span text:style-name="T23">(</text:span>child<text:span text:style-name="T23">[</text:span>index<text:span text:style-name="T23">]</text:span> <text:span text:style-name="T23">==</text:span> <text:span text:style-name="T39">NULL</text:span><text:span text:style-name="T23">)</text:span></text:p>
      <text:p text:style-name="P42"><text:s text:c="12"/>child<text:span text:style-name="T23">[</text:span>index<text:span text:style-name="T23">]=</text:span><text:span text:style-name="T6">new</text:span> trie<text:span text:style-name="T23">(</text:span>tmp<text:span text:style-name="T23">)</text:span><text:span text:style-name="T14">;</text:span></text:p>
      <text:p text:style-name="P42"><text:s text:c="8"/>child<text:span text:style-name="T23">[</text:span>index<text:span text:style-name="T23">]-&gt;</text:span>add<text:span text:style-name="T23">(</text:span>str<text:span text:style-name="T23">,</text:span>pos<text:span text:style-name="T23">+</text:span><text:span text:style-name="T35">1</text:span><text:span text:style-name="T23">)</text:span><text:span text:style-name="T14">;</text:span></text:p>
      <text:p text:style-name="P42"><text:s text:c="4"/><text:span text:style-name="T14">}</text:span></text:p>
      <text:p text:style-name="P62"/>
      <text:p text:style-name="P42"><text:s text:c="4"/><text:span text:style-name="T6">bool</text:span> isWord<text:span text:style-name="T23">(</text:span><text:span text:style-name="T30">string</text:span><text:span text:style-name="T23">&amp;</text:span> str<text:span text:style-name="T23">,</text:span> <text:span text:style-name="T6">int</text:span> pos<text:span text:style-name="T23">=</text:span><text:span text:style-name="T35">0</text:span><text:span text:style-name="T23">)</text:span> <text:span text:style-name="T14">{</text:span></text:p>
      <text:p text:style-name="P42"><text:s text:c="8"/><text:span text:style-name="T6">if</text:span><text:span text:style-name="T23">(</text:span>pos <text:span text:style-name="T23">==</text:span> str<text:span text:style-name="T23">.</text:span>length<text:span text:style-name="T23">())</text:span></text:p>
      <text:p text:style-name="P42"><text:s text:c="12"/><text:span text:style-name="T6">return</text:span> word<text:span text:style-name="T14">;</text:span></text:p>
      <text:p text:style-name="P42"><text:s text:c="8"/><text:span text:style-name="T6">int</text:span> index<text:span text:style-name="T23">=</text:span>str<text:span text:style-name="T23">[</text:span>pos<text:span text:style-name="T23">]-</text:span><text:span text:style-name="T40">'a'</text:span><text:span text:style-name="T14">;</text:span></text:p>
      <text:p text:style-name="P42"><text:s text:c="8"/><text:span text:style-name="T6">if</text:span><text:span text:style-name="T23">(</text:span>child<text:span text:style-name="T23">[</text:span>index<text:span text:style-name="T23">]</text:span> <text:span text:style-name="T23">==</text:span> <text:span text:style-name="T39">NULL</text:span><text:span text:style-name="T23">)</text:span> <text:span text:style-name="T6">return</text:span> <text:span text:style-name="T6">false</text:span><text:span text:style-name="T14">;</text:span></text:p>
      <text:p text:style-name="P42"><text:s text:c="8"/><text:span text:style-name="T6">return</text:span> child<text:span text:style-name="T23">[</text:span>index<text:span text:style-name="T23">]-&gt;</text:span>isWord<text:span text:style-name="T23">(</text:span>str<text:span text:style-name="T23">,</text:span>pos<text:span text:style-name="T23">+</text:span><text:span text:style-name="T35">1</text:span><text:span text:style-name="T23">)</text:span><text:span text:style-name="T14">;</text:span></text:p>
      <text:p text:style-name="P42"><text:s text:c="4"/><text:span text:style-name="T14">}</text:span></text:p>
      <text:p text:style-name="P11">}</text:p>
      <text:h text:style-name="P103" text:outline-level="1">Floyd-Warshall</text:h>
      <text:p text:style-name="P31"><text:span text:style-name="T9">int</text:span><text:span text:style-name="T47"> n </text:span><text:span text:style-name="T26">=</text:span><text:span text:style-name="T47"> </text:span><text:span text:style-name="T37">100</text:span><text:span text:style-name="T16">;</text:span><text:span text:style-name="T47"> </text:span><text:span text:style-name="T43">//aantal edges</text:span></text:p>
      <text:p text:style-name="P47"><text:span text:style-name="T6">int</text:span> d<text:span text:style-name="T23">[</text:span>n<text:span text:style-name="T23">][</text:span>n<text:span text:style-name="T23">]</text:span><text:span text:style-name="T14">;</text:span></text:p>
      <text:p text:style-name="P63"/>
      <text:p text:style-name="P70">//initialize heel d op INT_MAX / 3</text:p>
      <text:p text:style-name="P70">//initialize d[a][b] als er een edge is tussen a,b op de edge-waarde</text:p>
      <text:p text:style-name="P47"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n<text:span text:style-name="T14">;</text:span> <text:span text:style-name="T23">++</text:span>i<text:span text:style-name="T23">)</text:span></text:p>
      <text:p text:style-name="P47"><text:s text:c="4"/><text:span text:style-name="T6">for</text:span><text:span text:style-name="T23">(</text:span><text:span text:style-name="T6">int</text:span> j <text:span text:style-name="T23">=</text:span> <text:span text:style-name="T35">0</text:span><text:span text:style-name="T14">;</text:span> j <text:span text:style-name="T23">&lt;</text:span> n<text:span text:style-name="T14">;</text:span> <text:span text:style-name="T23">++</text:span>j<text:span text:style-name="T23">)</text:span></text:p>
      <text:p text:style-name="P47"><text:s text:c="8"/><text:span text:style-name="T6">for</text:span><text:span text:style-name="T23">(</text:span><text:span text:style-name="T6">int</text:span> k <text:span text:style-name="T23">=</text:span> <text:span text:style-name="T35">0</text:span><text:span text:style-name="T14">;</text:span> k <text:span text:style-name="T23">&lt;</text:span> n<text:span text:style-name="T14">;</text:span> <text:span text:style-name="T23">++</text:span>k<text:span text:style-name="T23">)</text:span></text:p>
      <text:p text:style-name="P21"><text:s text:c="12"/>d<text:span text:style-name="T23">[</text:span>j<text:span text:style-name="T23">][</text:span>k<text:span text:style-name="T23">]</text:span> <text:span text:style-name="T23">=</text:span> <text:span text:style-name="T30">min</text:span><text:span text:style-name="T23">(</text:span> d<text:span text:style-name="T23">[</text:span>j<text:span text:style-name="T23">][</text:span>k<text:span text:style-name="T23">]</text:span> <text:span text:style-name="T23">,</text:span> d<text:span text:style-name="T23">[</text:span>j<text:span text:style-name="T23">][</text:span>i<text:span text:style-name="T23">]</text:span> <text:span text:style-name="T23">+</text:span> d<text:span text:style-name="T23">[</text:span>i<text:span text:style-name="T23">][</text:span>k<text:span text:style-name="T23">]</text:span> <text:span text:style-name="T23">)</text:span><text:span text:style-name="T14">;</text:span></text:p>
      <text:h text:style-name="P102" text:outline-level="1"/>
      <text:h text:style-name="P113" text:outline-level="1">Strongly Connected Components</text:h>
      <text:p text:style-name="P24">//Graph</text:p>
      <text:p text:style-name="P59"><text:span text:style-name="T30">vector</text:span><text:span text:style-name="T14">&lt;</text:span><text:span text:style-name="T59"> </text:span><text:span text:style-name="T30">vector</text:span><text:span text:style-name="T14">&lt;</text:span><text:span text:style-name="T6">int</text:span><text:span text:style-name="T14">&gt;</text:span><text:span text:style-name="T59"> </text:span><text:span text:style-name="T14">&gt;</text:span><text:span text:style-name="T59"> adj</text:span><text:span text:style-name="T14">;</text:span></text:p>
      <text:p text:style-name="P68">//Algorithm internals</text:p>
      <text:p text:style-name="P43"><text:span text:style-name="T30">vector</text:span><text:span text:style-name="T14">&lt;</text:span><text:span text:style-name="T6">int</text:span><text:span text:style-name="T14">&gt;</text:span> index<text:span text:style-name="T14">;</text:span></text:p>
      <text:p text:style-name="P43"><text:span text:style-name="T30">vector</text:span><text:span text:style-name="T14">&lt;</text:span><text:span text:style-name="T6">int</text:span><text:span text:style-name="T14">&gt;</text:span> lowlink<text:span text:style-name="T14">;</text:span> <text:span text:style-name="T42">//lowest index reachable</text:span></text:p>
      <text:p text:style-name="P43"><text:span text:style-name="T30">vector</text:span><text:span text:style-name="T14">&lt;</text:span><text:span text:style-name="T6">bool</text:span><text:span text:style-name="T14">&gt;</text:span> inStack<text:span text:style-name="T14">;</text:span> <text:span text:style-name="T42">//true iff in tarjanStack</text:span></text:p>
      <text:p text:style-name="P43"><text:span text:style-name="T30">stack</text:span><text:span text:style-name="T14">&lt;</text:span><text:span text:style-name="T6">int</text:span><text:span text:style-name="T14">&gt;</text:span> tarjanStack<text:span text:style-name="T14">;</text:span></text:p>
      <text:p text:style-name="P43"><text:span text:style-name="T6">int</text:span> newId<text:span text:style-name="T14">;</text:span></text:p>
      <text:p text:style-name="P68">//Output</text:p>
      <text:p text:style-name="P43"><text:span text:style-name="T30">vector</text:span><text:span text:style-name="T14">&lt;</text:span> <text:span text:style-name="T30">vector</text:span><text:span text:style-name="T14">&lt;</text:span><text:span text:style-name="T6">int</text:span><text:span text:style-name="T14">&gt;</text:span> <text:span text:style-name="T14">&gt;</text:span> strongComponents<text:span text:style-name="T14">;</text:span> <text:span text:style-name="T42">//collection of vertex sets</text:span></text:p>
      <text:p text:style-name="P59"/>
      <text:p text:style-name="P43"><text:span text:style-name="T6">void</text:span> tarjan<text:span text:style-name="T23">(</text:span><text:span text:style-name="T6">int</text:span> v<text:span text:style-name="T23">)</text:span></text:p>
      <text:p text:style-name="P54">{</text:p>
      <text:p text:style-name="P43"><text:s text:c="4"/>index<text:span text:style-name="T23">[</text:span>v<text:span text:style-name="T23">]</text:span> <text:span text:style-name="T23">=</text:span> newId<text:span text:style-name="T14">;</text:span></text:p>
      <text:p text:style-name="P43"><text:s text:c="4"/>lowlink<text:span text:style-name="T23">[</text:span>v<text:span text:style-name="T23">]</text:span> <text:span text:style-name="T23">=</text:span> newId<text:span text:style-name="T14">;</text:span></text:p>
      <text:p text:style-name="P43"><text:s text:c="4"/><text:span text:style-name="T23">++</text:span>newId<text:span text:style-name="T14">;</text:span></text:p>
      <text:p text:style-name="P43"><text:s text:c="4"/>tarjanStack<text:span text:style-name="T23">.</text:span>push<text:span text:style-name="T23">(</text:span>v<text:span text:style-name="T23">)</text:span><text:span text:style-name="T14">;</text:span></text:p>
      <text:p text:style-name="P43"><text:s text:c="4"/>inStack<text:span text:style-name="T23">[</text:span>v<text:span text:style-name="T23">]</text:span> <text:span text:style-name="T23">=</text:span> <text:span text:style-name="T6">true</text:span><text:span text:style-name="T14">;</text:span></text:p>
      <text:p text:style-name="P59"/>
      <text:p text:style-name="P43"><text:s text:c="4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adj<text:span text:style-name="T23">[</text:span>v<text:span text:style-name="T23">].</text:span>size<text:span text:style-name="T23">()</text:span><text:span text:style-name="T14">;</text:span> <text:span text:style-name="T23">++</text:span>i<text:span text:style-name="T23">)</text:span></text:p>
      <text:p text:style-name="P43"><text:s text:c="4"/><text:span text:style-name="T14">{</text:span></text:p>
      <text:p text:style-name="P43"><text:s text:c="8"/><text:span text:style-name="T6">int</text:span> w <text:span text:style-name="T23">=</text:span> adj<text:span text:style-name="T23">[</text:span>v<text:span text:style-name="T23">][</text:span>i<text:span text:style-name="T23">]</text:span><text:span text:style-name="T14">;</text:span></text:p>
      <text:p text:style-name="P43"><text:s text:c="8"/><text:span text:style-name="T6">if</text:span><text:span text:style-name="T23">(</text:span> index<text:span text:style-name="T23">[</text:span>w<text:span text:style-name="T23">]</text:span> <text:span text:style-name="T23">==</text:span> <text:span text:style-name="T35">0</text:span> <text:span text:style-name="T23">)</text:span></text:p>
      <text:p text:style-name="P43"><text:s text:c="8"/><text:span text:style-name="T14">{</text:span></text:p>
      <text:p text:style-name="P43"><text:s text:c="12"/>tarjan<text:span text:style-name="T23">(</text:span>w<text:span text:style-name="T23">)</text:span><text:span text:style-name="T14">;</text:span></text:p>
      <text:p text:style-name="P43"><text:s text:c="12"/><text:span text:style-name="T6">if</text:span><text:span text:style-name="T23">(</text:span> lowlink<text:span text:style-name="T23">[</text:span>w<text:span text:style-name="T23">]</text:span> <text:span text:style-name="T23">&lt;</text:span> lowlink<text:span text:style-name="T23">[</text:span>v<text:span text:style-name="T23">]</text:span> <text:span text:style-name="T23">)</text:span> lowlink<text:span text:style-name="T23">[</text:span>v<text:span text:style-name="T23">]</text:span> <text:span text:style-name="T23">=</text:span> lowlink<text:span text:style-name="T23">[</text:span>w<text:span text:style-name="T23">]</text:span><text:span text:style-name="T14">;</text:span></text:p>
      <text:p text:style-name="P43"><text:s text:c="8"/><text:span text:style-name="T14">}</text:span></text:p>
      <text:p text:style-name="P43"><text:s text:c="8"/><text:span text:style-name="T6">else</text:span> <text:span text:style-name="T6">if</text:span><text:span text:style-name="T23">(</text:span> inStack<text:span text:style-name="T23">[</text:span>w<text:span text:style-name="T23">]</text:span> <text:span text:style-name="T23">)</text:span></text:p>
      <text:p text:style-name="P43"><text:s text:c="8"/><text:span text:style-name="T14">{</text:span></text:p>
      <text:p text:style-name="P43"><text:s text:c="12"/><text:span text:style-name="T6">if</text:span><text:span text:style-name="T23">(</text:span> index<text:span text:style-name="T23">[</text:span>w<text:span text:style-name="T23">]</text:span> <text:span text:style-name="T23">&lt;</text:span> lowlink<text:span text:style-name="T23">[</text:span>v<text:span text:style-name="T23">]</text:span> <text:span text:style-name="T23">)</text:span> lowlink<text:span text:style-name="T23">[</text:span>v<text:span text:style-name="T23">]</text:span> <text:span text:style-name="T23">=</text:span> index<text:span text:style-name="T23">[</text:span>w<text:span text:style-name="T23">]</text:span><text:span text:style-name="T14">;</text:span></text:p>
      <text:p text:style-name="P43"><text:s text:c="8"/><text:span text:style-name="T14">}</text:span></text:p>
      <text:p text:style-name="P43"><text:s text:c="4"/><text:span text:style-name="T14">}</text:span></text:p>
      <text:p text:style-name="P59"/>
      <text:p text:style-name="P43"><text:s text:c="4"/><text:span text:style-name="T6">if</text:span><text:span text:style-name="T23">(</text:span> lowlink<text:span text:style-name="T23">[</text:span>v<text:span text:style-name="T23">]</text:span> <text:span text:style-name="T23">==</text:span> index<text:span text:style-name="T23">[</text:span>v<text:span text:style-name="T23">]</text:span> <text:span text:style-name="T23">)</text:span></text:p>
      <text:p text:style-name="P43"><text:s text:c="4"/><text:span text:style-name="T14">{</text:span></text:p>
      <text:p text:style-name="P43"><text:s text:c="8"/>strongComponents<text:span text:style-name="T23">.</text:span>push_back<text:span text:style-name="T23">(</text:span><text:span text:style-name="T30">vector</text:span><text:span text:style-name="T14">&lt;</text:span><text:span text:style-name="T6">int</text:span><text:span text:style-name="T14">&gt;</text:span><text:span text:style-name="T23">())</text:span><text:span text:style-name="T14">;</text:span></text:p>
      <text:p text:style-name="P43"><text:s text:c="8"/><text:span text:style-name="T6">while</text:span><text:span text:style-name="T23">(</text:span><text:span text:style-name="T6">true</text:span><text:span text:style-name="T23">)</text:span></text:p>
      <text:p text:style-name="P43"><text:s text:c="8"/><text:span text:style-name="T14">{</text:span></text:p>
      <text:p text:style-name="P43"><text:s text:c="12"/><text:span text:style-name="T6">int</text:span> w <text:span text:style-name="T23">=</text:span> tarjanStack<text:span text:style-name="T23">.</text:span>top<text:span text:style-name="T23">()</text:span><text:span text:style-name="T14">;</text:span></text:p>
      <text:p text:style-name="P43"><text:s text:c="12"/>strongComponents<text:span text:style-name="T23">.</text:span>back<text:span text:style-name="T23">().</text:span>push_back<text:span text:style-name="T23">(</text:span>w<text:span text:style-name="T23">)</text:span><text:span text:style-name="T14">;</text:span></text:p>
      <text:p text:style-name="P43"><text:s text:c="12"/>inStack<text:span text:style-name="T23">[</text:span>w<text:span text:style-name="T23">]</text:span> <text:span text:style-name="T23">=</text:span> <text:span text:style-name="T6">false</text:span><text:span text:style-name="T14">;</text:span></text:p>
      <text:p text:style-name="P43"><text:s text:c="12"/>tarjanStack<text:span text:style-name="T23">.</text:span>pop<text:span text:style-name="T23">()</text:span><text:span text:style-name="T14">;</text:span></text:p>
      <text:p text:style-name="P43"><text:s text:c="12"/><text:span text:style-name="T6">if</text:span><text:span text:style-name="T23">(</text:span>w <text:span text:style-name="T23">==</text:span> v<text:span text:style-name="T23">)</text:span> <text:span text:style-name="T6">break</text:span><text:span text:style-name="T14">;</text:span></text:p>
      <text:p text:style-name="P43"><text:s text:c="8"/><text:span text:style-name="T14">}</text:span></text:p>
      <text:p text:style-name="P43"><text:s text:c="4"/><text:span text:style-name="T14">}</text:span></text:p>
      <text:p text:style-name="P54">}</text:p>
      <text:p text:style-name="P59"><text:span text:style-name="T6">void</text:span><text:span text:style-name="T59"> findSCC</text:span><text:span text:style-name="T23">()</text:span></text:p>
      <text:p text:style-name="P54">{</text:p>
      <text:p text:style-name="P43"><text:s text:c="4"/><text:span text:style-name="T42">//Init</text:span></text:p>
      <text:p text:style-name="P43"><text:s text:c="4"/>newId <text:span text:style-name="T23">=</text:span> <text:span text:style-name="T35">1</text:span><text:span text:style-name="T14">;</text:span></text:p>
      <text:p text:style-name="P43"><text:s text:c="4"/>index<text:span text:style-name="T23">.</text:span>clear<text:span text:style-name="T23">()</text:span><text:span text:style-name="T14">;</text:span> <text:s text:c="4"/>index<text:span text:style-name="T23">.</text:span>resize<text:span text:style-name="T23">(</text:span>n<text:span text:style-name="T23">+</text:span><text:span text:style-name="T35">1</text:span><text:span text:style-name="T23">,</text:span> <text:span text:style-name="T35">0</text:span><text:span text:style-name="T23">)</text:span><text:span text:style-name="T14">;</text:span></text:p>
      <text:p text:style-name="P43"><text:s text:c="4"/>lowlink<text:span text:style-name="T23">.</text:span>clear<text:span text:style-name="T23">()</text:span><text:span text:style-name="T14">;</text:span> lowlink<text:span text:style-name="T23">.</text:span>resize<text:span text:style-name="T23">(</text:span>n<text:span text:style-name="T23">+</text:span><text:span text:style-name="T35">1</text:span><text:span text:style-name="T23">,</text:span> <text:span text:style-name="T35">0</text:span><text:span text:style-name="T23">)</text:span><text:span text:style-name="T14">;</text:span></text:p>
      <text:p text:style-name="P43"><text:s text:c="4"/>inStack<text:span text:style-name="T23">.</text:span>clear<text:span text:style-name="T23">()</text:span><text:span text:style-name="T14">;</text:span> inStack<text:span text:style-name="T23">.</text:span>resize<text:span text:style-name="T23">(</text:span>n<text:span text:style-name="T23">+</text:span><text:span text:style-name="T35">1</text:span><text:span text:style-name="T23">,</text:span> <text:span text:style-name="T6">false</text:span><text:span text:style-name="T23">)</text:span><text:span text:style-name="T14">;</text:span></text:p>
      <text:p text:style-name="P43"><text:s text:c="4"/><text:span text:style-name="T6">while</text:span><text:span text:style-name="T23">(!</text:span>tarjanStack<text:span text:style-name="T23">.</text:span>empty<text:span text:style-name="T23">())</text:span> tarjanStack<text:span text:style-name="T23">.</text:span>pop<text:span text:style-name="T23">()</text:span><text:span text:style-name="T14">;</text:span></text:p>
      <text:p text:style-name="P43"><text:s text:c="4"/>strongComponents<text:span text:style-name="T23">.</text:span>clear<text:span text:style-name="T23">()</text:span><text:span text:style-name="T14">;</text:span></text:p>
      <text:p text:style-name="P43"><text:s text:c="4"/><text:span text:style-name="T42">//Start</text:span></text:p>
      <text:p text:style-name="P43"><text:s text:c="4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nodecount<text:span text:style-name="T14">;</text:span> <text:span text:style-name="T23">++</text:span>i<text:span text:style-name="T23">)</text:span></text:p>
      <text:p text:style-name="P43"><text:s text:c="8"/><text:span text:style-name="T6">if</text:span><text:span text:style-name="T23">(</text:span>index<text:span text:style-name="T23">[</text:span>i<text:span text:style-name="T23">]</text:span> <text:span text:style-name="T23">==</text:span> <text:span text:style-name="T35">0</text:span><text:span text:style-name="T23">)</text:span></text:p>
      <text:p text:style-name="P43"><text:s text:c="12"/>tarjan<text:span text:style-name="T23">(</text:span>i<text:span text:style-name="T23">)</text:span><text:span text:style-name="T14">;</text:span></text:p>
      <text:p text:style-name="P43"><text:s text:c="4"/><text:span text:style-name="T30">cout</text:span> <text:span text:style-name="T23">&lt;&lt;</text:span> strongComponents<text:span text:style-name="T23">.</text:span>size<text:span text:style-name="T23">()</text:span> <text:span text:style-name="T23">&lt;&lt;</text:span> endl<text:span text:style-name="T14">;</text:span></text:p>
      <text:p text:style-name="P12">}</text:p>
      <text:h text:style-name="P113" text:outline-level="1">Longest Common Subsequence</text:h>
      <text:p text:style-name="P66">//IS NOT longest common subSTRING</text:p>
      <text:p text:style-name="P66">//substring is consecutive characters, subsequence is not</text:p>
      <text:p text:style-name="P40"/>
      <text:p text:style-name="P41"><text:span text:style-name="T6">int</text:span> table<text:span text:style-name="T23">[</text:span><text:span text:style-name="T35">1024</text:span><text:span text:style-name="T23">][</text:span><text:span text:style-name="T35">1024</text:span><text:span text:style-name="T23">]</text:span><text:span text:style-name="T14">;</text:span></text:p>
      <text:p text:style-name="P40"/>
      <text:p text:style-name="P41"><text:span text:style-name="T6">int</text:span> LCSLength<text:span text:style-name="T23">(</text:span><text:span text:style-name="T6">const</text:span> <text:span text:style-name="T30">string</text:span><text:span text:style-name="T23">&amp;</text:span> word1<text:span text:style-name="T23">,</text:span> <text:span text:style-name="T6">const</text:span> <text:span text:style-name="T30">string</text:span><text:span text:style-name="T23">&amp;</text:span> word2<text:span text:style-name="T23">)</text:span></text:p>
      <text:p text:style-name="P52">{</text:p>
      <text:p text:style-name="P41"><text:s text:c="4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=</text:span> <text:span text:style-name="T23">(</text:span><text:span text:style-name="T6">int</text:span><text:span text:style-name="T23">)</text:span>word1<text:span text:style-name="T23">.</text:span>size<text:span text:style-name="T23">()</text:span><text:span text:style-name="T14">;</text:span> <text:span text:style-name="T23">++</text:span>i<text:span text:style-name="T23">)</text:span> table<text:span text:style-name="T23">[</text:span>i<text:span text:style-name="T23">,</text:span><text:span text:style-name="T35">0</text:span><text:span text:style-name="T23">]</text:span> <text:span text:style-name="T23">=</text:span> <text:span text:style-name="T35">0</text:span><text:span text:style-name="T14">;</text:span></text:p>
      <text:p text:style-name="P41"><text:s text:c="4"/><text:span text:style-name="T6">for</text:span><text:span text:style-name="T23">(</text:span><text:span text:style-name="T6">int</text:span> j <text:span text:style-name="T23">=</text:span> <text:span text:style-name="T35">0</text:span><text:span text:style-name="T14">;</text:span> j <text:span text:style-name="T23">&lt;=</text:span> <text:span text:style-name="T23">(</text:span><text:span text:style-name="T6">int</text:span><text:span text:style-name="T23">)</text:span>word2<text:span text:style-name="T23">.</text:span>size<text:span text:style-name="T23">()</text:span><text:span text:style-name="T14">;</text:span> <text:span text:style-name="T23">++</text:span>j<text:span text:style-name="T23">)</text:span> table<text:span text:style-name="T23">[</text:span><text:span text:style-name="T35">0</text:span><text:span text:style-name="T23">,</text:span>j<text:span text:style-name="T23">]</text:span> <text:span text:style-name="T23">=</text:span> <text:span text:style-name="T35">0</text:span><text:span text:style-name="T14">;</text:span></text:p>
      <text:p text:style-name="P40"/>
      <text:p text:style-name="P41"><text:s text:c="4"/><text:span text:style-name="T6">for</text:span><text:span text:style-name="T23">(</text:span><text:span text:style-name="T6">int</text:span> i <text:span text:style-name="T23">=</text:span> <text:span text:style-name="T35">1</text:span><text:span text:style-name="T14">;</text:span> i <text:span text:style-name="T23">&lt;</text:span> <text:span text:style-name="T23">(</text:span><text:span text:style-name="T6">int</text:span><text:span text:style-name="T23">)</text:span>word1<text:span text:style-name="T23">.</text:span>size<text:span text:style-name="T23">()</text:span><text:span text:style-name="T14">;</text:span> <text:span text:style-name="T23">++</text:span>i<text:span text:style-name="T23">) </text:span><text:span text:style-name="T14">{</text:span></text:p>
      <text:p text:style-name="P41"><text:s text:c="8"/><text:span text:style-name="T6">for</text:span><text:span text:style-name="T23">(</text:span><text:span text:style-name="T6">int</text:span> j <text:span text:style-name="T23">=</text:span> <text:span text:style-name="T35">1</text:span><text:span text:style-name="T14">;</text:span> j <text:span text:style-name="T23">&lt;</text:span> <text:span text:style-name="T23">(</text:span><text:span text:style-name="T6">int</text:span><text:span text:style-name="T23">)</text:span>word2<text:span text:style-name="T23">.</text:span>size<text:span text:style-name="T23">()</text:span><text:span text:style-name="T14">;</text:span> <text:span text:style-name="T23">++</text:span>j<text:span text:style-name="T23">) </text:span><text:span text:style-name="T14">{</text:span></text:p>
      <text:p text:style-name="P41"><text:s text:c="12"/><text:span text:style-name="T6">if</text:span><text:span text:style-name="T23">(</text:span> word1<text:span text:style-name="T23">[</text:span>i<text:span text:style-name="T23">-</text:span><text:span text:style-name="T35">1</text:span><text:span text:style-name="T23">]</text:span> <text:span text:style-name="T23">==</text:span> word2<text:span text:style-name="T23">[</text:span>j<text:span text:style-name="T23">-</text:span><text:span text:style-name="T35">1</text:span><text:span text:style-name="T23">]</text:span> <text:span text:style-name="T23">)</text:span> table<text:span text:style-name="T23">[</text:span>i<text:span text:style-name="T23">][</text:span>j<text:span text:style-name="T23">]</text:span> <text:span text:style-name="T23">=</text:span> table<text:span text:style-name="T23">[</text:span>i<text:span text:style-name="T23">-</text:span><text:span text:style-name="T35">1</text:span><text:span text:style-name="T23">][</text:span>j<text:span text:style-name="T23">-</text:span><text:span text:style-name="T35">1</text:span><text:span text:style-name="T23">]</text:span> <text:span text:style-name="T23">+</text:span> <text:span text:style-name="T35">1</text:span><text:span text:style-name="T14">;</text:span></text:p>
      <text:p text:style-name="P41"><text:s text:c="12"/><text:span text:style-name="T6">else</text:span> table<text:span text:style-name="T23">[</text:span>i<text:span text:style-name="T23">][</text:span>j<text:span text:style-name="T23">]</text:span> <text:span text:style-name="T23">=</text:span> <text:span text:style-name="T30">max</text:span><text:span text:style-name="T23">(</text:span> table<text:span text:style-name="T23">[</text:span>i<text:span text:style-name="T23">-</text:span><text:span text:style-name="T35">1</text:span><text:span text:style-name="T23">][</text:span>j<text:span text:style-name="T23">]</text:span> <text:span text:style-name="T23">,</text:span> table<text:span text:style-name="T23">[</text:span>i<text:span text:style-name="T23">][</text:span>j<text:span text:style-name="T23">-</text:span><text:span text:style-name="T35">1</text:span><text:span text:style-name="T23">]</text:span> <text:span text:style-name="T23">)</text:span><text:span text:style-name="T14">;</text:span></text:p>
      <text:p text:style-name="P41"><text:s text:c="8"/><text:span text:style-name="T14">}</text:span></text:p>
      <text:p text:style-name="P41"><text:s text:c="4"/><text:span text:style-name="T14">}</text:span></text:p>
      <text:p text:style-name="P41"><text:s text:c="4"/><text:span text:style-name="T6">return</text:span> table<text:span text:style-name="T23">[</text:span>word1<text:span text:style-name="T23">.</text:span>size<text:span text:style-name="T23">()][</text:span>word2<text:span text:style-name="T23">.</text:span>size<text:span text:style-name="T23">()]</text:span><text:span text:style-name="T14">;</text:span></text:p>
      <text:p text:style-name="P52">}</text:p>
      <text:p text:style-name="P40"/>
      <text:p text:style-name="P66">//Get the actual LCS by backtracking through the table</text:p>
      <text:p text:style-name="P41"><text:span text:style-name="T30">string</text:span> word1<text:span text:style-name="T14">;</text:span></text:p>
      <text:p text:style-name="P41"><text:span text:style-name="T30">string</text:span> word2<text:span text:style-name="T14">;</text:span></text:p>
      <text:p text:style-name="P40"/>
      <text:p text:style-name="P41"><text:span text:style-name="T30">string</text:span> getLCS<text:span text:style-name="T23">(</text:span><text:span text:style-name="T6">int</text:span> i<text:span text:style-name="T23">,</text:span> <text:span text:style-name="T6">int</text:span> j<text:span text:style-name="T23">)</text:span></text:p>
      <text:p text:style-name="P52">{</text:p>
      <text:p text:style-name="P41"><text:s text:c="4"/><text:span text:style-name="T6">if</text:span><text:span text:style-name="T23">(</text:span> i <text:span text:style-name="T23">==</text:span> <text:span text:style-name="T35">0</text:span> <text:span text:style-name="T23">||</text:span> j <text:span text:style-name="T23">==</text:span> <text:span text:style-name="T35">0</text:span> <text:span text:style-name="T23">)</text:span> <text:span text:style-name="T6">return</text:span> <text:span text:style-name="T5">""</text:span><text:span text:style-name="T14">;</text:span></text:p>
      <text:p text:style-name="P41"><text:s text:c="4"/><text:span text:style-name="T6">if</text:span><text:span text:style-name="T23">(</text:span> word1<text:span text:style-name="T23">[</text:span>i<text:span text:style-name="T23">-</text:span><text:span text:style-name="T35">1</text:span><text:span text:style-name="T23">]</text:span> <text:span text:style-name="T23">==</text:span> word2<text:span text:style-name="T23">[</text:span>j<text:span text:style-name="T23">-</text:span><text:span text:style-name="T35">1</text:span><text:span text:style-name="T23">]</text:span> <text:span text:style-name="T23">)</text:span> <text:span text:style-name="T6">return</text:span> getLCS<text:span text:style-name="T23">(</text:span>i<text:span text:style-name="T23">-</text:span><text:span text:style-name="T35">1</text:span><text:span text:style-name="T23">,</text:span> j<text:span text:style-name="T23">-</text:span><text:span text:style-name="T35">1</text:span><text:span text:style-name="T23">)</text:span> <text:span text:style-name="T23">+</text:span> word1<text:span text:style-name="T23">[</text:span>i<text:span text:style-name="T23">-</text:span><text:span text:style-name="T35">1</text:span><text:span text:style-name="T23">]</text:span><text:span text:style-name="T14">;</text:span></text:p>
      <text:p text:style-name="P41"><text:s text:c="4"/><text:span text:style-name="T6">if</text:span><text:span text:style-name="T23">(</text:span> table<text:span text:style-name="T23">[</text:span>i<text:span text:style-name="T23">][</text:span>j<text:span text:style-name="T23">-</text:span><text:span text:style-name="T35">1</text:span><text:span text:style-name="T23">]</text:span> <text:span text:style-name="T23">&gt;</text:span> table<text:span text:style-name="T23">[</text:span>i<text:span text:style-name="T23">-</text:span><text:span text:style-name="T35">1</text:span><text:span text:style-name="T23">][</text:span>j<text:span text:style-name="T23">]</text:span> <text:span text:style-name="T23">)</text:span> <text:span text:style-name="T6">return</text:span> getLCS<text:span text:style-name="T23">(</text:span>i<text:span text:style-name="T23">,</text:span> j<text:span text:style-name="T23">-</text:span><text:span text:style-name="T35">1</text:span><text:span text:style-name="T23">)</text:span><text:span text:style-name="T14">;</text:span></text:p>
      <text:p text:style-name="P41"><text:s text:c="4"/><text:span text:style-name="T6">else</text:span> <text:span text:style-name="T6">return</text:span> getLCS<text:span text:style-name="T23">(</text:span>i<text:span text:style-name="T23">-</text:span><text:span text:style-name="T35">1</text:span><text:span text:style-name="T23">,</text:span> j<text:span text:style-name="T23">)</text:span><text:span text:style-name="T14">;</text:span></text:p>
      <text:p text:style-name="P17">}</text:p>
      <text:h text:style-name="Heading_20_1" text:outline-level="1">Levenshtein <text:span text:style-name="T64">(more general)</text:span></text:h>
      <text:p text:style-name="P34"><text:span text:style-name="T8">int</text:span><text:span text:style-name="T15"> costs</text:span><text:span text:style-name="T25">[</text:span><text:span text:style-name="T36">1002</text:span><text:span text:style-name="T25">][</text:span><text:span text:style-name="T36">1002</text:span><text:span text:style-name="T25">]</text:span><text:span text:style-name="T15">;</text:span></text:p>
      <text:p text:style-name="P59"/>
      <text:p text:style-name="P43"><text:span text:style-name="T6">int</text:span> levDistance<text:span text:style-name="T23">(</text:span><text:span text:style-name="T6">const</text:span> <text:span text:style-name="T30">string</text:span><text:span text:style-name="T23">&amp;</text:span> word1<text:span text:style-name="T23">,</text:span> <text:span text:style-name="T6">const</text:span> <text:span text:style-name="T30">string</text:span><text:span text:style-name="T23">&amp;</text:span> word2<text:span text:style-name="T23">)</text:span></text:p>
      <text:p text:style-name="P54">{</text:p>
      <text:p text:style-name="P43"><text:s text:c="4"/><text:span text:style-name="T6">for</text:span><text:span text:style-name="T23">(</text:span><text:span text:style-name="T6">unsigned</text:span> <text:span text:style-name="T6">int</text:span> i <text:span text:style-name="T23">=</text:span> <text:span text:style-name="T35">0</text:span><text:span text:style-name="T14">;</text:span> i <text:span text:style-name="T23">&lt;=</text:span> word1<text:span text:style-name="T23">.</text:span>length<text:span text:style-name="T23">()</text:span><text:span text:style-name="T14">;</text:span> <text:span text:style-name="T23">++</text:span>i<text:span text:style-name="T23">)</text:span></text:p>
      <text:p text:style-name="P43"><text:s text:c="8"/>costs<text:span text:style-name="T23">[</text:span>i<text:span text:style-name="T23">][</text:span><text:span text:style-name="T35">0</text:span><text:span text:style-name="T23">]</text:span> <text:span text:style-name="T23">=</text:span> i<text:span text:style-name="T14">;</text:span> <text:span text:style-name="T42">//removal_cost * i</text:span></text:p>
      <text:p text:style-name="P43"><text:s text:c="4"/><text:span text:style-name="T6">for</text:span><text:span text:style-name="T23">(</text:span><text:span text:style-name="T6">unsigned</text:span> <text:span text:style-name="T6">int</text:span> j <text:span text:style-name="T23">=</text:span> <text:span text:style-name="T35">0</text:span><text:span text:style-name="T14">;</text:span> j <text:span text:style-name="T23">&lt;=</text:span> word2<text:span text:style-name="T23">.</text:span>length<text:span text:style-name="T23">()</text:span><text:span text:style-name="T14">;</text:span> <text:span text:style-name="T23">++</text:span>j<text:span text:style-name="T23">)</text:span></text:p>
      <text:p text:style-name="P59"><text:span text:style-name="T59"><text:s text:c="8"/>costs</text:span><text:span text:style-name="T23">[</text:span><text:span text:style-name="T35">0</text:span><text:span text:style-name="T23">][</text:span><text:span text:style-name="T59">j</text:span><text:span text:style-name="T23">]</text:span><text:span text:style-name="T59"> </text:span><text:span text:style-name="T23">=</text:span><text:span text:style-name="T59"> j</text:span><text:span text:style-name="T14">;</text:span><text:span text:style-name="T59"> </text:span><text:span text:style-name="T42">//insertion_cost * j</text:span></text:p>
      <text:p text:style-name="P43"/>
      <text:p text:style-name="P43"><text:s text:c="4"/><text:span text:style-name="T6">int</text:span> a<text:span text:style-name="T23">,</text:span> b<text:span text:style-name="T23">,</text:span> c<text:span text:style-name="T14">;</text:span></text:p>
      <text:p text:style-name="P43"><text:s text:c="4"/><text:span text:style-name="T6">for</text:span><text:span text:style-name="T23">(</text:span><text:span text:style-name="T6">unsigned</text:span> <text:span text:style-name="T6">int</text:span> i <text:span text:style-name="T23">=</text:span> <text:span text:style-name="T35">1</text:span><text:span text:style-name="T14">;</text:span> i <text:span text:style-name="T23">&lt;=</text:span> word1<text:span text:style-name="T23">.</text:span>length<text:span text:style-name="T23">()</text:span><text:span text:style-name="T14">;</text:span> <text:span text:style-name="T23">++</text:span>i<text:span text:style-name="T23">)</text:span></text:p>
      <text:p text:style-name="P43"><text:s text:c="7"/><text:span text:style-name="T6">for</text:span><text:span text:style-name="T23">(</text:span><text:span text:style-name="T6">unsigned</text:span> <text:span text:style-name="T6">int</text:span> j <text:span text:style-name="T23">=</text:span> <text:span text:style-name="T35">1</text:span><text:span text:style-name="T14">;</text:span> j <text:span text:style-name="T23">&lt;=</text:span> word2<text:span text:style-name="T23">.</text:span>length<text:span text:style-name="T23">()</text:span><text:span text:style-name="T14">;</text:span> <text:span text:style-name="T23">++</text:span>j<text:span text:style-name="T23">)</text:span></text:p>
      <text:p text:style-name="P43"><text:s text:c="7"/><text:span text:style-name="T14">{</text:span></text:p>
      <text:p text:style-name="P43"><text:s text:c="10"/>a <text:span text:style-name="T23">=</text:span> costs<text:span text:style-name="T23">[</text:span>i<text:span text:style-name="T23">-</text:span><text:span text:style-name="T35">1</text:span><text:span text:style-name="T23">][</text:span>j<text:span text:style-name="T23">]+</text:span><text:span text:style-name="T35">1</text:span><text:span text:style-name="T14">;</text:span> <text:span text:style-name="T42">//removal cost of word1[i-1]</text:span></text:p>
      <text:p text:style-name="P43"><text:s text:c="10"/>b <text:span text:style-name="T23">=</text:span> costs<text:span text:style-name="T23">[</text:span>i<text:span text:style-name="T23">][</text:span>j<text:span text:style-name="T23">-</text:span><text:span text:style-name="T35">1</text:span><text:span text:style-name="T23">]+</text:span><text:span text:style-name="T35">1</text:span><text:span text:style-name="T14">;</text:span> <text:span text:style-name="T42">//insertion cost of word2[j-1]</text:span></text:p>
      <text:p text:style-name="P43"><text:s text:c="10"/>c <text:span text:style-name="T23">=</text:span> costs<text:span text:style-name="T23">[</text:span>i<text:span text:style-name="T23">-</text:span><text:span text:style-name="T35">1</text:span><text:span text:style-name="T23">][</text:span>j<text:span text:style-name="T23">-</text:span><text:span text:style-name="T35">1</text:span><text:span text:style-name="T23">]</text:span> <text:span text:style-name="T23">+</text:span> <text:span text:style-name="T23">(</text:span>word1<text:span text:style-name="T23">[</text:span>i<text:span text:style-name="T23">-</text:span><text:span text:style-name="T35">1</text:span><text:span text:style-name="T23">]!=</text:span>word2<text:span text:style-name="T23">[</text:span>j<text:span text:style-name="T23">-</text:span><text:span text:style-name="T35">1</text:span><text:span text:style-name="T23">]</text:span> <text:span text:style-name="T14">?</text:span> <text:span text:style-name="T35">1</text:span> <text:span text:style-name="T14">:</text:span> <text:span text:style-name="T35">0</text:span><text:span text:style-name="T23">)</text:span><text:span text:style-name="T14">;</text:span> <text:span text:style-name="T42">//replacement cost</text:span></text:p>
      <text:p text:style-name="P43"><text:s text:c="10"/>costs<text:span text:style-name="T23">[</text:span>i<text:span text:style-name="T23">][</text:span>j<text:span text:style-name="T23">]</text:span> <text:span text:style-name="T23">=</text:span> <text:span text:style-name="T30">min</text:span><text:span text:style-name="T23">(</text:span><text:span text:style-name="T30">min</text:span><text:span text:style-name="T23">(</text:span>a<text:span text:style-name="T23">,</text:span> b<text:span text:style-name="T23">),</text:span> c<text:span text:style-name="T23">)</text:span><text:span text:style-name="T14">;</text:span></text:p>
      <text:p text:style-name="P59"><text:span text:style-name="T59"><text:s text:c="7"/></text:span><text:span text:style-name="T14">}</text:span></text:p>
      <text:p text:style-name="P43"/>
      <text:p text:style-name="P43"><text:s text:c="4"/><text:span text:style-name="T6">return</text:span> costs<text:span text:style-name="T23">[</text:span>word1<text:span text:style-name="T23">.</text:span>length<text:span text:style-name="T23">()][</text:span>word2<text:span text:style-name="T23">.</text:span>length<text:span text:style-name="T23">()]</text:span><text:span text:style-name="T14">;</text:span></text:p>
      <text:p text:style-name="P12">}</text:p>
      <text:h text:style-name="P116" text:outline-level="1">Dijkstra</text:h>
      <text:p text:style-name="P76"><text:span text:style-name="T10">typedef</text:span><text:span text:style-name="T51"> </text:span><text:span text:style-name="T32">pair</text:span><text:span text:style-name="T17">&lt;</text:span><text:span text:style-name="T10">int</text:span><text:span text:style-name="T27">,</text:span><text:span text:style-name="T51"> </text:span><text:span text:style-name="T10">int</text:span><text:span text:style-name="T17">&gt;</text:span><text:span text:style-name="T51"> pii</text:span><text:span text:style-name="T17">;</text:span></text:p>
      <text:p text:style-name="P96"/>
      <text:p text:style-name="P92"><text:span text:style-name="T6">struct</text:span> Edge</text:p>
      <text:p text:style-name="P94">{</text:p>
      <text:p text:style-name="P92"><text:s text:c="2"/>Edge<text:span text:style-name="T23">(</text:span><text:span text:style-name="T6">int</text:span> _to<text:span text:style-name="T23">,</text:span> <text:span text:style-name="T6">int</text:span> _w<text:span text:style-name="T23">)</text:span></text:p>
      <text:p text:style-name="P92"><text:s text:c="2"/><text:span text:style-name="T14">{</text:span></text:p>
      <text:p text:style-name="P92"><text:s text:c="4"/>to <text:span text:style-name="T23">=</text:span> _to<text:span text:style-name="T14">;</text:span></text:p>
      <text:p text:style-name="P92"><text:s text:c="4"/>w <text:span text:style-name="T23">=</text:span> _w<text:span text:style-name="T14">;</text:span></text:p>
      <text:p text:style-name="P92"><text:s text:c="2"/><text:span text:style-name="T14">}</text:span></text:p>
      <text:p text:style-name="P96"/>
      <text:p text:style-name="P92"><text:s text:c="2"/><text:span text:style-name="T6">int</text:span> to<text:span text:style-name="T14">;</text:span></text:p>
      <text:p text:style-name="P92"><text:s text:c="2"/><text:span text:style-name="T6">int</text:span> w<text:span text:style-name="T14">;</text:span></text:p>
      <text:p text:style-name="P94">};</text:p>
      <text:p text:style-name="P96"/>
      <text:p text:style-name="P87">// vector&lt;Vertex&gt; vert;</text:p>
      <text:p text:style-name="P92"><text:span text:style-name="T30">vector</text:span><text:span text:style-name="T14">&lt;</text:span><text:span text:style-name="T30">vector</text:span><text:span text:style-name="T14">&lt;</text:span>Edge<text:span text:style-name="T14">&gt;</text:span> <text:span text:style-name="T14">&gt;</text:span> adj<text:span text:style-name="T23">(</text:span>N_MAX<text:span text:style-name="T23">)</text:span><text:span text:style-name="T14">;</text:span></text:p>
      <text:p text:style-name="P92"><text:span text:style-name="T30">vector</text:span><text:span text:style-name="T14">&lt;</text:span><text:span text:style-name="T6">int</text:span><text:span text:style-name="T14">&gt;</text:span> distances<text:span text:style-name="T23">(</text:span>N_MAX<text:span text:style-name="T23">)</text:span><text:span text:style-name="T14">;</text:span></text:p>
      <text:p text:style-name="P92"><text:span text:style-name="T30">vector</text:span><text:span text:style-name="T14">&lt;</text:span><text:span text:style-name="T6">bool</text:span><text:span text:style-name="T14">&gt;</text:span> visited<text:span text:style-name="T23">(</text:span>N_MAX<text:span text:style-name="T23">,</text:span> <text:span text:style-name="T6">false</text:span><text:span text:style-name="T23">)</text:span><text:span text:style-name="T14">;</text:span></text:p>
      <text:p text:style-name="P96"/>
      <text:p text:style-name="P92"><text:span text:style-name="T6">void</text:span> dijkstra<text:span text:style-name="T23">()</text:span></text:p>
      <text:p text:style-name="P94">{</text:p>
      <text:p text:style-name="P92"><text:s text:c="2"/><text:span text:style-name="T30">fill</text:span><text:span text:style-name="T23">(</text:span>visited<text:span text:style-name="T23">.</text:span>begin<text:span text:style-name="T23">(),</text:span> visited<text:span text:style-name="T23">.</text:span>end<text:span text:style-name="T23">(),</text:span> <text:span text:style-name="T6">false</text:span><text:span text:style-name="T23">)</text:span><text:span text:style-name="T14">;</text:span></text:p>
      <text:p text:style-name="P96"/>
      <text:p text:style-name="P92"><text:s text:c="2"/><text:span text:style-name="T30">priority_queue</text:span><text:span text:style-name="T14">&lt;</text:span>pii<text:span text:style-name="T23">,</text:span> <text:span text:style-name="T30">vector</text:span><text:span text:style-name="T14">&lt;</text:span>pii<text:span text:style-name="T14">&gt;</text:span><text:span text:style-name="T23">,</text:span> <text:span text:style-name="T30">greater</text:span><text:span text:style-name="T14">&lt;</text:span>pii<text:span text:style-name="T14">&gt;</text:span> <text:span text:style-name="T14">&gt;</text:span> q<text:span text:style-name="T14">;</text:span> <text:span text:style-name="T42">// dist, id</text:span></text:p>
      <text:p text:style-name="P92"><text:s text:c="2"/>q<text:span text:style-name="T23">.</text:span>push<text:span text:style-name="T23">(</text:span>make_pair<text:span text:style-name="T23">(</text:span><text:span text:style-name="T35">0</text:span><text:span text:style-name="T23">,</text:span> <text:span text:style-name="T35">0</text:span><text:span text:style-name="T23">))</text:span><text:span text:style-name="T14">;</text:span></text:p>
      <text:p text:style-name="P92"><text:s text:c="2"/>pii v<text:span text:style-name="T14">;</text:span></text:p>
      <text:p text:style-name="P96"/>
      <text:p text:style-name="P92"><text:s text:c="2"/><text:span text:style-name="T6">while</text:span><text:span text:style-name="T23">(!</text:span>q<text:span text:style-name="T23">.</text:span>empty<text:span text:style-name="T23">())</text:span></text:p>
      <text:p text:style-name="P92"><text:s text:c="2"/><text:span text:style-name="T14">{</text:span></text:p>
      <text:p text:style-name="P92"><text:s text:c="4"/>v <text:span text:style-name="T23">=</text:span> q<text:span text:style-name="T23">.</text:span>top<text:span text:style-name="T23">()</text:span><text:span text:style-name="T14">;</text:span></text:p>
      <text:p text:style-name="P92"><text:s text:c="4"/>q<text:span text:style-name="T23">.</text:span>pop<text:span text:style-name="T23">()</text:span><text:span text:style-name="T14">;</text:span></text:p>
      <text:p text:style-name="P96"/>
      <text:p text:style-name="P92"><text:s text:c="4"/><text:span text:style-name="T6">if</text:span><text:span text:style-name="T23">(</text:span>visited<text:span text:style-name="T23">[</text:span>v<text:span text:style-name="T23">.</text:span>second<text:span text:style-name="T23">])</text:span></text:p>
      <text:p text:style-name="P92"><text:s text:c="6"/><text:span text:style-name="T6">continue</text:span><text:span text:style-name="T14">;</text:span></text:p>
      <text:p text:style-name="P96"/>
      <text:p text:style-name="P92"><text:s text:c="4"/>visited<text:span text:style-name="T23">[</text:span>v<text:span text:style-name="T23">.</text:span>second<text:span text:style-name="T23">]</text:span> <text:span text:style-name="T23">=</text:span> <text:span text:style-name="T6">true</text:span><text:span text:style-name="T14">;</text:span></text:p>
      <text:p text:style-name="P92"><text:s text:c="4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adj<text:span text:style-name="T23">[</text:span>v<text:span text:style-name="T23">.</text:span>second<text:span text:style-name="T23">].</text:span>size<text:span text:style-name="T23">()</text:span><text:span text:style-name="T14">;</text:span> <text:span text:style-name="T23">++</text:span>i<text:span text:style-name="T23">)</text:span></text:p>
      <text:p text:style-name="P92"><text:s text:c="6"/>q<text:span text:style-name="T23">.</text:span>push<text:span text:style-name="T23">(</text:span>make_pair<text:span text:style-name="T23">(</text:span>v<text:span text:style-name="T23">.</text:span>first <text:span text:style-name="T23">+</text:span> adj<text:span text:style-name="T23">[</text:span>v<text:span text:style-name="T23">.</text:span>second<text:span text:style-name="T23">][</text:span>i<text:span text:style-name="T23">].</text:span>w<text:span text:style-name="T23">,</text:span> adj<text:span text:style-name="T23">[</text:span>v<text:span text:style-name="T23">.</text:span>second<text:span text:style-name="T23">][</text:span>i<text:span text:style-name="T23">].</text:span>to<text:span text:style-name="T23">))</text:span><text:span text:style-name="T14">;</text:span></text:p>
      <text:p text:style-name="P96"/>
      <text:p text:style-name="P92"><text:s text:c="4"/>distances<text:span text:style-name="T23">[</text:span>v<text:span text:style-name="T23">.</text:span>second<text:span text:style-name="T23">]</text:span> <text:span text:style-name="T23">=</text:span> v<text:span text:style-name="T23">.</text:span>first<text:span text:style-name="T14">;</text:span></text:p>
      <text:p text:style-name="P92"><text:s text:c="2"/><text:span text:style-name="T14">}</text:span></text:p>
      <text:p text:style-name="P96"/>
      <text:p text:style-name="P92"><text:s text:c="2"/><text:span text:style-name="T42">// OUTPUT</text:span></text:p>
      <text:p text:style-name="P92"><text:s text:c="2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N_MAX<text:span text:style-name="T14">;</text:span> <text:span text:style-name="T23">++</text:span>i<text:span text:style-name="T23">)</text:span></text:p>
      <text:p text:style-name="P92"><text:s text:c="4"/><text:span text:style-name="T30">cout</text:span> <text:span text:style-name="T23">&lt;&lt;</text:span> <text:span text:style-name="T5">"</text:span><text:span text:style-name="T40">Distance to </text:span><text:span text:style-name="T5">"</text:span> <text:span text:style-name="T23">&lt;&lt;</text:span> i <text:span text:style-name="T23">&lt;&lt;</text:span> <text:span text:style-name="T5">"</text:span><text:span text:style-name="T40"> is </text:span><text:span text:style-name="T5">"</text:span> <text:span text:style-name="T23">&lt;&lt;</text:span> distances<text:span text:style-name="T23">[</text:span>i<text:span text:style-name="T23">]</text:span> <text:span text:style-name="T23">&lt;&lt;</text:span> endl<text:span text:style-name="T14">;</text:span></text:p>
      <text:p text:style-name="P84">}</text:p>
      <text:h text:style-name="P108" text:outline-level="1"/>
      <text:h text:style-name="P119" text:outline-level="1">Cycle Detection</text:h>
      <text:p text:style-name="P77">// assumes bidirected graph, adjust accordingly</text:p>
      <text:p text:style-name="P95"><text:span text:style-name="T30">vector</text:span><text:span text:style-name="T14">&lt;</text:span><text:span text:style-name="T30">vector</text:span><text:span text:style-name="T14">&lt;</text:span><text:span text:style-name="T6">int</text:span><text:span text:style-name="T14">&gt;</text:span><text:span text:style-name="T59"> </text:span><text:span text:style-name="T14">&gt;</text:span><text:span text:style-name="T59"> adj</text:span><text:span text:style-name="T14">;</text:span></text:p>
      <text:p text:style-name="P91"><text:span text:style-name="T30">vector</text:span><text:span text:style-name="T14">&lt;</text:span><text:span text:style-name="T6">bool</text:span><text:span text:style-name="T14">&gt;</text:span> visited<text:span text:style-name="T23">(</text:span>N_MAX<text:span text:style-name="T23">,</text:span> <text:span text:style-name="T6">false</text:span><text:span text:style-name="T23">)</text:span><text:span text:style-name="T14">;</text:span></text:p>
      <text:p text:style-name="P91"><text:span text:style-name="T30">vector</text:span><text:span text:style-name="T14">&lt;</text:span><text:span text:style-name="T6">int</text:span><text:span text:style-name="T14">&gt;</text:span> parent<text:span text:style-name="T23">(</text:span>N_MAX<text:span text:style-name="T23">,</text:span> <text:span text:style-name="T35">0</text:span><text:span text:style-name="T23">)</text:span><text:span text:style-name="T14">;</text:span></text:p>
      <text:p text:style-name="P95"/>
      <text:p text:style-name="P91"><text:span text:style-name="T6">void</text:span> cycle_detection<text:span text:style-name="T23">()</text:span> <text:span text:style-name="T14">{</text:span></text:p>
      <text:p text:style-name="P95"><text:span text:style-name="T59"><text:s text:c="2"/></text:span><text:span text:style-name="T30">stack</text:span><text:span text:style-name="T14">&lt;</text:span><text:span text:style-name="T6">int</text:span><text:span text:style-name="T14">&gt;</text:span><text:span text:style-name="T59"> s</text:span><text:span text:style-name="T14">;</text:span></text:p>
      <text:p text:style-name="P91"><text:s text:c="2"/>s<text:span text:style-name="T23">.</text:span>push<text:span text:style-name="T23">(</text:span><text:span text:style-name="T35">0</text:span><text:span text:style-name="T23">)</text:span><text:span text:style-name="T14">;</text:span></text:p>
      <text:p text:style-name="P91"><text:s text:c="2"/><text:span text:style-name="T6">int</text:span> current<text:span text:style-name="T14">;</text:span></text:p>
      <text:p text:style-name="P91"><text:s text:c="2"/><text:span text:style-name="T6">while</text:span><text:span text:style-name="T23">(!</text:span>s<text:span text:style-name="T23">.</text:span>empty<text:span text:style-name="T23">())</text:span></text:p>
      <text:p text:style-name="P91"><text:s text:c="2"/><text:span text:style-name="T14">{</text:span></text:p>
      <text:p text:style-name="P91"><text:s text:c="4"/>current <text:span text:style-name="T23">=</text:span> s<text:span text:style-name="T23">.</text:span>top<text:span text:style-name="T23">()</text:span><text:span text:style-name="T14">;</text:span> s<text:span text:style-name="T23">.</text:span>pop<text:span text:style-name="T23">()</text:span><text:span text:style-name="T14">;</text:span></text:p>
      <text:p text:style-name="P95"/>
      <text:p text:style-name="P91"><text:s text:c="4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adj<text:span text:style-name="T23">[</text:span>current<text:span text:style-name="T23">].</text:span>size<text:span text:style-name="T23">()</text:span><text:span text:style-name="T14">;</text:span> <text:span text:style-name="T23">++</text:span>i<text:span text:style-name="T23">)</text:span></text:p>
      <text:p text:style-name="P91"><text:s text:c="4"/><text:span text:style-name="T14">{</text:span></text:p>
      <text:p text:style-name="P91"><text:s text:c="6"/><text:span text:style-name="T6">if</text:span><text:span text:style-name="T23">(</text:span>visited<text:span text:style-name="T23">[</text:span>i<text:span text:style-name="T23">])</text:span></text:p>
      <text:p text:style-name="P91"><text:s text:c="8"/><text:span text:style-name="T6">if</text:span><text:span text:style-name="T23">(</text:span>parent<text:span text:style-name="T23">[</text:span>current<text:span text:style-name="T23">]</text:span> <text:span text:style-name="T23">!=</text:span> i<text:span text:style-name="T23">)</text:span></text:p>
      <text:p text:style-name="P91"><text:s text:c="10"/><text:span text:style-name="T30">cout</text:span> <text:span text:style-name="T23">&lt;&lt;</text:span> <text:span text:style-name="T5">"</text:span><text:span text:style-name="T40">cycle!!!</text:span><text:span text:style-name="T5">"</text:span> <text:span text:style-name="T23">&lt;&lt;</text:span> endl<text:span text:style-name="T14">;</text:span></text:p>
      <text:p text:style-name="P95"/>
      <text:p text:style-name="P91"><text:s text:c="6"/>s<text:span text:style-name="T23">.</text:span>push<text:span text:style-name="T23">(</text:span>adj<text:span text:style-name="T23">[</text:span>current<text:span text:style-name="T23">][</text:span>i<text:span text:style-name="T23">])</text:span><text:span text:style-name="T14">;</text:span></text:p>
      <text:p text:style-name="P95"><text:span text:style-name="T59"><text:s text:c="6"/>parent</text:span><text:span text:style-name="T23">[</text:span><text:span text:style-name="T59">i</text:span><text:span text:style-name="T23">]</text:span><text:span text:style-name="T59"> </text:span><text:span text:style-name="T23">=</text:span><text:span text:style-name="T59"> current</text:span><text:span text:style-name="T14">;</text:span></text:p>
      <text:p text:style-name="P91"><text:s text:c="6"/>visited<text:span text:style-name="T23">[</text:span>i<text:span text:style-name="T23">]</text:span> <text:span text:style-name="T23">=</text:span> <text:span text:style-name="T6">true</text:span><text:span text:style-name="T14">;</text:span></text:p>
      <text:p text:style-name="P91"><text:s text:c="4"/><text:span text:style-name="T14">}</text:span></text:p>
      <text:p text:style-name="P91"><text:s text:c="2"/><text:span text:style-name="T14">}</text:span></text:p>
      <text:p text:style-name="P82">}</text:p>
      <text:h text:style-name="P109" text:outline-level="1">BFS</text:h>
      <text:p text:style-name="P75"><text:span text:style-name="T33">vector</text:span><text:span text:style-name="T18">&lt;</text:span><text:span text:style-name="T33">vector</text:span><text:span text:style-name="T18">&lt;</text:span><text:span text:style-name="T52">Edge</text:span><text:span text:style-name="T18">&gt;</text:span><text:span text:style-name="T52"> </text:span><text:span text:style-name="T18">&gt;</text:span><text:span text:style-name="T52"> adj</text:span><text:span text:style-name="T28">(</text:span><text:span text:style-name="T52">N_MAX</text:span><text:span text:style-name="T28">)</text:span><text:span text:style-name="T18">;</text:span></text:p>
      <text:p text:style-name="P91"><text:span text:style-name="T30">vector</text:span><text:span text:style-name="T14">&lt;</text:span><text:span text:style-name="T6">int</text:span><text:span text:style-name="T14">&gt;</text:span> parent<text:span text:style-name="T23">(</text:span>N_MAX<text:span text:style-name="T23">,</text:span> <text:span text:style-name="T23">-</text:span><text:span text:style-name="T35">1</text:span><text:span text:style-name="T23">)</text:span><text:span text:style-name="T14">;</text:span></text:p>
      <text:p text:style-name="P91"><text:span text:style-name="T30">vector</text:span><text:span text:style-name="T14">&lt;</text:span><text:span text:style-name="T6">int</text:span><text:span text:style-name="T14">&gt;</text:span> distances<text:span text:style-name="T23">(</text:span>N_MAX<text:span text:style-name="T23">)</text:span><text:span text:style-name="T14">;</text:span></text:p>
      <text:p text:style-name="P91"><text:span text:style-name="T30">vector</text:span><text:span text:style-name="T14">&lt;</text:span><text:span text:style-name="T6">bool</text:span><text:span text:style-name="T14">&gt;</text:span> visited<text:span text:style-name="T23">(</text:span>N_MAX<text:span text:style-name="T23">,</text:span> <text:span text:style-name="T6">false</text:span><text:span text:style-name="T23">)</text:span><text:span text:style-name="T14">;</text:span></text:p>
      <text:p text:style-name="P91"><text:span text:style-name="T42">//Distance:distances[target], Path:Volg parent[target] tot </text:span><text:span text:style-name="T46">-1</text:span></text:p>
      <text:p text:style-name="P91"><text:span text:style-name="T6">void</text:span> bfs<text:span text:style-name="T23">(</text:span><text:span text:style-name="T6">int</text:span> root<text:span text:style-name="T23">,</text:span> <text:span text:style-name="T6">int</text:span> target<text:span text:style-name="T23">)</text:span> <text:span text:style-name="T14">{</text:span></text:p>
      <text:p text:style-name="P91"><text:s text:c="4"/><text:span text:style-name="T30">fill</text:span><text:span text:style-name="T23">(</text:span>distances<text:span text:style-name="T23">.</text:span>begin<text:span text:style-name="T23">(),</text:span> distances<text:span text:style-name="T23">.</text:span>end<text:span text:style-name="T23">(),</text:span> INT_MAX<text:span text:style-name="T23">/</text:span><text:span text:style-name="T35">2</text:span><text:span text:style-name="T23">)</text:span><text:span text:style-name="T14">;</text:span><text:span text:style-name="T42">//Init</text:span></text:p>
      <text:p text:style-name="P91"><text:s text:c="4"/><text:span text:style-name="T30">fill</text:span><text:span text:style-name="T23">(</text:span>visited<text:span text:style-name="T23">.</text:span>begin<text:span text:style-name="T23">(),</text:span> visited<text:span text:style-name="T23">.</text:span>end<text:span text:style-name="T23">(),</text:span> <text:span text:style-name="T6">false</text:span><text:span text:style-name="T23">)</text:span><text:span text:style-name="T14">;</text:span></text:p>
      <text:p text:style-name="P91"><text:s text:c="4"/>distances<text:span text:style-name="T23">[</text:span>root<text:span text:style-name="T23">]=</text:span><text:span text:style-name="T35">0</text:span><text:span text:style-name="T14">;</text:span></text:p>
      <text:p text:style-name="P91"><text:s text:c="4"/>parent<text:span text:style-name="T23">[</text:span>root<text:span text:style-name="T23">]=-</text:span><text:span text:style-name="T35">1</text:span><text:span text:style-name="T14">;</text:span></text:p>
      <text:p text:style-name="P91"><text:s text:c="4"/>visited<text:span text:style-name="T23">[</text:span>root<text:span text:style-name="T23">]=</text:span><text:span text:style-name="T6">true</text:span><text:span text:style-name="T14">;</text:span></text:p>
      <text:p text:style-name="P95"/>
      <text:p text:style-name="P91"><text:s text:c="4"/><text:span text:style-name="T30">queue</text:span><text:span text:style-name="T14">&lt;</text:span><text:span text:style-name="T6">int</text:span><text:span text:style-name="T14">&gt;</text:span> q<text:span text:style-name="T14">;</text:span><text:span text:style-name="T42">//DFS: stack&lt;int&gt; q;</text:span></text:p>
      <text:p text:style-name="P91"><text:s text:c="4"/>q<text:span text:style-name="T23">.</text:span>push<text:span text:style-name="T23">(</text:span>root<text:span text:style-name="T23">)</text:span><text:span text:style-name="T14">;</text:span></text:p>
      <text:p text:style-name="P91"><text:s text:c="4"/><text:span text:style-name="T6">while</text:span><text:span text:style-name="T23">(!</text:span>q<text:span text:style-name="T23">.</text:span>empty<text:span text:style-name="T23">())</text:span> <text:span text:style-name="T14">{</text:span></text:p>
      <text:p text:style-name="P91"><text:s text:c="8"/><text:span text:style-name="T6">int</text:span> curr<text:span text:style-name="T23">=</text:span>q<text:span text:style-name="T23">.</text:span>front<text:span text:style-name="T23">()</text:span><text:span text:style-name="T14">;</text:span><text:span text:style-name="T42">//DFS: int curr=q.top();</text:span></text:p>
      <text:p text:style-name="P91"><text:s text:c="8"/>q<text:span text:style-name="T23">.</text:span>pop<text:span text:style-name="T23">()</text:span><text:span text:style-name="T14">;</text:span></text:p>
      <text:p text:style-name="P91"><text:s text:c="8"/><text:span text:style-name="T6">int</text:span> depth<text:span text:style-name="T23">=</text:span>distances<text:span text:style-name="T23">[</text:span>curr<text:span text:style-name="T23">]</text:span><text:span text:style-name="T14">;</text:span></text:p>
      <text:p text:style-name="P91"><text:s text:c="8"/><text:span text:style-name="T6">for</text:span><text:span text:style-name="T23">(</text:span><text:span text:style-name="T6">int</text:span> i<text:span text:style-name="T23">=</text:span><text:span text:style-name="T35">0</text:span><text:span text:style-name="T14">;</text:span> i<text:span text:style-name="T23">&lt;</text:span>adj<text:span text:style-name="T23">[</text:span>curr<text:span text:style-name="T23">].</text:span>size<text:span text:style-name="T23">()</text:span><text:span text:style-name="T14">;</text:span> i<text:span text:style-name="T23">++)</text:span> <text:span text:style-name="T14">{</text:span></text:p>
      <text:p text:style-name="P91"><text:s text:c="12"/><text:span text:style-name="T6">int</text:span> neigh<text:span text:style-name="T23">=</text:span>adj<text:span text:style-name="T23">[</text:span>curr<text:span text:style-name="T23">][</text:span>i<text:span text:style-name="T23">].</text:span>to<text:span text:style-name="T14">;</text:span></text:p>
      <text:p text:style-name="P91"><text:s text:c="12"/><text:span text:style-name="T6">if</text:span><text:span text:style-name="T23">(!</text:span>visited<text:span text:style-name="T23">[</text:span>neigh<text:span text:style-name="T23">])</text:span> <text:span text:style-name="T14">{</text:span></text:p>
      <text:p text:style-name="P91"><text:s text:c="16"/>visited<text:span text:style-name="T23">[</text:span>neigh<text:span text:style-name="T23">]=</text:span><text:span text:style-name="T6">true</text:span><text:span text:style-name="T14">;</text:span></text:p>
      <text:p text:style-name="P91"><text:s text:c="16"/>parent<text:span text:style-name="T23">[</text:span>neigh<text:span text:style-name="T23">]=</text:span>curr<text:span text:style-name="T14">;</text:span></text:p>
      <text:p text:style-name="P91"><text:s text:c="16"/>distances<text:span text:style-name="T23">[</text:span>neigh<text:span text:style-name="T23">]=</text:span>depth<text:span text:style-name="T23">+</text:span><text:span text:style-name="T35">1</text:span><text:span text:style-name="T14">;</text:span></text:p>
      <text:p text:style-name="P91"><text:s text:c="16"/><text:span text:style-name="T6">if</text:span><text:span text:style-name="T23">(</text:span>neigh <text:span text:style-name="T23">==</text:span> target<text:span text:style-name="T23">)</text:span> <text:s text:c="3"/><text:span text:style-name="T6">return</text:span><text:span text:style-name="T14">;</text:span></text:p>
      <text:p text:style-name="P91"><text:s text:c="16"/>q<text:span text:style-name="T23">.</text:span>push<text:span text:style-name="T23">(</text:span>neigh<text:span text:style-name="T23">)</text:span><text:span text:style-name="T14">;</text:span></text:p>
      <text:p text:style-name="P91"><text:s text:c="12"/><text:span text:style-name="T14">}</text:span></text:p>
      <text:p text:style-name="P91"><text:s text:c="8"/><text:span text:style-name="T14">}</text:span></text:p>
      <text:p text:style-name="P91"><text:s text:c="4"/><text:span text:style-name="T14">}</text:span></text:p>
      <text:p text:style-name="P82">}</text:p>
      <text:h text:style-name="P108" text:outline-level="1"/>
      <text:h text:style-name="P119" text:outline-level="1">Bellman Ford</text:h>
      <text:p text:style-name="P78">// GAAT ER VANUIT DAT JE EEN CONNECTED GRAPH HEBT</text:p>
      <text:p text:style-name="P87">// anders toepassingen op elke component</text:p>
      <text:p text:style-name="P96"/>
      <text:p text:style-name="P92"><text:span text:style-name="T6">typedef</text:span> <text:span text:style-name="T30">pair</text:span><text:span text:style-name="T14">&lt;</text:span><text:span text:style-name="T6">int</text:span><text:span text:style-name="T23">,</text:span> <text:span text:style-name="T6">int</text:span><text:span text:style-name="T14">&gt;</text:span> pii<text:span text:style-name="T14">;</text:span></text:p>
      <text:p text:style-name="P96"/>
      <text:p text:style-name="P92"><text:span text:style-name="T6">struct</text:span> Edge</text:p>
      <text:p text:style-name="P94">{</text:p>
      <text:p text:style-name="P92"><text:s text:c="2"/>Edge<text:span text:style-name="T23">(</text:span><text:span text:style-name="T6">int</text:span> _from<text:span text:style-name="T23">,</text:span> <text:span text:style-name="T6">int</text:span> _to<text:span text:style-name="T23">,</text:span> <text:span text:style-name="T6">int</text:span> _w<text:span text:style-name="T23">)</text:span></text:p>
      <text:p text:style-name="P92"><text:s text:c="2"/><text:span text:style-name="T14">{</text:span></text:p>
      <text:p text:style-name="P92"><text:s text:c="4"/>from <text:span text:style-name="T23">=</text:span> _from<text:span text:style-name="T14">;</text:span></text:p>
      <text:p text:style-name="P92"><text:s text:c="4"/>to <text:span text:style-name="T23">=</text:span> _to<text:span text:style-name="T14">;</text:span></text:p>
      <text:p text:style-name="P92"><text:s text:c="4"/>w <text:span text:style-name="T23">=</text:span> _w<text:span text:style-name="T14">;</text:span></text:p>
      <text:p text:style-name="P92"><text:s text:c="2"/><text:span text:style-name="T14">}</text:span></text:p>
      <text:p text:style-name="P96"/>
      <text:p text:style-name="P92"><text:s text:c="2"/><text:span text:style-name="T6">bool</text:span> <text:span text:style-name="T6">operator</text:span> <text:span text:style-name="T23">&lt;(</text:span><text:span text:style-name="T6">const</text:span> Edge<text:span text:style-name="T23">&amp;</text:span> b<text:span text:style-name="T23">)</text:span> <text:span text:style-name="T6">const</text:span></text:p>
      <text:p text:style-name="P92"><text:s text:c="2"/><text:span text:style-name="T14">{</text:span></text:p>
      <text:p text:style-name="P92"><text:s text:c="4"/><text:span text:style-name="T6">return</text:span> w <text:span text:style-name="T23">&lt;</text:span> b<text:span text:style-name="T23">.</text:span>w<text:span text:style-name="T14">;</text:span></text:p>
      <text:p text:style-name="P92"><text:s text:c="2"/><text:span text:style-name="T14">}</text:span></text:p>
      <text:p text:style-name="P96"/>
      <text:p text:style-name="P92"><text:s text:c="2"/><text:span text:style-name="T6">bool</text:span> <text:span text:style-name="T6">operator</text:span> <text:span text:style-name="T23">&gt;(</text:span><text:span text:style-name="T6">const</text:span> Edge<text:span text:style-name="T23">&amp;</text:span> b<text:span text:style-name="T23">)</text:span> <text:span text:style-name="T6">const</text:span></text:p>
      <text:p text:style-name="P92"><text:s text:c="2"/><text:span text:style-name="T14">{</text:span></text:p>
      <text:p text:style-name="P92"><text:s text:c="4"/><text:span text:style-name="T6">return</text:span> b<text:span text:style-name="T23">.</text:span>w <text:span text:style-name="T23">&lt;</text:span> w<text:span text:style-name="T14">;</text:span></text:p>
      <text:p text:style-name="P92"><text:s text:c="2"/><text:span text:style-name="T14">}</text:span></text:p>
      <text:p text:style-name="P96"/>
      <text:p text:style-name="P92"><text:s text:c="2"/><text:span text:style-name="T6">int</text:span> from<text:span text:style-name="T14">;</text:span></text:p>
      <text:p text:style-name="P92"><text:s text:c="2"/><text:span text:style-name="T6">int</text:span> to<text:span text:style-name="T14">;</text:span></text:p>
      <text:p text:style-name="P92"><text:s text:c="2"/><text:span text:style-name="T6">int</text:span> w<text:span text:style-name="T14">;</text:span></text:p>
      <text:p text:style-name="P94">};</text:p>
      <text:p text:style-name="P96"/>
      <text:p text:style-name="P92"><text:span text:style-name="T30">vector</text:span><text:span text:style-name="T14">&lt;</text:span>Edge<text:span text:style-name="T14">&gt;</text:span> edges<text:span text:style-name="T14">;</text:span></text:p>
      <text:p text:style-name="P92"><text:span text:style-name="T30">vector</text:span><text:span text:style-name="T14">&lt;</text:span><text:span text:style-name="T6">int</text:span><text:span text:style-name="T14">&gt;</text:span> distances<text:span text:style-name="T23">(</text:span>N_MAX<text:span text:style-name="T23">)</text:span><text:span text:style-name="T14">;</text:span></text:p>
      <text:p text:style-name="P96"/>
      <text:p text:style-name="P92"><text:span text:style-name="T6">void</text:span> bellman_ford<text:span text:style-name="T23">()</text:span></text:p>
      <text:p text:style-name="P94">{</text:p>
      <text:p text:style-name="P92"><text:s text:c="2"/><text:span text:style-name="T30">fill</text:span><text:span text:style-name="T23">(</text:span>distances<text:span text:style-name="T23">.</text:span>begin<text:span text:style-name="T23">(),</text:span> distances<text:span text:style-name="T23">.</text:span>end<text:span text:style-name="T23">(),</text:span> <text:span text:style-name="T35">10000</text:span><text:span text:style-name="T23">)</text:span><text:span text:style-name="T14">;</text:span></text:p>
      <text:p text:style-name="P92"><text:s text:c="2"/>distances<text:span text:style-name="T23">[</text:span><text:span text:style-name="T35">0</text:span><text:span text:style-name="T23">]</text:span> <text:span text:style-name="T23">=</text:span> <text:span text:style-name="T35">0</text:span><text:span text:style-name="T14">;</text:span></text:p>
      <text:p text:style-name="P96"/>
      <text:p text:style-name="P92"><text:s text:c="2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N_MAX <text:span text:style-name="T23">-</text:span> <text:span text:style-name="T35">1</text:span><text:span text:style-name="T14">;</text:span> <text:span text:style-name="T23">++</text:span>i<text:span text:style-name="T23">)</text:span></text:p>
      <text:p text:style-name="P92"><text:s text:c="4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edges<text:span text:style-name="T23">.</text:span>size<text:span text:style-name="T23">()</text:span><text:span text:style-name="T14">;</text:span> <text:span text:style-name="T23">++</text:span>i<text:span text:style-name="T23">)</text:span></text:p>
      <text:p text:style-name="P92"><text:s text:c="4"/><text:span text:style-name="T14">{</text:span></text:p>
      <text:p text:style-name="P92"><text:s text:c="6"/><text:span text:style-name="T6">if</text:span><text:span text:style-name="T23">(</text:span>distances<text:span text:style-name="T23">[</text:span>edges<text:span text:style-name="T23">[</text:span>i<text:span text:style-name="T23">].</text:span>to<text:span text:style-name="T23">]</text:span> <text:span text:style-name="T23">&gt;</text:span> distances<text:span text:style-name="T23">[</text:span>edges<text:span text:style-name="T23">[</text:span>i<text:span text:style-name="T23">].</text:span>from<text:span text:style-name="T23">]</text:span> <text:span text:style-name="T23">+</text:span> edges<text:span text:style-name="T23">[</text:span>i<text:span text:style-name="T23">].</text:span>w<text:span text:style-name="T23">)</text:span></text:p>
      <text:p text:style-name="P92"><text:s text:c="8"/>distances<text:span text:style-name="T23">[</text:span>edges<text:span text:style-name="T23">[</text:span>i<text:span text:style-name="T23">].</text:span>to<text:span text:style-name="T23">]</text:span> <text:span text:style-name="T23">=</text:span> distances<text:span text:style-name="T23">[</text:span>edges<text:span text:style-name="T23">[</text:span>i<text:span text:style-name="T23">].</text:span>from<text:span text:style-name="T23">]</text:span> <text:span text:style-name="T23">+</text:span> edges<text:span text:style-name="T23">[</text:span>i<text:span text:style-name="T23">].</text:span>w<text:span text:style-name="T14">;</text:span></text:p>
      <text:p text:style-name="P96"/>
      <text:p text:style-name="P92"><text:s text:c="6"/><text:span text:style-name="T6">if</text:span><text:span text:style-name="T23">(</text:span>distances<text:span text:style-name="T23">[</text:span>edges<text:span text:style-name="T23">[</text:span>i<text:span text:style-name="T23">].</text:span>from<text:span text:style-name="T23">]</text:span> <text:span text:style-name="T23">&gt;</text:span> distances<text:span text:style-name="T23">[</text:span>edges<text:span text:style-name="T23">[</text:span>i<text:span text:style-name="T23">].</text:span>to<text:span text:style-name="T23">]</text:span> <text:span text:style-name="T23">+</text:span> edges<text:span text:style-name="T23">[</text:span>i<text:span text:style-name="T23">].</text:span>w<text:span text:style-name="T23">)</text:span></text:p>
      <text:p text:style-name="P92"><text:s text:c="8"/>distances<text:span text:style-name="T23">[</text:span>edges<text:span text:style-name="T23">[</text:span>i<text:span text:style-name="T23">].</text:span>from<text:span text:style-name="T23">]</text:span> <text:span text:style-name="T23">=</text:span> distances<text:span text:style-name="T23">[</text:span>edges<text:span text:style-name="T23">[</text:span>i<text:span text:style-name="T23">].</text:span>to<text:span text:style-name="T23">]</text:span> <text:span text:style-name="T23">+</text:span> edges<text:span text:style-name="T23">[</text:span>i<text:span text:style-name="T23">].</text:span>w<text:span text:style-name="T14">;</text:span></text:p>
      <text:p text:style-name="P92"><text:s text:c="4"/><text:span text:style-name="T14">}</text:span></text:p>
      <text:p text:style-name="P96"/>
      <text:p text:style-name="P92"><text:s text:c="2"/><text:span text:style-name="T42">// OUTPUT</text:span></text:p>
      <text:p text:style-name="P92"><text:s text:c="2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N_MAX<text:span text:style-name="T14">;</text:span> <text:span text:style-name="T23">++</text:span>i<text:span text:style-name="T23">)</text:span></text:p>
      <text:p text:style-name="P92"><text:s text:c="4"/><text:span text:style-name="T30">cout</text:span> <text:span text:style-name="T23">&lt;&lt;</text:span> <text:span text:style-name="T5">"</text:span><text:span text:style-name="T40">Distance to </text:span><text:span text:style-name="T5">"</text:span> <text:span text:style-name="T23">&lt;&lt;</text:span> i <text:span text:style-name="T23">&lt;&lt;</text:span> <text:span text:style-name="T5">"</text:span><text:span text:style-name="T40"> is </text:span><text:span text:style-name="T5">"</text:span> <text:span text:style-name="T23">&lt;&lt;</text:span> distances<text:span text:style-name="T23">[</text:span>i<text:span text:style-name="T23">]</text:span> <text:span text:style-name="T23">&lt;&lt;</text:span> endl<text:span text:style-name="T14">;</text:span></text:p>
      <text:p text:style-name="P83">}</text:p>
      <text:h text:style-name="P108" text:outline-level="1"/>
      <text:h text:style-name="P120" text:outline-level="1"><text:span text:style-name="T52">Max Flow</text:span></text:h>
      <text:p text:style-name="P76"><text:span text:style-name="T11">struct</text:span><text:span text:style-name="T52"> Edge</text:span></text:p>
      <text:p text:style-name="P94">{</text:p>
      <text:p text:style-name="P92"><text:s text:c="2"/>Edge<text:span text:style-name="T23">(</text:span><text:span text:style-name="T6">int</text:span> _a<text:span text:style-name="T23">,</text:span> <text:span text:style-name="T6">int</text:span> _b<text:span text:style-name="T23">,</text:span> <text:span text:style-name="T6">int</text:span> _c<text:span text:style-name="T23">,</text:span> <text:span text:style-name="T6">int</text:span> _f<text:span text:style-name="T23">)</text:span> <text:span text:style-name="T14">{</text:span> </text:p>
      <text:p text:style-name="P92"><text:s text:c="4"/>a <text:span text:style-name="T23">=</text:span> _a<text:span text:style-name="T14">;</text:span> b <text:span text:style-name="T23">=</text:span> _b<text:span text:style-name="T14">;</text:span> c <text:span text:style-name="T23">=</text:span> _c<text:span text:style-name="T14">;</text:span> f <text:span text:style-name="T23">=</text:span> _f<text:span text:style-name="T14">;</text:span> </text:p>
      <text:p text:style-name="P92"><text:s text:c="2"/><text:span text:style-name="T14">}</text:span></text:p>
      <text:p text:style-name="P92"><text:s text:c="2"/><text:span text:style-name="T23">~</text:span>Edge<text:span text:style-name="T23">()</text:span> <text:span text:style-name="T14">{</text:span> <text:span text:style-name="T14">};</text:span></text:p>
      <text:p text:style-name="P92"><text:s text:c="2"/><text:span text:style-name="T6">int</text:span> a<text:span text:style-name="T14">;</text:span></text:p>
      <text:p text:style-name="P92"><text:s text:c="2"/><text:span text:style-name="T6">int</text:span> b<text:span text:style-name="T14">;</text:span></text:p>
      <text:p text:style-name="P92"><text:s text:c="2"/><text:span text:style-name="T6">int</text:span> c<text:span text:style-name="T14">;</text:span></text:p>
      <text:p text:style-name="P92"><text:s text:c="2"/><text:span text:style-name="T6">int</text:span> f<text:span text:style-name="T14">;</text:span></text:p>
      <text:p text:style-name="P92"><text:s text:c="2"/>Edge<text:span text:style-name="T23">*</text:span> r<text:span text:style-name="T14">;</text:span></text:p>
      <text:p text:style-name="P94">};</text:p>
      <text:p text:style-name="P96"/>
      <text:p text:style-name="P92"><text:span text:style-name="T30">vector</text:span><text:span text:style-name="T14">&lt;</text:span> <text:span text:style-name="T30">vector</text:span><text:span text:style-name="T14">&lt;</text:span>Edge<text:span text:style-name="T23">*</text:span><text:span text:style-name="T14">&gt;</text:span> <text:span text:style-name="T14">&gt;</text:span> adj<text:span text:style-name="T14">;</text:span></text:p>
      <text:p text:style-name="P92"><text:span text:style-name="T6">bool</text:span><text:span text:style-name="T23">*</text:span> visited<text:span text:style-name="T14">;</text:span></text:p>
      <text:p text:style-name="P92"><text:span text:style-name="T6">int</text:span> node_count<text:span text:style-name="T14">;</text:span></text:p>
      <text:p text:style-name="P96"/>
      <text:p text:style-name="P92"><text:span text:style-name="T6">bool</text:span> DFS<text:span text:style-name="T23">(</text:span><text:span text:style-name="T6">int</text:span> from<text:span text:style-name="T23">,</text:span> <text:span text:style-name="T6">int</text:span> to<text:span text:style-name="T23">,</text:span> <text:span text:style-name="T30">vector</text:span><text:span text:style-name="T14">&lt;</text:span>Edge<text:span text:style-name="T23">*</text:span><text:span text:style-name="T14">&gt;</text:span><text:span text:style-name="T23">&amp;</text:span> path<text:span text:style-name="T23">)</text:span></text:p>
      <text:p text:style-name="P94">{</text:p>
      <text:p text:style-name="P92"><text:s text:c="4"/><text:span text:style-name="T6">if</text:span><text:span text:style-name="T23">(</text:span>from <text:span text:style-name="T23">==</text:span> to<text:span text:style-name="T23">)</text:span> <text:span text:style-name="T6">return</text:span> <text:span text:style-name="T6">true</text:span><text:span text:style-name="T14">;</text:span></text:p>
      <text:p text:style-name="P92"><text:s text:c="4"/>visited<text:span text:style-name="T23">[</text:span>from<text:span text:style-name="T23">]</text:span> <text:span text:style-name="T23">=</text:span> <text:span text:style-name="T6">true</text:span><text:span text:style-name="T14">;</text:span></text:p>
      <text:p text:style-name="P92"><text:s text:c="4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adj<text:span text:style-name="T23">[</text:span>from<text:span text:style-name="T23">].</text:span>size<text:span text:style-name="T23">()</text:span><text:span text:style-name="T14">;</text:span> <text:span text:style-name="T23">++</text:span>i<text:span text:style-name="T23">)</text:span></text:p>
      <text:p text:style-name="P92"><text:s text:c="4"/><text:span text:style-name="T14">{</text:span></text:p>
      <text:p text:style-name="P92"><text:s text:c="8"/>Edge<text:span text:style-name="T23">*</text:span> e <text:span text:style-name="T23">=</text:span> adj<text:span text:style-name="T23">[</text:span>from<text:span text:style-name="T23">][</text:span>i<text:span text:style-name="T23">]</text:span><text:span text:style-name="T14">;</text:span></text:p>
      <text:p text:style-name="P92"><text:s text:c="8"/><text:span text:style-name="T6">if</text:span><text:span text:style-name="T23">(</text:span>visited<text:span text:style-name="T23">[</text:span>e<text:span text:style-name="T23">-&gt;</text:span>b<text:span text:style-name="T23">])</text:span> <text:span text:style-name="T6">continue</text:span><text:span text:style-name="T14">;</text:span></text:p>
      <text:p text:style-name="P92"><text:s text:c="8"/><text:span text:style-name="T6">if</text:span><text:span text:style-name="T23">(</text:span>e<text:span text:style-name="T23">-&gt;</text:span>f <text:span text:style-name="T23">&gt;=</text:span> e<text:span text:style-name="T23">-&gt;</text:span>c<text:span text:style-name="T23">)</text:span> <text:span text:style-name="T6">continue</text:span><text:span text:style-name="T14">;</text:span></text:p>
      <text:p text:style-name="P92"><text:s text:c="8"/>visited<text:span text:style-name="T23">[</text:span>e<text:span text:style-name="T23">-&gt;</text:span>b<text:span text:style-name="T23">]</text:span> <text:span text:style-name="T23">=</text:span> <text:span text:style-name="T6">true</text:span><text:span text:style-name="T14">;</text:span></text:p>
      <text:p text:style-name="P92"><text:s text:c="8"/>path<text:span text:style-name="T23">.</text:span>push_back<text:span text:style-name="T23">(</text:span>e<text:span text:style-name="T23">)</text:span><text:span text:style-name="T14">;</text:span></text:p>
      <text:p text:style-name="P92"><text:s text:c="8"/><text:span text:style-name="T6">if</text:span><text:span text:style-name="T23">(</text:span> DFS<text:span text:style-name="T23">(</text:span>e<text:span text:style-name="T23">-&gt;</text:span>b<text:span text:style-name="T23">,</text:span> to<text:span text:style-name="T23">,</text:span> path<text:span text:style-name="T23">)</text:span> <text:span text:style-name="T23">)</text:span> <text:span text:style-name="T6">return</text:span> <text:span text:style-name="T6">true</text:span><text:span text:style-name="T14">;</text:span></text:p>
      <text:p text:style-name="P92"><text:s text:c="8"/>path<text:span text:style-name="T23">.</text:span>pop_back<text:span text:style-name="T23">()</text:span><text:span text:style-name="T14">;</text:span></text:p>
      <text:p text:style-name="P92"><text:s text:c="4"/><text:span text:style-name="T14">}</text:span></text:p>
      <text:p text:style-name="P92"><text:s text:c="4"/><text:span text:style-name="T6">return</text:span> <text:span text:style-name="T6">false</text:span><text:span text:style-name="T14">;</text:span></text:p>
      <text:p text:style-name="P94">}</text:p>
      <text:p text:style-name="P96"/>
      <text:p text:style-name="P92"><text:span text:style-name="T6">bool</text:span> find_path<text:span text:style-name="T23">(</text:span><text:span text:style-name="T6">int</text:span> from<text:span text:style-name="T23">,</text:span> <text:span text:style-name="T6">int</text:span> to<text:span text:style-name="T23">,</text:span> <text:span text:style-name="T30">vector</text:span><text:span text:style-name="T14">&lt;</text:span>Edge<text:span text:style-name="T23">*</text:span><text:span text:style-name="T14">&gt;</text:span><text:span text:style-name="T23">&amp;</text:span> output<text:span text:style-name="T23">)</text:span></text:p>
      <text:p text:style-name="P94">{</text:p>
      <text:p text:style-name="P92"><text:s text:c="4"/>output<text:span text:style-name="T23">.</text:span>clear<text:span text:style-name="T23">()</text:span><text:span text:style-name="T14">;</text:span></text:p>
      <text:p text:style-name="P92"><text:s text:c="4"/><text:span text:style-name="T30">memset</text:span><text:span text:style-name="T23">(</text:span>visited<text:span text:style-name="T23">,</text:span> <text:span text:style-name="T6">false</text:span><text:span text:style-name="T23">,</text:span> node_count <text:span text:style-name="T23">*</text:span> <text:span text:style-name="T6">sizeof</text:span><text:span text:style-name="T23">(</text:span><text:span text:style-name="T6">bool</text:span><text:span text:style-name="T23">))</text:span><text:span text:style-name="T14">;</text:span></text:p>
      <text:p text:style-name="P92"><text:s text:c="4"/><text:span text:style-name="T6">return</text:span> DFS<text:span text:style-name="T23">(</text:span>from<text:span text:style-name="T23">,</text:span> to<text:span text:style-name="T23">,</text:span> output<text:span text:style-name="T23">)</text:span><text:span text:style-name="T14">;</text:span></text:p>
      <text:p text:style-name="P94">}</text:p>
      <text:p text:style-name="P96"/>
      <text:p text:style-name="P92"><text:span text:style-name="T6">int</text:span> max_flow<text:span text:style-name="T23">(</text:span><text:span text:style-name="T6">int</text:span> source<text:span text:style-name="T23">,</text:span> <text:span text:style-name="T6">int</text:span> sink<text:span text:style-name="T23">)</text:span></text:p>
      <text:p text:style-name="P94">{</text:p>
      <text:p text:style-name="P92"><text:s text:c="4"/><text:span text:style-name="T30">vector</text:span><text:span text:style-name="T14">&lt;</text:span>Edge<text:span text:style-name="T23">*</text:span><text:span text:style-name="T14">&gt;</text:span> p<text:span text:style-name="T14">;</text:span></text:p>
      <text:p text:style-name="P92"><text:s text:c="4"/><text:span text:style-name="T6">while</text:span><text:span text:style-name="T23">(</text:span>find_path<text:span text:style-name="T23">(</text:span>source<text:span text:style-name="T23">,</text:span> sink<text:span text:style-name="T23">,</text:span> p<text:span text:style-name="T23">))</text:span></text:p>
      <text:p text:style-name="P92"><text:s text:c="4"/><text:span text:style-name="T14">{</text:span></text:p>
      <text:p text:style-name="P92"><text:s text:c="8"/><text:span text:style-name="T6">int</text:span> flow <text:span text:style-name="T23">=</text:span> INT_MAX<text:span text:style-name="T14">;</text:span></text:p>
      <text:p text:style-name="P92"><text:s text:c="8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p<text:span text:style-name="T23">.</text:span>size<text:span text:style-name="T23">()</text:span><text:span text:style-name="T14">;</text:span> <text:span text:style-name="T23">++</text:span>i<text:span text:style-name="T23">)</text:span></text:p>
      <text:p text:style-name="P92"><text:s text:c="12"/><text:span text:style-name="T6">if</text:span><text:span text:style-name="T23">(</text:span>p<text:span text:style-name="T23">[</text:span>i<text:span text:style-name="T23">]-&gt;</text:span>c <text:span text:style-name="T23">-</text:span> p<text:span text:style-name="T23">[</text:span>i<text:span text:style-name="T23">]-&gt;</text:span>f <text:span text:style-name="T23">&lt;</text:span> flow<text:span text:style-name="T23">)</text:span> flow <text:span text:style-name="T23">=</text:span> p<text:span text:style-name="T23">[</text:span>i<text:span text:style-name="T23">]-&gt;</text:span>c <text:span text:style-name="T23">-</text:span> p<text:span text:style-name="T23">[</text:span>i<text:span text:style-name="T23">]-&gt;</text:span>f<text:span text:style-name="T14">;</text:span></text:p>
      <text:p text:style-name="P96"/>
      <text:p text:style-name="P92"><text:s text:c="8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p<text:span text:style-name="T23">.</text:span>size<text:span text:style-name="T23">()</text:span><text:span text:style-name="T14">;</text:span> <text:span text:style-name="T23">++</text:span>i<text:span text:style-name="T23">)</text:span> <text:span text:style-name="T14">{</text:span></text:p>
      <text:p text:style-name="P92"><text:s text:c="12"/>p<text:span text:style-name="T23">[</text:span>i<text:span text:style-name="T23">]-&gt;</text:span>f <text:span text:style-name="T23">+=</text:span> flow<text:span text:style-name="T14">;</text:span></text:p>
      <text:p text:style-name="P92"><text:s text:c="12"/>p<text:span text:style-name="T23">[</text:span>i<text:span text:style-name="T23">]-&gt;</text:span>r<text:span text:style-name="T23">-&gt;</text:span>f <text:span text:style-name="T23">-=</text:span> flow<text:span text:style-name="T14">;</text:span></text:p>
      <text:p text:style-name="P92"><text:s text:c="8"/><text:span text:style-name="T14">}</text:span></text:p>
      <text:p text:style-name="P96"><text:span text:style-name="T59"><text:s text:c="4"/></text:span><text:span text:style-name="T14">}</text:span></text:p>
      <text:p text:style-name="P92"><text:s text:c="2"/><text:span text:style-name="T6">int</text:span> total_flow <text:span text:style-name="T23">=</text:span> <text:span text:style-name="T35">0</text:span><text:span text:style-name="T14">;</text:span></text:p>
      <text:p text:style-name="P92"><text:s text:c="2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adj<text:span text:style-name="T23">[</text:span>source<text:span text:style-name="T23">].</text:span>size<text:span text:style-name="T23">()</text:span><text:span text:style-name="T14">;</text:span> <text:span text:style-name="T23">++</text:span>i<text:span text:style-name="T23">)</text:span></text:p>
      <text:p text:style-name="P92"><text:s text:c="2"/><text:span text:style-name="T14">{</text:span></text:p>
      <text:p text:style-name="P92"><text:s text:c="4"/>total_flow <text:span text:style-name="T23">+=</text:span> adj<text:span text:style-name="T23">[</text:span>source<text:span text:style-name="T23">][</text:span>i<text:span text:style-name="T23">]-&gt;</text:span>f<text:span text:style-name="T14">;</text:span></text:p>
      <text:p text:style-name="P92"><text:soft-page-break/><text:s text:c="2"/><text:span text:style-name="T14">}</text:span></text:p>
      <text:p text:style-name="P92"><text:s text:c="2"/><text:span text:style-name="T6">return</text:span> total_flow<text:span text:style-name="T14">;</text:span></text:p>
      <text:p text:style-name="P94">}</text:p>
      <text:p text:style-name="P96"/>
      <text:p text:style-name="P92"><text:span text:style-name="T6">void</text:span> add_edge<text:span text:style-name="T23">(</text:span><text:span text:style-name="T6">int</text:span> a<text:span text:style-name="T23">,</text:span> <text:span text:style-name="T6">int</text:span> b<text:span text:style-name="T23">,</text:span> <text:span text:style-name="T6">int</text:span> c<text:span text:style-name="T23">)</text:span></text:p>
      <text:p text:style-name="P94">{</text:p>
      <text:p text:style-name="P92"><text:s text:c="2"/>Edge<text:span text:style-name="T23">*</text:span> e <text:span text:style-name="T23">=</text:span> <text:span text:style-name="T6">new</text:span> Edge<text:span text:style-name="T23">(</text:span>a<text:span text:style-name="T23">,</text:span> b<text:span text:style-name="T23">,</text:span> c<text:span text:style-name="T23">,</text:span> <text:span text:style-name="T35">0</text:span><text:span text:style-name="T23">)</text:span><text:span text:style-name="T14">;</text:span></text:p>
      <text:p text:style-name="P92"><text:s text:c="2"/>Edge<text:span text:style-name="T23">*</text:span> re <text:span text:style-name="T23">=</text:span> <text:span text:style-name="T6">new</text:span> Edge<text:span text:style-name="T23">(</text:span>b<text:span text:style-name="T23">,</text:span> a<text:span text:style-name="T23">,</text:span> <text:span text:style-name="T35">0</text:span><text:span text:style-name="T23">,</text:span> <text:span text:style-name="T35">0</text:span><text:span text:style-name="T23">)</text:span><text:span text:style-name="T14">;</text:span></text:p>
      <text:p text:style-name="P92"><text:s text:c="2"/>e<text:span text:style-name="T23">-&gt;</text:span>r <text:span text:style-name="T23">=</text:span> re<text:span text:style-name="T14">;</text:span></text:p>
      <text:p text:style-name="P92"><text:s text:c="2"/>re<text:span text:style-name="T23">-&gt;</text:span>r <text:span text:style-name="T23">=</text:span> e<text:span text:style-name="T14">;</text:span></text:p>
      <text:p text:style-name="P92"><text:s text:c="2"/>adj<text:span text:style-name="T23">[</text:span>a<text:span text:style-name="T23">].</text:span>push_back<text:span text:style-name="T23">(</text:span>e<text:span text:style-name="T23">)</text:span><text:span text:style-name="T14">;</text:span></text:p>
      <text:p text:style-name="P92"><text:s text:c="2"/>adj<text:span text:style-name="T23">[</text:span>b<text:span text:style-name="T23">].</text:span>push_back<text:span text:style-name="T23">(</text:span>re<text:span text:style-name="T23">)</text:span><text:span text:style-name="T14">;</text:span></text:p>
      <text:p text:style-name="P94">}</text:p>
      <text:p text:style-name="P96"/>
      <text:p text:style-name="P92"><text:span text:style-name="T6">void</text:span> run<text:span text:style-name="T23">()</text:span></text:p>
      <text:p text:style-name="P94">{</text:p>
      <text:p text:style-name="P92"><text:s text:c="2"/>node_count <text:span text:style-name="T23">=</text:span> <text:span text:style-name="T35">6</text:span><text:span text:style-name="T14">;</text:span></text:p>
      <text:p text:style-name="P92"><text:s text:c="2"/>adj<text:span text:style-name="T23">.</text:span>clear<text:span text:style-name="T23">()</text:span><text:span text:style-name="T14">;</text:span></text:p>
      <text:p text:style-name="P92"><text:s text:c="2"/>adj<text:span text:style-name="T23">.</text:span>resize<text:span text:style-name="T23">(</text:span>node_count<text:span text:style-name="T23">)</text:span><text:span text:style-name="T14">;</text:span></text:p>
      <text:p text:style-name="P96"/>
      <text:p text:style-name="P92"><text:s text:c="2"/>add_edge<text:span text:style-name="T23">(</text:span><text:span text:style-name="T35">0</text:span><text:span text:style-name="T23">,</text:span> <text:span text:style-name="T35">5</text:span><text:span text:style-name="T23">,</text:span> <text:span text:style-name="T35">3</text:span><text:span text:style-name="T23">)</text:span><text:span text:style-name="T14">;</text:span></text:p>
      <text:p text:style-name="P92"><text:s text:c="2"/>add_edge<text:span text:style-name="T23">(</text:span><text:span text:style-name="T35">0</text:span><text:span text:style-name="T23">,</text:span> <text:span text:style-name="T35">1</text:span><text:span text:style-name="T23">,</text:span> <text:span text:style-name="T35">3</text:span><text:span text:style-name="T23">)</text:span><text:span text:style-name="T14">;</text:span></text:p>
      <text:p text:style-name="P92"><text:s text:c="2"/>add_edge<text:span text:style-name="T23">(</text:span><text:span text:style-name="T35">1</text:span><text:span text:style-name="T23">,</text:span> <text:span text:style-name="T35">5</text:span><text:span text:style-name="T23">,</text:span> <text:span text:style-name="T35">2</text:span><text:span text:style-name="T23">)</text:span><text:span text:style-name="T14">;</text:span></text:p>
      <text:p text:style-name="P92"><text:s text:c="2"/>add_edge<text:span text:style-name="T23">(</text:span><text:span text:style-name="T35">1</text:span><text:span text:style-name="T23">,</text:span> <text:span text:style-name="T35">2</text:span><text:span text:style-name="T23">,</text:span> <text:span text:style-name="T35">3</text:span><text:span text:style-name="T23">)</text:span><text:span text:style-name="T14">;</text:span></text:p>
      <text:p text:style-name="P92"><text:s text:c="2"/>add_edge<text:span text:style-name="T23">(</text:span><text:span text:style-name="T35">5</text:span><text:span text:style-name="T23">,</text:span> <text:span text:style-name="T35">4</text:span><text:span text:style-name="T23">,</text:span> <text:span text:style-name="T35">2</text:span><text:span text:style-name="T23">)</text:span><text:span text:style-name="T14">;</text:span></text:p>
      <text:p text:style-name="P92"><text:s text:c="2"/>add_edge<text:span text:style-name="T23">(</text:span><text:span text:style-name="T35">2</text:span><text:span text:style-name="T23">,</text:span> <text:span text:style-name="T35">4</text:span><text:span text:style-name="T23">,</text:span> <text:span text:style-name="T35">4</text:span><text:span text:style-name="T23">)</text:span><text:span text:style-name="T14">;</text:span></text:p>
      <text:p text:style-name="P92"><text:s text:c="2"/>add_edge<text:span text:style-name="T23">(</text:span><text:span text:style-name="T35">2</text:span><text:span text:style-name="T23">,</text:span> <text:span text:style-name="T35">3</text:span><text:span text:style-name="T23">,</text:span> <text:span text:style-name="T35">2</text:span><text:span text:style-name="T23">)</text:span><text:span text:style-name="T14">;</text:span></text:p>
      <text:p text:style-name="P92"><text:s text:c="2"/>add_edge<text:span text:style-name="T23">(</text:span><text:span text:style-name="T35">4</text:span><text:span text:style-name="T23">,</text:span> <text:span text:style-name="T35">3</text:span><text:span text:style-name="T23">,</text:span> <text:span text:style-name="T35">3</text:span><text:span text:style-name="T23">)</text:span><text:span text:style-name="T14">;</text:span></text:p>
      <text:p text:style-name="P96"/>
      <text:p text:style-name="P92"><text:s text:c="2"/>visited <text:span text:style-name="T23">=</text:span> <text:span text:style-name="T6">new</text:span> <text:span text:style-name="T6">bool</text:span><text:span text:style-name="T23">[</text:span>node_count<text:span text:style-name="T23">]</text:span><text:span text:style-name="T14">;</text:span></text:p>
      <text:p text:style-name="P96"/>
      <text:p text:style-name="P92"><text:s text:c="2"/><text:span text:style-name="T6">int</text:span> m <text:span text:style-name="T23">=</text:span> max_flow<text:span text:style-name="T23">(</text:span><text:span text:style-name="T35">0</text:span><text:span text:style-name="T23">,</text:span> node_count <text:span text:style-name="T23">-</text:span> <text:span text:style-name="T35">1</text:span><text:span text:style-name="T23">)</text:span><text:span text:style-name="T14">;</text:span></text:p>
      <text:p text:style-name="P96"/>
      <text:p text:style-name="P92"><text:s text:c="2"/><text:span text:style-name="T30">cout</text:span> <text:span text:style-name="T23">&lt;&lt;</text:span> m <text:span text:style-name="T23">&lt;&lt;</text:span> endl<text:span text:style-name="T14">;</text:span></text:p>
      <text:p text:style-name="P96"/>
      <text:p text:style-name="P92"><text:s text:c="2"/><text:span text:style-name="T6">for</text:span><text:span text:style-name="T23">(</text:span><text:span text:style-name="T6">unsigned</text:span> <text:span text:style-name="T6">int</text:span> i <text:span text:style-name="T23">=</text:span> <text:span text:style-name="T35">0</text:span><text:span text:style-name="T14">;</text:span> i <text:span text:style-name="T23">&lt;</text:span> adj<text:span text:style-name="T23">.</text:span>size<text:span text:style-name="T23">()</text:span><text:span text:style-name="T14">;</text:span> <text:span text:style-name="T23">++</text:span>i<text:span text:style-name="T23">)</text:span></text:p>
      <text:p text:style-name="P92"><text:s text:c="6"/><text:span text:style-name="T6">for</text:span><text:span text:style-name="T23">(</text:span><text:span text:style-name="T6">unsigned</text:span> <text:span text:style-name="T6">int</text:span> j <text:span text:style-name="T23">=</text:span> <text:span text:style-name="T35">0</text:span><text:span text:style-name="T14">;</text:span> j <text:span text:style-name="T23">&lt;</text:span> adj<text:span text:style-name="T23">[</text:span>i<text:span text:style-name="T23">].</text:span>size<text:span text:style-name="T23">()</text:span><text:span text:style-name="T14">;</text:span> <text:span text:style-name="T23">++</text:span>j<text:span text:style-name="T23">)</text:span></text:p>
      <text:p text:style-name="P92"><text:s text:c="10"/><text:span text:style-name="T6">delete</text:span> adj<text:span text:style-name="T23">[</text:span>i<text:span text:style-name="T23">][</text:span>j<text:span text:style-name="T23">]</text:span><text:span text:style-name="T14">;</text:span></text:p>
      <text:p text:style-name="P92"><text:s text:c="2"/>adj<text:span text:style-name="T23">.</text:span>clear<text:span text:style-name="T23">()</text:span><text:span text:style-name="T14">;</text:span></text:p>
      <text:p text:style-name="P92"><text:s text:c="2"/><text:span text:style-name="T6">delete</text:span><text:span text:style-name="T23">[]</text:span> visited<text:span text:style-name="T14">;</text:span></text:p>
      <text:p text:style-name="P82">}</text:p>
      <text:section text:style-name="Sect3" text:name="Section3">
        <text:h text:style-name="P121" text:outline-level="1">Kruskal</text:h>
        <text:p text:style-name="P25">// GAAT ER VANUIT DAT JE EEN CONNECTED GRAPH HEBT</text:p>
        <text:p text:style-name="P69">// anders toepassingen op elke component</text:p>
        <text:p text:style-name="P44"><text:span text:style-name="T6">struct</text:span> Edge</text:p>
        <text:p text:style-name="P55">{</text:p>
        <text:p text:style-name="P44"><text:s text:c="2"/>Edge<text:span text:style-name="T23">(</text:span><text:span text:style-name="T6">int</text:span> _from<text:span text:style-name="T23">,</text:span> <text:span text:style-name="T6">int</text:span> _to<text:span text:style-name="T23">,</text:span> <text:span text:style-name="T6">int</text:span> _w<text:span text:style-name="T23">) </text:span><text:span text:style-name="T14">{</text:span></text:p>
        <text:p text:style-name="P44"><text:s text:c="4"/>from <text:span text:style-name="T23">=</text:span> _from<text:span text:style-name="T14">;</text:span></text:p>
        <text:p text:style-name="P44"><text:s text:c="4"/>to <text:span text:style-name="T23">=</text:span> _to<text:span text:style-name="T14">;</text:span></text:p>
        <text:p text:style-name="P44"><text:s text:c="4"/>w <text:span text:style-name="T23">=</text:span> _w<text:span text:style-name="T14">;</text:span></text:p>
        <text:p text:style-name="P44"><text:s text:c="2"/><text:span text:style-name="T14">}</text:span></text:p>
        <text:p text:style-name="P60"/>
        <text:p text:style-name="P44"><text:s text:c="2"/><text:span text:style-name="T6">bool</text:span> <text:span text:style-name="T6">operator</text:span> <text:span text:style-name="T23">&lt;(</text:span><text:span text:style-name="T6">const</text:span> Edge<text:span text:style-name="T23">&amp;</text:span> b<text:span text:style-name="T23">)</text:span> <text:span text:style-name="T6">const</text:span> <text:span text:style-name="T14">{</text:span></text:p>
        <text:p text:style-name="P44"><text:s text:c="4"/><text:span text:style-name="T6">return</text:span> w <text:span text:style-name="T23">&lt;</text:span> b<text:span text:style-name="T23">.</text:span>w<text:span text:style-name="T14">;</text:span></text:p>
        <text:p text:style-name="P44"><text:s text:c="2"/><text:span text:style-name="T14">}</text:span></text:p>
        <text:p text:style-name="P60"/>
        <text:p text:style-name="P44"><text:s text:c="2"/><text:span text:style-name="T6">bool</text:span> <text:span text:style-name="T6">operator</text:span> <text:span text:style-name="T23">&gt;(</text:span><text:span text:style-name="T6">const</text:span> Edge<text:span text:style-name="T23">&amp;</text:span> b<text:span text:style-name="T23">)</text:span> <text:span text:style-name="T6">const</text:span> <text:span text:style-name="T14">{</text:span></text:p>
        <text:p text:style-name="P44"><text:s text:c="4"/><text:span text:style-name="T6">return</text:span> b<text:span text:style-name="T23">.</text:span>w <text:span text:style-name="T23">&lt;</text:span> w<text:span text:style-name="T14">;</text:span></text:p>
        <text:p text:style-name="P44"><text:s text:c="2"/><text:span text:style-name="T14">}</text:span></text:p>
        <text:p text:style-name="P60"/>
        <text:p text:style-name="P44"><text:s text:c="2"/><text:span text:style-name="T6">int</text:span> from<text:span text:style-name="T14">;</text:span></text:p>
        <text:p text:style-name="P44"><text:s text:c="2"/><text:span text:style-name="T6">int</text:span> to<text:span text:style-name="T14">;</text:span></text:p>
        <text:p text:style-name="P44"><text:s text:c="2"/><text:span text:style-name="T6">int</text:span> w<text:span text:style-name="T14">;</text:span></text:p>
        <text:p text:style-name="P55">};</text:p>
        <text:p text:style-name="P60"/>
        <text:p text:style-name="P44"><text:span text:style-name="T30">vector</text:span><text:span text:style-name="T14">&lt;</text:span>Edge<text:span text:style-name="T14">&gt;</text:span> edges<text:span text:style-name="T14">;</text:span></text:p>
        <text:p text:style-name="P44"><text:span text:style-name="T30">vector</text:span><text:span text:style-name="T14">&lt;</text:span><text:span text:style-name="T6">int</text:span><text:span text:style-name="T14">&gt;</text:span> group<text:span text:style-name="T23">(</text:span>N_MAX<text:span text:style-name="T23">)</text:span><text:span text:style-name="T14">;</text:span></text:p>
        <text:p text:style-name="P44"><text:span text:style-name="T30">vector</text:span><text:span text:style-name="T14">&lt;</text:span><text:span text:style-name="T30">vector</text:span><text:span text:style-name="T14">&lt;</text:span><text:span text:style-name="T6">int</text:span><text:span text:style-name="T14">&gt;</text:span> <text:span text:style-name="T14">&gt;</text:span> groups<text:span text:style-name="T23">(</text:span>N_MAX<text:span text:style-name="T23">)</text:span><text:span text:style-name="T14">;</text:span></text:p>
        <text:p text:style-name="P60"/>
        <text:p text:style-name="P44"><text:span text:style-name="T6">void</text:span> kruskal<text:span text:style-name="T23">()</text:span></text:p>
        <text:p text:style-name="P55">{</text:p>
        <text:p text:style-name="P44"><text:s text:c="2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N_MAX<text:span text:style-name="T14">;</text:span> <text:span text:style-name="T23">++</text:span>i<text:span text:style-name="T23">)</text:span> <text:span text:style-name="T14">{</text:span></text:p>
        <text:p text:style-name="P44"><text:s text:c="4"/>groups<text:span text:style-name="T23">[</text:span>i<text:span text:style-name="T23">].</text:span>push_back<text:span text:style-name="T23">(</text:span>i<text:span text:style-name="T23">)</text:span><text:span text:style-name="T14">;</text:span></text:p>
        <text:p text:style-name="P44"><text:s text:c="4"/>group<text:span text:style-name="T23">[</text:span>i<text:span text:style-name="T23">]</text:span> <text:span text:style-name="T23">=</text:span> i<text:span text:style-name="T14">;</text:span></text:p>
        <text:p text:style-name="P44"><text:s text:c="2"/><text:span text:style-name="T14">}</text:span></text:p>
        <text:p text:style-name="P60"/>
        <text:p text:style-name="P44"><text:s text:c="2"/><text:span text:style-name="T30">vector</text:span><text:span text:style-name="T14">&lt;</text:span>Edge<text:span text:style-name="T14">&gt;</text:span> mst<text:span text:style-name="T14">;</text:span></text:p>
        <text:p text:style-name="P44"><text:s text:c="2"/><text:span text:style-name="T6">int</text:span> total_length <text:span text:style-name="T23">=</text:span> <text:span text:style-name="T35">0</text:span><text:span text:style-name="T14">;</text:span></text:p>
        <text:p text:style-name="P60"/>
        <text:p text:style-name="P44"><text:s text:c="2"/><text:span text:style-name="T30">priority_queue</text:span><text:span text:style-name="T14">&lt;</text:span>Edge<text:span text:style-name="T23">,</text:span> <text:span text:style-name="T30">vector</text:span><text:span text:style-name="T14">&lt;</text:span>Edge<text:span text:style-name="T14">&gt;</text:span><text:span text:style-name="T23">,</text:span> <text:span text:style-name="T30">greater</text:span><text:span text:style-name="T14">&lt;</text:span>Edge<text:span text:style-name="T14">&gt;</text:span> <text:span text:style-name="T14">&gt;</text:span> q<text:span text:style-name="T14">;</text:span></text:p>
        <text:p text:style-name="P44"><text:s text:c="2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edges<text:span text:style-name="T23">.</text:span>size<text:span text:style-name="T23">()</text:span><text:span text:style-name="T14">;</text:span> <text:span text:style-name="T23">++</text:span>i<text:span text:style-name="T23">)</text:span></text:p>
        <text:p text:style-name="P44"><text:s text:c="4"/>q<text:span text:style-name="T23">.</text:span>push<text:span text:style-name="T23">(</text:span>edges<text:span text:style-name="T23">[</text:span>i<text:span text:style-name="T23">])</text:span><text:span text:style-name="T14">;</text:span></text:p>
        <text:p text:style-name="P60"/>
        <text:p text:style-name="P44"><text:s text:c="2"/><text:span text:style-name="T6">const</text:span> Edge<text:span text:style-name="T23">*</text:span> e<text:span text:style-name="T14">;</text:span></text:p>
        <text:p text:style-name="P44"><text:s text:c="2"/><text:span text:style-name="T6">while</text:span><text:span text:style-name="T23">(!</text:span>q<text:span text:style-name="T23">.</text:span>empty<text:span text:style-name="T23">())</text:span> <text:span text:style-name="T14">{</text:span></text:p>
        <text:p text:style-name="P44"><text:s text:c="4"/>e <text:span text:style-name="T23">=</text:span> <text:span text:style-name="T23">&amp;</text:span>q<text:span text:style-name="T23">.</text:span>top<text:span text:style-name="T23">()</text:span><text:span text:style-name="T14">;</text:span></text:p>
        <text:p text:style-name="P60"/>
        <text:p text:style-name="P44"><text:s text:c="4"/><text:span text:style-name="T6">if</text:span><text:span text:style-name="T23">(</text:span>group<text:span text:style-name="T23">[</text:span>e<text:span text:style-name="T23">-&gt;</text:span>from<text:span text:style-name="T23">]</text:span> <text:span text:style-name="T23">!=</text:span> group<text:span text:style-name="T23">[</text:span>e<text:span text:style-name="T23">-&gt;</text:span>to<text:span text:style-name="T23">])</text:span></text:p>
        <text:p text:style-name="P44"><text:s text:c="4"/><text:span text:style-name="T14">{</text:span></text:p>
        <text:p text:style-name="P44"><text:s text:c="6"/><text:span text:style-name="T6">int</text:span> g <text:span text:style-name="T23">=</text:span> group<text:span text:style-name="T23">[</text:span>e<text:span text:style-name="T23">-&gt;</text:span>from<text:span text:style-name="T23">]</text:span><text:span text:style-name="T14">;</text:span></text:p>
        <text:p text:style-name="P44"><text:s text:c="6"/><text:span text:style-name="T6">int</text:span> size <text:span text:style-name="T23">=</text:span> groups<text:span text:style-name="T23">[</text:span>g<text:span text:style-name="T23">].</text:span>size<text:span text:style-name="T23">()</text:span><text:span text:style-name="T14">;</text:span></text:p>
        <text:p text:style-name="P44"><text:s text:c="6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size<text:span text:style-name="T14">;</text:span> <text:span text:style-name="T23">++</text:span>i<text:span text:style-name="T23">)</text:span></text:p>
        <text:p text:style-name="P44"><text:s text:c="6"/><text:span text:style-name="T14">{</text:span></text:p>
        <text:p text:style-name="P44"><text:s text:c="8"/>group<text:span text:style-name="T23">[</text:span>groups<text:span text:style-name="T23">[</text:span>g<text:span text:style-name="T23">][</text:span>i<text:span text:style-name="T23">]]</text:span> <text:span text:style-name="T23">=</text:span> group<text:span text:style-name="T23">[</text:span>e<text:span text:style-name="T23">-&gt;</text:span>to<text:span text:style-name="T23">]</text:span><text:span text:style-name="T14">;</text:span></text:p>
        <text:p text:style-name="P44"><text:s text:c="8"/>groups<text:span text:style-name="T23">[</text:span>group<text:span text:style-name="T23">[</text:span>e<text:span text:style-name="T23">-&gt;</text:span>to<text:span text:style-name="T23">]].</text:span>push_back<text:span text:style-name="T23">(</text:span>groups<text:span text:style-name="T23">[</text:span>g<text:span text:style-name="T23">][</text:span>i<text:span text:style-name="T23">])</text:span><text:span text:style-name="T14">;</text:span></text:p>
        <text:p text:style-name="P44"><text:s text:c="6"/><text:span text:style-name="T14">}</text:span></text:p>
        <text:p text:style-name="P44"><text:s text:c="6"/>groups<text:span text:style-name="T23">[</text:span>g<text:span text:style-name="T23">].</text:span>empty<text:span text:style-name="T23">()</text:span><text:span text:style-name="T14">;</text:span></text:p>
        <text:p text:style-name="P60"/>
        <text:p text:style-name="P44"><text:s text:c="6"/>mst<text:span text:style-name="T23">.</text:span>push_back<text:span text:style-name="T23">(*</text:span>e<text:span text:style-name="T23">)</text:span><text:span text:style-name="T14">;</text:span></text:p>
        <text:p text:style-name="P44"><text:s text:c="6"/>total_length <text:span text:style-name="T23">+=</text:span> e<text:span text:style-name="T23">-&gt;</text:span>w<text:span text:style-name="T14">;</text:span></text:p>
        <text:p text:style-name="P60"/>
        <text:p text:style-name="P44"><text:s text:c="6"/><text:span text:style-name="T30">cout</text:span> <text:span text:style-name="T23">&lt;&lt;</text:span> groups<text:span text:style-name="T23">[</text:span>e<text:span text:style-name="T23">-&gt;</text:span>to<text:span text:style-name="T23">].</text:span>size<text:span text:style-name="T23">()</text:span> <text:span text:style-name="T23">&lt;&lt;</text:span> endl<text:span text:style-name="T14">;</text:span></text:p>
        <text:p text:style-name="P60"/>
        <text:p text:style-name="P44"><text:s text:c="3"/><text:span text:style-name="T42">// we're done if every vertex is in one single group</text:span></text:p>
        <text:p text:style-name="P44"><text:s text:c="6"/><text:span text:style-name="T6">if</text:span><text:span text:style-name="T23">(</text:span>groups<text:span text:style-name="T23">[</text:span>e<text:span text:style-name="T23">-&gt;</text:span>to<text:span text:style-name="T23">].</text:span>size<text:span text:style-name="T23">()</text:span> <text:span text:style-name="T23">==</text:span> N_MAX<text:span text:style-name="T23">)</text:span></text:p>
        <text:p text:style-name="P44"><text:s text:c="8"/><text:span text:style-name="T6">break</text:span><text:span text:style-name="T14">;</text:span></text:p>
        <text:p text:style-name="P44"><text:s text:c="4"/><text:span text:style-name="T14">}</text:span></text:p>
        <text:p text:style-name="P60"/>
        <text:p text:style-name="P44"><text:s text:c="4"/>q<text:span text:style-name="T23">.</text:span>pop<text:span text:style-name="T23">()</text:span><text:span text:style-name="T14">;</text:span></text:p>
        <text:p text:style-name="P44"><text:s text:c="2"/><text:span text:style-name="T14">}</text:span></text:p>
        <text:p text:style-name="P60"/>
        <text:p text:style-name="P44"><text:s text:c="2"/><text:span text:style-name="T42">// OUTPUT</text:span></text:p>
        <text:p text:style-name="P44"><text:s text:c="2"/><text:span text:style-name="T30">cout</text:span> <text:span text:style-name="T23">&lt;&lt;</text:span> <text:span text:style-name="T5">"</text:span><text:span text:style-name="T40">Length: </text:span><text:span text:style-name="T5">"</text:span> <text:span text:style-name="T23">&lt;&lt;</text:span> total_length <text:span text:style-name="T23">&lt;&lt;</text:span> endl<text:span text:style-name="T14">;</text:span></text:p>
        <text:p text:style-name="P44"><text:s text:c="2"/><text:span text:style-name="T6">for</text:span>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mst<text:span text:style-name="T23">.</text:span>size<text:span text:style-name="T23">()</text:span><text:span text:style-name="T14">;</text:span> <text:span text:style-name="T23">++</text:span>i<text:span text:style-name="T23">)</text:span></text:p>
        <text:p text:style-name="P44"><text:s text:c="4"/><text:span text:style-name="T30">cout</text:span> <text:span text:style-name="T23">&lt;&lt;</text:span> <text:span text:style-name="T5">"</text:span><text:span text:style-name="T40">Edge: </text:span><text:span text:style-name="T5">"</text:span> <text:span text:style-name="T23">&lt;&lt;</text:span> mst<text:span text:style-name="T23">[</text:span>i<text:span text:style-name="T23">].</text:span>from <text:span text:style-name="T23">&lt;&lt;</text:span> <text:span text:style-name="T5">"</text:span><text:span text:style-name="T40"> </text:span><text:span text:style-name="T5">"</text:span> <text:span text:style-name="T23">&lt;&lt;</text:span> mst<text:span text:style-name="T23">[</text:span>i<text:span text:style-name="T23">].</text:span>to <text:span text:style-name="T23">&lt;&lt;</text:span> endl<text:span text:style-name="T14">;</text:span></text:p>
        <text:p text:style-name="P14">}</text:p>
      </text:section>
      <text:h text:style-name="P115" text:outline-level="1">KMP String search</text:h>
      <text:p text:style-name="P32"><text:span text:style-name="T9">int</text:span><text:span text:style-name="T47"> KMPsearch</text:span><text:span text:style-name="T26">(</text:span><text:span text:style-name="T9">const</text:span><text:span text:style-name="T47"> </text:span><text:span text:style-name="T31">string</text:span><text:span text:style-name="T26">&amp;</text:span><text:span text:style-name="T47"> word</text:span><text:span text:style-name="T26">,</text:span><text:span text:style-name="T47"> </text:span><text:span text:style-name="T9">const</text:span><text:span text:style-name="T47"> </text:span><text:span text:style-name="T31">string</text:span><text:span text:style-name="T26">&amp;</text:span><text:span text:style-name="T47"> text</text:span><text:span text:style-name="T26">)</text:span></text:p>
      <text:p text:style-name="P52">{</text:p>
      <text:p text:style-name="P41"><text:s text:c="8"/><text:span text:style-name="T30">vector</text:span><text:span text:style-name="T14">&lt;</text:span><text:span text:style-name="T6">int</text:span><text:span text:style-name="T14">&gt;</text:span> table<text:span text:style-name="T23">(</text:span>word<text:span text:style-name="T23">.</text:span>size<text:span text:style-name="T23">()+</text:span><text:span text:style-name="T35">1</text:span><text:span text:style-name="T23">,</text:span> <text:span text:style-name="T35">0</text:span><text:span text:style-name="T23">)</text:span><text:span text:style-name="T14">;</text:span></text:p>
      <text:p text:style-name="P41"><text:s text:c="8"/><text:span text:style-name="T42">//NOTE: If you search for the SAME word in different texts</text:span></text:p>
      <text:p text:style-name="P41"><text:s text:c="8"/><text:span text:style-name="T42">//then only fill this table ONCE</text:span></text:p>
      <text:p text:style-name="P41"><text:s text:c="8"/><text:span text:style-name="T6">unsigned</text:span> <text:span text:style-name="T6">int</text:span> i <text:span text:style-name="T23">=</text:span> <text:span text:style-name="T35">1</text:span><text:span text:style-name="T14">;</text:span></text:p>
      <text:p text:style-name="P41"><text:s text:c="8"/><text:span text:style-name="T6">unsigned</text:span> <text:span text:style-name="T6">int</text:span> j <text:span text:style-name="T23">=</text:span> <text:span text:style-name="T35">0</text:span><text:span text:style-name="T14">;</text:span></text:p>
      <text:p text:style-name="P41"><text:s text:c="8"/><text:span text:style-name="T6">while</text:span><text:span text:style-name="T23">(</text:span>i <text:span text:style-name="T23">&lt;</text:span> word<text:span text:style-name="T23">.</text:span>size<text:span text:style-name="T23">())</text:span></text:p>
      <text:p text:style-name="P41"><text:s text:c="8"/><text:span text:style-name="T14">{</text:span></text:p>
      <text:p text:style-name="P41"><text:s text:c="16"/><text:span text:style-name="T6">if</text:span><text:span text:style-name="T23">(</text:span> word<text:span text:style-name="T23">[</text:span>i<text:span text:style-name="T23">]</text:span> <text:span text:style-name="T23">==</text:span> word<text:span text:style-name="T23">[</text:span>j<text:span text:style-name="T23">]</text:span> <text:span text:style-name="T23">)</text:span></text:p>
      <text:p text:style-name="P41"><text:s text:c="16"/><text:span text:style-name="T14">{</text:span></text:p>
      <text:p text:style-name="P41"><text:s text:c="24"/><text:span text:style-name="T23">++</text:span>i<text:span text:style-name="T14">;</text:span></text:p>
      <text:p text:style-name="P41"><text:s text:c="24"/><text:span text:style-name="T23">++</text:span>j<text:span text:style-name="T14">;</text:span></text:p>
      <text:p text:style-name="P41"><text:s text:c="24"/>table<text:span text:style-name="T23">[</text:span>i<text:span text:style-name="T23">]</text:span> <text:span text:style-name="T23">=</text:span> j<text:span text:style-name="T14">;</text:span></text:p>
      <text:p text:style-name="P41"><text:s text:c="16"/><text:span text:style-name="T14">}</text:span></text:p>
      <text:p text:style-name="P41"><text:s text:c="16"/><text:span text:style-name="T6">else</text:span> <text:span text:style-name="T6">if</text:span><text:span text:style-name="T23">(</text:span> j <text:span text:style-name="T23">&gt;</text:span> <text:span text:style-name="T35">0</text:span> <text:span text:style-name="T23">)</text:span></text:p>
      <text:p text:style-name="P41"><text:s text:c="16"/><text:span text:style-name="T14">{</text:span></text:p>
      <text:p text:style-name="P41"><text:s text:c="24"/>j <text:span text:style-name="T23">=</text:span> table<text:span text:style-name="T23">[</text:span>j<text:span text:style-name="T23">]</text:span><text:span text:style-name="T14">;</text:span></text:p>
      <text:p text:style-name="P41"><text:s text:c="16"/><text:span text:style-name="T14">}</text:span></text:p>
      <text:p text:style-name="P41"><text:s text:c="16"/><text:span text:style-name="T6">else</text:span></text:p>
      <text:p text:style-name="P41"><text:s text:c="16"/><text:span text:style-name="T14">{</text:span></text:p>
      <text:p text:style-name="P41"><text:s text:c="24"/><text:span text:style-name="T23">++</text:span>i<text:span text:style-name="T14">;</text:span></text:p>
      <text:p text:style-name="P41"><text:s text:c="16"/><text:span text:style-name="T14">}</text:span></text:p>
      <text:p text:style-name="P41"><text:s text:c="8"/><text:span text:style-name="T14">}</text:span></text:p>
      <text:p text:style-name="P40"/>
      <text:p text:style-name="P41"><text:s text:c="8"/><text:span text:style-name="T6">int</text:span> matchcount <text:span text:style-name="T23">=</text:span> <text:span text:style-name="T35">0</text:span><text:span text:style-name="T14">;</text:span></text:p>
      <text:p text:style-name="P41"><text:s text:c="8"/>i <text:span text:style-name="T23">=</text:span> <text:span text:style-name="T35">0</text:span><text:span text:style-name="T14">;</text:span></text:p>
      <text:p text:style-name="P41"><text:s text:c="8"/>j <text:span text:style-name="T23">=</text:span> <text:span text:style-name="T35">0</text:span><text:span text:style-name="T14">;</text:span></text:p>
      <text:p text:style-name="P41"><text:s text:c="8"/><text:span text:style-name="T6">while</text:span><text:span text:style-name="T23">(</text:span>i <text:span text:style-name="T23">&lt;</text:span> text<text:span text:style-name="T23">.</text:span>size<text:span text:style-name="T23">())</text:span></text:p>
      <text:p text:style-name="P41"><text:s text:c="8"/><text:span text:style-name="T14">{</text:span></text:p>
      <text:p text:style-name="P41"><text:s text:c="16"/><text:span text:style-name="T6">if</text:span><text:span text:style-name="T23">(</text:span> text<text:span text:style-name="T23">[</text:span>i<text:span text:style-name="T23">]</text:span> <text:span text:style-name="T23">==</text:span> word<text:span text:style-name="T23">[</text:span>j<text:span text:style-name="T23">]</text:span> <text:span text:style-name="T23">)</text:span></text:p>
      <text:p text:style-name="P41"><text:s text:c="16"/><text:span text:style-name="T14">{</text:span></text:p>
      <text:p text:style-name="P41"><text:s text:c="24"/><text:span text:style-name="T23">++</text:span>i<text:span text:style-name="T14">;</text:span></text:p>
      <text:p text:style-name="P41"><text:s text:c="24"/><text:span text:style-name="T23">++</text:span>j<text:span text:style-name="T14">;</text:span></text:p>
      <text:p text:style-name="P41"><text:s text:c="24"/><text:span text:style-name="T6">if</text:span><text:span text:style-name="T23">(</text:span> j <text:span text:style-name="T23">==</text:span> word<text:span text:style-name="T23">.</text:span>size<text:span text:style-name="T23">()</text:span> <text:span text:style-name="T23">)</text:span></text:p>
      <text:p text:style-name="P41"><text:s text:c="24"/><text:span text:style-name="T14">{</text:span></text:p>
      <text:p text:style-name="P41"><text:s text:c="32"/><text:span text:style-name="T23">++</text:span>matchcount<text:span text:style-name="T14">;</text:span></text:p>
      <text:p text:style-name="P66">//Match is at text[i-j] till text[i-1] both inclusive</text:p>
      <text:p text:style-name="P66">//cout &lt;&lt; "Match " &lt;&lt; matchcount &lt;&lt; " at position " &lt;&lt; (i-j) &lt;&lt; endl;</text:p>
      <text:p text:style-name="P41"><text:s text:c="32"/>j <text:span text:style-name="T23">=</text:span> table<text:span text:style-name="T23">[</text:span>j<text:span text:style-name="T23">]</text:span><text:span text:style-name="T14">;</text:span></text:p>
      <text:p text:style-name="P41"><text:s text:c="24"/><text:span text:style-name="T14">}</text:span></text:p>
      <text:p text:style-name="P41"><text:s text:c="16"/><text:span text:style-name="T14">}</text:span></text:p>
      <text:p text:style-name="P41"><text:s text:c="16"/><text:span text:style-name="T6">else</text:span> <text:span text:style-name="T6">if</text:span><text:span text:style-name="T23">(</text:span> j <text:span text:style-name="T23">&gt;</text:span> <text:span text:style-name="T35">0</text:span> <text:span text:style-name="T23">)</text:span></text:p>
      <text:p text:style-name="P41"><text:s text:c="24"/>j <text:span text:style-name="T23">=</text:span> table<text:span text:style-name="T23">[</text:span>j<text:span text:style-name="T23">]</text:span><text:span text:style-name="T14">;</text:span></text:p>
      <text:p text:style-name="P41"><text:s text:c="16"/><text:span text:style-name="T6">else</text:span></text:p>
      <text:p text:style-name="P41"><text:s text:c="24"/><text:span text:style-name="T23">++</text:span>i<text:span text:style-name="T14">;</text:span></text:p>
      <text:p text:style-name="P41"><text:s text:c="8"/><text:span text:style-name="T14">}</text:span></text:p>
      <text:p text:style-name="P41"><text:s text:c="8"/><text:span text:style-name="T6">return</text:span> matchcount<text:span text:style-name="T14">;</text:span></text:p>
      <text:p text:style-name="P10">}</text:p>
      <text:h text:style-name="P104" text:outline-level="1"/>
      <text:h text:style-name="P115" text:outline-level="1">Geometry</text:h>
      <text:p text:style-name="P29">//Max signed integer: 2,147,483,647</text:p>
      <text:p text:style-name="P41"><text:span text:style-name="T6">typedef</text:span> <text:span text:style-name="T6">double</text:span> NUM<text:span text:style-name="T14">;</text:span> <text:span text:style-name="T42">//use either double or long long</text:span></text:p>
      <text:p text:style-name="P40"/>
      <text:p text:style-name="P41"><text:span text:style-name="T6">struct</text:span> point</text:p>
      <text:p text:style-name="P52">{</text:p>
      <text:p text:style-name="P41"><text:s text:c="4"/>NUM x<text:span text:style-name="T23">,</text:span> y<text:span text:style-name="T14">;</text:span></text:p>
      <text:p text:style-name="P41"><text:s text:c="4"/>point<text:span text:style-name="T23">()</text:span><text:span text:style-name="T14">{}</text:span></text:p>
      <text:p text:style-name="P41"><text:s text:c="4"/>point<text:span text:style-name="T23">(</text:span>NUM _x<text:span text:style-name="T23">,</text:span> NUM _y<text:span text:style-name="T23">)</text:span> <text:span text:style-name="T14">{</text:span>x<text:span text:style-name="T23">=</text:span> _x<text:span text:style-name="T14">;</text:span> y<text:span text:style-name="T23">=</text:span> _y<text:span text:style-name="T14">;}</text:span></text:p>
      <text:p text:style-name="P41"><text:s text:c="4"/>point<text:span text:style-name="T23">(</text:span><text:span text:style-name="T6">const</text:span> point<text:span text:style-name="T23">&amp;</text:span> p<text:span text:style-name="T23">)</text:span> <text:span text:style-name="T14">{</text:span>x<text:span text:style-name="T23">=</text:span>p<text:span text:style-name="T23">.</text:span>x<text:span text:style-name="T14">;</text:span> y<text:span text:style-name="T23">=</text:span>p<text:span text:style-name="T23">.</text:span>y<text:span text:style-name="T14">;}</text:span></text:p>
      <text:p text:style-name="P41"><text:s text:c="4"/>point <text:span text:style-name="T6">operator</text:span><text:span text:style-name="T23">*(</text:span>NUM scalar<text:span text:style-name="T23">)</text:span> <text:s text:c="6"/><text:span text:style-name="T6">const</text:span> <text:span text:style-name="T14">{</text:span> <text:span text:style-name="T6">return</text:span> point<text:span text:style-name="T23">(</text:span>scalar<text:span text:style-name="T23">*</text:span>x<text:span text:style-name="T23">,</text:span> scalar<text:span text:style-name="T23">*</text:span>y<text:span text:style-name="T23">)</text:span><text:span text:style-name="T14">;</text:span> <text:span text:style-name="T14">}</text:span><text:span text:style-name="T42">//scalar</text:span></text:p>
      <text:p text:style-name="P41"><text:s text:c="4"/>NUM <text:s text:c="2"/><text:span text:style-name="T6">operator</text:span><text:span text:style-name="T23">*(</text:span><text:span text:style-name="T6">const</text:span> point<text:span text:style-name="T23">&amp;</text:span> rhs<text:span text:style-name="T23">)</text:span> <text:span text:style-name="T6">const</text:span> <text:span text:style-name="T14">{</text:span> <text:span text:style-name="T6">return</text:span> x<text:span text:style-name="T23">*</text:span>rhs<text:span text:style-name="T23">.</text:span>x <text:span text:style-name="T23">+</text:span> y<text:span text:style-name="T23">*</text:span>rhs<text:span text:style-name="T23">.</text:span>y<text:span text:style-name="T14">;</text:span> <text:span text:style-name="T14">}</text:span> <text:s text:c="7"/><text:span text:style-name="T42">//dot product</text:span></text:p>
      <text:p text:style-name="P41"><text:s text:c="4"/>NUM <text:s text:c="2"/><text:span text:style-name="T6">operator</text:span><text:span text:style-name="T23">^(</text:span><text:span text:style-name="T6">const</text:span> point<text:span text:style-name="T23">&amp;</text:span> rhs<text:span text:style-name="T23">)</text:span> <text:span text:style-name="T6">const</text:span> <text:span text:style-name="T14">{</text:span> <text:span text:style-name="T6">return</text:span> x<text:span text:style-name="T23">*</text:span>rhs<text:span text:style-name="T23">.</text:span>y <text:span text:style-name="T23">-</text:span> y<text:span text:style-name="T23">*</text:span>rhs<text:span text:style-name="T23">.</text:span>x<text:span text:style-name="T14">;</text:span> <text:span text:style-name="T14">}</text:span> <text:s text:c="7"/><text:span text:style-name="T42">//cross product</text:span></text:p>
      <text:p text:style-name="P41"><text:s text:c="4"/>point <text:span text:style-name="T6">operator</text:span><text:span text:style-name="T23">+(</text:span><text:span text:style-name="T6">const</text:span> point<text:span text:style-name="T23">&amp;</text:span> rhs<text:span text:style-name="T23">)</text:span> <text:span text:style-name="T6">const</text:span> <text:span text:style-name="T14">{</text:span> <text:span text:style-name="T6">return</text:span> point<text:span text:style-name="T23">(</text:span>x<text:span text:style-name="T23">+</text:span>rhs<text:span text:style-name="T23">.</text:span>x<text:span text:style-name="T23">,</text:span> y<text:span text:style-name="T23">+</text:span>rhs<text:span text:style-name="T23">.</text:span>y<text:span text:style-name="T23">)</text:span><text:span text:style-name="T14">;</text:span> <text:span text:style-name="T14">}</text:span> <text:s/><text:span text:style-name="T42">//addition</text:span></text:p>
      <text:p text:style-name="P41"><text:s text:c="4"/>point <text:span text:style-name="T6">operator</text:span><text:span text:style-name="T23">-(</text:span><text:span text:style-name="T6">const</text:span> point<text:span text:style-name="T23">&amp;</text:span> rhs<text:span text:style-name="T23">)</text:span> <text:span text:style-name="T6">const</text:span> <text:span text:style-name="T14">{</text:span> <text:span text:style-name="T6">return</text:span> point<text:span text:style-name="T23">(</text:span>x<text:span text:style-name="T23">-</text:span>rhs<text:span text:style-name="T23">.</text:span>x<text:span text:style-name="T23">,</text:span> y<text:span text:style-name="T23">-</text:span>rhs<text:span text:style-name="T23">.</text:span>y<text:span text:style-name="T23">)</text:span><text:span text:style-name="T14">;</text:span> <text:span text:style-name="T14">}</text:span> <text:s/><text:span text:style-name="T42">//subtraction</text:span></text:p>
      <text:p text:style-name="P52">};</text:p>
      <text:p text:style-name="P40"/>
      <text:p text:style-name="P41">NUM sqDist<text:span text:style-name="T23">(</text:span><text:span text:style-name="T6">const</text:span> point<text:span text:style-name="T23">&amp;</text:span> a<text:span text:style-name="T23">,</text:span> <text:span text:style-name="T6">const</text:span> point<text:span text:style-name="T23">&amp;</text:span> b<text:span text:style-name="T23">)</text:span> <text:s/><text:span text:style-name="T14">{</text:span> <text:span text:style-name="T6">return</text:span> <text:span text:style-name="T23">(</text:span>b<text:span text:style-name="T23">.</text:span>x<text:span text:style-name="T23">-</text:span>a<text:span text:style-name="T23">.</text:span>x<text:span text:style-name="T23">)*(</text:span>b<text:span text:style-name="T23">.</text:span>x<text:span text:style-name="T23">-</text:span>a<text:span text:style-name="T23">.</text:span>x<text:span text:style-name="T23">)</text:span> <text:span text:style-name="T23">+</text:span> <text:span text:style-name="T23">(</text:span>b<text:span text:style-name="T23">.</text:span>y<text:span text:style-name="T23">-</text:span>a<text:span text:style-name="T23">.</text:span>y<text:span text:style-name="T23">)*(</text:span>b<text:span text:style-name="T23">.</text:span>y<text:span text:style-name="T23">-</text:span>a<text:span text:style-name="T23">.</text:span>y<text:span text:style-name="T23">)</text:span><text:span text:style-name="T14">;</text:span> <text:span text:style-name="T14">}</text:span></text:p>
      <text:p text:style-name="P40"/>
      <text:p text:style-name="P66">//--- Distance between two segments: ---</text:p>
      <text:p text:style-name="P66">//Compute the distance both points from the first line segment to the full second segment</text:p>
      <text:p text:style-name="P66">//BUT ALSO the distance from both points of the second line segment to the first segment</text:p>
      <text:p text:style-name="P66">//Take the minimum of these four. (Or zero if they intersect)</text:p>
      <text:p text:style-name="P40"/>
      <text:p text:style-name="P66">//Distance SQUARED from point a to line segment bc</text:p>
      <text:p text:style-name="P41"><text:span text:style-name="T6">double</text:span> sqDistPointSegment<text:span text:style-name="T23">(</text:span>point a<text:span text:style-name="T23">,</text:span> point b<text:span text:style-name="T23">,</text:span> point c<text:span text:style-name="T23">)</text:span></text:p>
      <text:p text:style-name="P52">{</text:p>
      <text:p text:style-name="P41"><text:s text:c="4"/>a <text:span text:style-name="T23">=</text:span> a<text:span text:style-name="T23">-</text:span>b<text:span text:style-name="T14">;</text:span></text:p>
      <text:p text:style-name="P41"><text:s text:c="4"/>c <text:span text:style-name="T23">=</text:span> c<text:span text:style-name="T23">-</text:span>b<text:span text:style-name="T14">;</text:span></text:p>
      <text:p text:style-name="P41"><text:s text:c="4"/><text:span text:style-name="T6">long</text:span> <text:span text:style-name="T6">long</text:span> dot <text:span text:style-name="T23">=</text:span> a<text:span text:style-name="T23">*</text:span>c<text:span text:style-name="T14">;</text:span></text:p>
      <text:p text:style-name="P41"><text:s text:c="4"/><text:span text:style-name="T6">if</text:span><text:span text:style-name="T23">(</text:span> dot <text:span text:style-name="T23">&lt;=</text:span> <text:span text:style-name="T35">0</text:span> <text:span text:style-name="T23">)</text:span> <text:span text:style-name="T6">return</text:span> a<text:span text:style-name="T23">*</text:span>a<text:span text:style-name="T14">;</text:span></text:p>
      <text:p text:style-name="P41"><text:s text:c="4"/><text:span text:style-name="T6">else</text:span></text:p>
      <text:p text:style-name="P41"><text:s text:c="4"/><text:span text:style-name="T14">{</text:span></text:p>
      <text:p text:style-name="P41"><text:s text:c="8"/><text:span text:style-name="T6">long</text:span> <text:span text:style-name="T6">long</text:span> len <text:span text:style-name="T23">=</text:span> c<text:span text:style-name="T23">*</text:span>c<text:span text:style-name="T14">;</text:span></text:p>
      <text:p text:style-name="P41"><text:s text:c="8"/><text:span text:style-name="T6">if</text:span><text:span text:style-name="T23">(</text:span> dot <text:span text:style-name="T23">&gt;=</text:span> len <text:span text:style-name="T23">)</text:span> <text:span text:style-name="T6">return</text:span> <text:span text:style-name="T23">(</text:span>a<text:span text:style-name="T23">-</text:span>c<text:span text:style-name="T23">)*(</text:span>a<text:span text:style-name="T23">-</text:span>c<text:span text:style-name="T23">)</text:span><text:span text:style-name="T14">;</text:span></text:p>
      <text:p text:style-name="P41"><text:s text:c="8"/><text:span text:style-name="T6">else</text:span> <text:span text:style-name="T6">return</text:span> a<text:span text:style-name="T23">*</text:span>a <text:span text:style-name="T23">-</text:span> dot<text:span text:style-name="T23">*</text:span>dot<text:span text:style-name="T23">/((</text:span><text:span text:style-name="T6">double</text:span><text:span text:style-name="T23">)</text:span>len<text:span text:style-name="T23">)</text:span><text:span text:style-name="T14">;</text:span> <text:span text:style-name="T42">//OR: (a^c)*(a^c) / ((double)len);</text:span></text:p>
      <text:p text:style-name="P41"><text:s text:c="8"/><text:span text:style-name="T42">//point projection = c * (dot/((double)len);</text:span></text:p>
      <text:p text:style-name="P41"><text:s text:c="4"/><text:span text:style-name="T14">}</text:span></text:p>
      <text:p text:style-name="P52">}</text:p>
      <text:p text:style-name="P40"/>
      <text:p text:style-name="P66">//Line segment a1---a2 intersects with b1---b2</text:p>
      <text:p text:style-name="P66">//If they TOUCH then it can fail</text:p>
      <text:p text:style-name="P41"><text:span text:style-name="T6">bool</text:span> segmentsIntersect<text:span text:style-name="T23">(</text:span><text:span text:style-name="T6">const</text:span> point<text:span text:style-name="T23">&amp;</text:span> a1<text:span text:style-name="T23">,</text:span> <text:span text:style-name="T6">const</text:span> point<text:span text:style-name="T23">&amp;</text:span> a2<text:span text:style-name="T23">,</text:span> <text:span text:style-name="T6">const</text:span> point<text:span text:style-name="T23">&amp;</text:span> b1<text:span text:style-name="T23">,</text:span> <text:span text:style-name="T6">const</text:span> point<text:span text:style-name="T23">&amp;</text:span> b2<text:span text:style-name="T23">)</text:span></text:p>
      <text:p text:style-name="P52">{</text:p>
      <text:p text:style-name="P41"><text:s text:c="4"/>NUM cross <text:span text:style-name="T23">=</text:span> <text:span text:style-name="T23">(</text:span>a2<text:span text:style-name="T23">-</text:span>a1<text:span text:style-name="T23">)^(</text:span>b2<text:span text:style-name="T23">-</text:span>b1<text:span text:style-name="T23">)</text:span><text:span text:style-name="T14">;</text:span></text:p>
      <text:p text:style-name="P41"><text:s text:c="4"/><text:span text:style-name="T6">if</text:span><text:span text:style-name="T23">(</text:span> cross <text:span text:style-name="T23">==</text:span> <text:span text:style-name="T35">0</text:span> <text:span text:style-name="T23">)</text:span> <text:span text:style-name="T6">return</text:span> <text:span text:style-name="T6">false</text:span><text:span text:style-name="T14">;</text:span> <text:span text:style-name="T42">//parallel</text:span></text:p>
      <text:p text:style-name="P41"><text:s text:c="4"/><text:span text:style-name="T6">double</text:span> t <text:span text:style-name="T23">=</text:span> <text:span text:style-name="T23">((</text:span>b1<text:span text:style-name="T23">-</text:span>a1<text:span text:style-name="T23">)^(</text:span>b2<text:span text:style-name="T23">-</text:span>b1<text:span text:style-name="T23">))</text:span> <text:span text:style-name="T23">/</text:span> <text:span text:style-name="T23">((</text:span><text:span text:style-name="T6">double</text:span><text:span text:style-name="T23">)</text:span>cross<text:span text:style-name="T23">)</text:span><text:span text:style-name="T14">;</text:span></text:p>
      <text:p text:style-name="P41"><text:s text:c="4"/><text:span text:style-name="T6">if</text:span><text:span text:style-name="T23">(</text:span> t <text:span text:style-name="T23">&lt;</text:span> <text:span text:style-name="T35">0</text:span> <text:span text:style-name="T23">||</text:span> t <text:span text:style-name="T23">&gt;</text:span> <text:span text:style-name="T35">1</text:span> <text:span text:style-name="T23">)</text:span> <text:span text:style-name="T6">return</text:span> <text:span text:style-name="T6">false</text:span><text:span text:style-name="T14">;</text:span></text:p>
      <text:p text:style-name="P41"><text:s text:c="4"/><text:span text:style-name="T6">double</text:span> u <text:span text:style-name="T23">=</text:span> <text:span text:style-name="T23">((</text:span>b1<text:span text:style-name="T23">-</text:span>a1<text:span text:style-name="T23">)^(</text:span>a2<text:span text:style-name="T23">-</text:span>a1<text:span text:style-name="T23">))</text:span> <text:span text:style-name="T23">/</text:span> <text:span text:style-name="T23">((</text:span><text:span text:style-name="T6">double</text:span><text:span text:style-name="T23">)</text:span>cross<text:span text:style-name="T23">)</text:span><text:span text:style-name="T14">;</text:span></text:p>
      <text:p text:style-name="P41"><text:s text:c="4"/><text:span text:style-name="T6">if</text:span><text:span text:style-name="T23">(</text:span> u <text:span text:style-name="T23">&lt;</text:span> <text:span text:style-name="T35">0</text:span> <text:span text:style-name="T23">||</text:span> u <text:span text:style-name="T23">&gt;</text:span> <text:span text:style-name="T35">1</text:span> <text:span text:style-name="T23">)</text:span> <text:span text:style-name="T6">return</text:span> <text:span text:style-name="T6">false</text:span><text:span text:style-name="T14">;</text:span></text:p>
      <text:p text:style-name="P41"><text:s text:c="4"/><text:span text:style-name="T42">//point intersect = a1*(1-t) + a2*t;</text:span></text:p>
      <text:p text:style-name="P41"><text:s text:c="4"/><text:span text:style-name="T42">//point intersect = b1*(1-u) + b2*u;</text:span></text:p>
      <text:p text:style-name="P41"><text:s text:c="4"/><text:span text:style-name="T6">return</text:span> <text:span text:style-name="T6">true</text:span><text:span text:style-name="T14">;</text:span></text:p>
      <text:p text:style-name="P52">}</text:p>
      <text:p text:style-name="P40"><text:soft-page-break/></text:p>
      <text:p text:style-name="P66">//This returns TWICE the area of a polygon because then it will always be an integer if the input is integers</text:p>
      <text:p text:style-name="P41">NUM polygonTwiceArea<text:span text:style-name="T23">(</text:span><text:span text:style-name="T6">const</text:span> <text:span text:style-name="T30">vector</text:span><text:span text:style-name="T14">&lt;</text:span>point<text:span text:style-name="T14">&gt;</text:span><text:span text:style-name="T23">&amp;</text:span> polygon<text:span text:style-name="T23">)</text:span></text:p>
      <text:p text:style-name="P52">{</text:p>
      <text:p text:style-name="P41"><text:s text:c="4"/><text:span text:style-name="T42">//if( polygon.empty() ) return 0;</text:span></text:p>
      <text:p text:style-name="P41"><text:s text:c="4"/>NUM area <text:span text:style-name="T23">=</text:span> <text:span text:style-name="T35">0</text:span><text:span text:style-name="T14">;</text:span></text:p>
      <text:p text:style-name="P41"><text:s text:c="4"/>point p0 <text:span text:style-name="T23">=</text:span> polygon<text:span text:style-name="T23">[</text:span><text:span text:style-name="T35">0</text:span><text:span text:style-name="T23">]</text:span><text:span text:style-name="T14">;</text:span></text:p>
      <text:p text:style-name="P41"><text:s text:c="4"/><text:span text:style-name="T6">for</text:span><text:span text:style-name="T23">(</text:span><text:span text:style-name="T6">unsigned</text:span> <text:span text:style-name="T6">int</text:span> i <text:span text:style-name="T23">=</text:span> <text:span text:style-name="T35">1</text:span><text:span text:style-name="T14">;</text:span> i<text:span text:style-name="T23">+</text:span><text:span text:style-name="T35">1</text:span> <text:span text:style-name="T23">&lt;</text:span> polygon<text:span text:style-name="T23">.</text:span>size<text:span text:style-name="T23">()</text:span><text:span text:style-name="T14">;</text:span> <text:span text:style-name="T23">++</text:span>i<text:span text:style-name="T23">)</text:span> area <text:span text:style-name="T23">+=</text:span> <text:span text:style-name="T23">(</text:span>polygon<text:span text:style-name="T23">[</text:span>i<text:span text:style-name="T23">]</text:span> <text:span text:style-name="T23">-</text:span> p0<text:span text:style-name="T23">)^(</text:span>polygon<text:span text:style-name="T23">[</text:span>i<text:span text:style-name="T23">+</text:span><text:span text:style-name="T35">1</text:span><text:span text:style-name="T23">]-</text:span>p0<text:span text:style-name="T23">)</text:span><text:span text:style-name="T14">;</text:span></text:p>
      <text:p text:style-name="P41"><text:s text:c="4"/><text:span text:style-name="T6">return</text:span> <text:span text:style-name="T23">(</text:span>area <text:span text:style-name="T23">&gt;</text:span> <text:span text:style-name="T35">0</text:span> <text:span text:style-name="T14">?</text:span> area <text:span text:style-name="T14">:</text:span> <text:span text:style-name="T23">-</text:span>area<text:span text:style-name="T23">)</text:span><text:span text:style-name="T14">;</text:span> <text:span text:style-name="T42">//abs(area)</text:span></text:p>
      <text:p text:style-name="P52">}</text:p>
      <text:p text:style-name="P40"/>
      <text:p text:style-name="P66">//WHEN POSSIBLE USE pointInConvex</text:p>
      <text:p text:style-name="P41"><text:span text:style-name="T6">bool</text:span> pointInPolygon<text:span text:style-name="T23">(</text:span>point p<text:span text:style-name="T23">,</text:span> <text:span text:style-name="T6">const</text:span> <text:span text:style-name="T30">vector</text:span><text:span text:style-name="T14">&lt;</text:span>point<text:span text:style-name="T14">&gt;</text:span><text:span text:style-name="T23">&amp;</text:span> polygon<text:span text:style-name="T23">)</text:span></text:p>
      <text:p text:style-name="P52">{</text:p>
      <text:p text:style-name="P41"><text:s text:c="4"/>point outside<text:span text:style-name="T23">(</text:span><text:span text:style-name="T35">982451653</text:span><text:span text:style-name="T23">,</text:span> <text:span text:style-name="T35">881253449</text:span><text:span text:style-name="T23">)</text:span><text:span text:style-name="T14">;</text:span> <text:span text:style-name="T42">//Choose prime </text:span><text:span text:style-name="T48">numbers!!</text:span></text:p>
      <text:p text:style-name="P41"><text:s text:c="4"/><text:span text:style-name="T6">int</text:span> crosscount <text:span text:style-name="T23">=</text:span> <text:span text:style-name="T35">0</text:span><text:span text:style-name="T14">;</text:span></text:p>
      <text:p text:style-name="P41"><text:s text:c="4"/><text:span text:style-name="T6">unsigned</text:span> <text:span text:style-name="T6">int</text:span> N <text:span text:style-name="T23">=</text:span> polygon<text:span text:style-name="T23">.</text:span>size<text:span text:style-name="T23">()</text:span><text:span text:style-name="T14">;</text:span></text:p>
      <text:p text:style-name="P41"><text:s text:c="4"/><text:span text:style-name="T6">for</text:span><text:span text:style-name="T23">(</text:span><text:span text:style-name="T6">unsigned</text:span> <text:span text:style-name="T6">int</text:span> i <text:span text:style-name="T23">=</text:span> <text:span text:style-name="T35">0</text:span><text:span text:style-name="T14">;</text:span> i <text:span text:style-name="T23">&lt;</text:span> N<text:span text:style-name="T14">;</text:span> <text:span text:style-name="T23">++</text:span>i<text:span text:style-name="T23">)</text:span></text:p>
      <text:p text:style-name="P41"><text:s text:c="4"/><text:span text:style-name="T14">{</text:span></text:p>
      <text:p text:style-name="P41"><text:s text:c="8"/><text:span text:style-name="T6">if</text:span><text:span text:style-name="T23">(</text:span> sqDistPointSegment<text:span text:style-name="T23">(</text:span> p <text:span text:style-name="T23">,</text:span> polygon<text:span text:style-name="T23">[</text:span>i<text:span text:style-name="T23">],</text:span> polygon<text:span text:style-name="T23">[(</text:span>i<text:span text:style-name="T23">+</text:span><text:span text:style-name="T35">1</text:span><text:span text:style-name="T23">)%</text:span>N<text:span text:style-name="T23">]</text:span> <text:span text:style-name="T23">)</text:span> <text:span text:style-name="T23">&lt;=</text:span> <text:span text:style-name="T50">1e-11</text:span> <text:span text:style-name="T23">)</text:span></text:p>
      <text:p text:style-name="P41"><text:s text:c="12"/><text:span text:style-name="T6">return</text:span> <text:span text:style-name="T6">true</text:span><text:span text:style-name="T14">;</text:span> <text:span text:style-name="T42">//POINT ON BOUNDARY: change true to false if wanted</text:span></text:p>
      <text:p text:style-name="P41"><text:s text:c="8"/><text:span text:style-name="T6">if</text:span><text:span text:style-name="T23">(</text:span> segmentsIntersect<text:span text:style-name="T23">(</text:span> p<text:span text:style-name="T23">,</text:span> outside<text:span text:style-name="T23">,</text:span> polygon<text:span text:style-name="T23">[</text:span>i<text:span text:style-name="T23">],</text:span> polygon<text:span text:style-name="T23">[(</text:span>i<text:span text:style-name="T23">+</text:span><text:span text:style-name="T35">1</text:span><text:span text:style-name="T23">)%</text:span>N<text:span text:style-name="T23">]</text:span> <text:span text:style-name="T23">)</text:span> <text:span text:style-name="T23">)</text:span> <text:span text:style-name="T23">++</text:span>crosscount<text:span text:style-name="T14">;</text:span></text:p>
      <text:p text:style-name="P41"><text:s text:c="4"/><text:span text:style-name="T14">}</text:span></text:p>
      <text:p text:style-name="P41"><text:s text:c="4"/><text:span text:style-name="T6">if</text:span><text:span text:style-name="T23">(</text:span> crosscount <text:span text:style-name="T23">%</text:span> <text:span text:style-name="T35">2</text:span> <text:span text:style-name="T23">==</text:span> <text:span text:style-name="T35">0</text:span> <text:span text:style-name="T23">)</text:span> <text:span text:style-name="T6">return</text:span> <text:span text:style-name="T6">false</text:span><text:span text:style-name="T14">;</text:span> <text:span text:style-name="T42">//p was outside polygon</text:span></text:p>
      <text:p text:style-name="P41"><text:s text:c="4"/><text:span text:style-name="T6">else</text:span> <text:span text:style-name="T6">return</text:span> <text:span text:style-name="T6">true</text:span><text:span text:style-name="T14">;</text:span> <text:span text:style-name="T42">//p was inside polygon</text:span></text:p>
      <text:p text:style-name="P52">}</text:p>
      <text:p text:style-name="P40"/>
      <text:p text:style-name="P41"><text:span text:style-name="T6">int</text:span> pointInConvex<text:span text:style-name="T23">(</text:span>point p<text:span text:style-name="T23">,</text:span> <text:span text:style-name="T6">const</text:span> <text:span text:style-name="T30">vector</text:span><text:span text:style-name="T14">&lt;</text:span>point<text:span text:style-name="T14">&gt;</text:span><text:span text:style-name="T23">&amp;</text:span> polygon<text:span text:style-name="T23">,</text:span> <text:span text:style-name="T6">int</text:span> whenOnBoundary <text:span text:style-name="T23">=</text:span> <text:span text:style-name="T35">0</text:span><text:span text:style-name="T23">)</text:span></text:p>
      <text:p text:style-name="P52">{</text:p>
      <text:p text:style-name="P41"><text:s text:c="4"/><text:span text:style-name="T42">//The cross product should always have the same sign when the point is inside the convex</text:span></text:p>
      <text:p text:style-name="P41"><text:s text:c="4"/><text:span text:style-name="T6">unsigned</text:span> <text:span text:style-name="T6">int</text:span> N <text:span text:style-name="T23">=</text:span> polygon<text:span text:style-name="T23">.</text:span>size<text:span text:style-name="T23">()</text:span><text:span text:style-name="T14">;</text:span></text:p>
      <text:p text:style-name="P41"><text:s text:c="4"/><text:span text:style-name="T6">int</text:span> sign <text:span text:style-name="T23">=</text:span> <text:span text:style-name="T35">0</text:span><text:span text:style-name="T14">;</text:span></text:p>
      <text:p text:style-name="P41"><text:s text:c="4"/><text:span text:style-name="T6">for</text:span><text:span text:style-name="T23">(</text:span><text:span text:style-name="T6">unsigned</text:span> <text:span text:style-name="T6">int</text:span> i <text:span text:style-name="T23">=</text:span> <text:span text:style-name="T35">0</text:span><text:span text:style-name="T14">;</text:span> i <text:span text:style-name="T23">&lt;</text:span> N<text:span text:style-name="T14">;</text:span> <text:span text:style-name="T23">++</text:span>i<text:span text:style-name="T23">)</text:span></text:p>
      <text:p text:style-name="P41"><text:s text:c="4"/><text:span text:style-name="T14">{</text:span></text:p>
      <text:p text:style-name="P41"><text:s text:c="8"/><text:span text:style-name="T6">long</text:span> <text:span text:style-name="T6">long</text:span> cross <text:span text:style-name="T23">=</text:span> <text:span text:style-name="T23">((</text:span>polygon<text:span text:style-name="T23">[</text:span>i<text:span text:style-name="T23">]</text:span> <text:span text:style-name="T23">-</text:span> p<text:span text:style-name="T23">)^(</text:span>polygon<text:span text:style-name="T23">[(</text:span>i<text:span text:style-name="T23">+</text:span><text:span text:style-name="T35">1</text:span><text:span text:style-name="T23">)%</text:span>N<text:span text:style-name="T23">]</text:span> <text:span text:style-name="T23">-</text:span> p<text:span text:style-name="T23">))</text:span><text:span text:style-name="T14">;</text:span></text:p>
      <text:p text:style-name="P41"><text:s text:c="8"/><text:span text:style-name="T6">if</text:span><text:span text:style-name="T23">(</text:span> cross <text:span text:style-name="T23">==</text:span> <text:span text:style-name="T35">0</text:span> <text:span text:style-name="T23">)</text:span></text:p>
      <text:p text:style-name="P41"><text:s text:c="12"/><text:span text:style-name="T6">return</text:span> whenOnBoundary<text:span text:style-name="T14">;</text:span></text:p>
      <text:p text:style-name="P41"><text:s text:c="8"/><text:span text:style-name="T6">else</text:span></text:p>
      <text:p text:style-name="P41"><text:s text:c="8"/><text:span text:style-name="T14">{</text:span></text:p>
      <text:p text:style-name="P41"><text:s text:c="12"/><text:span text:style-name="T6">if</text:span><text:span text:style-name="T23">(</text:span> sign <text:span text:style-name="T23">==</text:span> <text:span text:style-name="T35">0</text:span> <text:span text:style-name="T23">)</text:span> sign <text:span text:style-name="T23">=</text:span> cross <text:span text:style-name="T23">&gt;</text:span> <text:span text:style-name="T35">0</text:span> <text:span text:style-name="T14">?</text:span> <text:span text:style-name="T35">1</text:span> <text:span text:style-name="T14">:</text:span> <text:span text:style-name="T23">-</text:span><text:span text:style-name="T35">1</text:span><text:span text:style-name="T14">;</text:span></text:p>
      <text:p text:style-name="P41"><text:s text:c="12"/><text:span text:style-name="T6">else</text:span> <text:span text:style-name="T6">if</text:span><text:span text:style-name="T23">(</text:span> <text:span text:style-name="T23">(</text:span>sign <text:span text:style-name="T23">==</text:span> <text:span text:style-name="T35">1</text:span> <text:span text:style-name="T23">&amp;&amp;</text:span> cross <text:span text:style-name="T23">&lt;</text:span> <text:span text:style-name="T35">0</text:span><text:span text:style-name="T23">)</text:span> <text:span text:style-name="T23">||</text:span> <text:span text:style-name="T23">(</text:span>sign <text:span text:style-name="T23">==</text:span> <text:span text:style-name="T23">-</text:span><text:span text:style-name="T35">1</text:span> <text:span text:style-name="T23">&amp;&amp;</text:span> cross <text:span text:style-name="T23">&gt;</text:span> <text:span text:style-name="T35">0</text:span><text:span text:style-name="T23">)</text:span> <text:span text:style-name="T23">)</text:span> <text:span text:style-name="T6">return</text:span> <text:span text:style-name="T35">0</text:span><text:span text:style-name="T14">;</text:span> <text:span text:style-name="T42">//outside convex</text:span></text:p>
      <text:p text:style-name="P41"><text:s text:c="8"/><text:span text:style-name="T14">}</text:span></text:p>
      <text:p text:style-name="P41"><text:s text:c="4"/><text:span text:style-name="T14">}</text:span></text:p>
      <text:p text:style-name="P41"><text:s text:c="4"/><text:span text:style-name="T6">return</text:span> <text:span text:style-name="T35">1</text:span><text:span text:style-name="T14">;</text:span> <text:span text:style-name="T42">//inside convex</text:span></text:p>
      <text:p text:style-name="P10">}</text:p>
      <text:h text:style-name="P104" text:outline-level="1"/>
      <text:h text:style-name="P115" text:outline-level="1">Convex Hull</text:h>
      <text:p text:style-name="P33"><text:span text:style-name="T9">struct</text:span><text:span text:style-name="T47"> comp </text:span><text:span text:style-name="T43">//for sorting the points at the start of the scan</text:span></text:p>
      <text:p text:style-name="P54">{</text:p>
      <text:p text:style-name="P43"><text:s text:c="4"/>comp<text:span text:style-name="T23">(</text:span><text:span text:style-name="T6">const</text:span> <text:span text:style-name="T30">vector</text:span><text:span text:style-name="T14">&lt;</text:span>point<text:span text:style-name="T14">&gt;</text:span><text:span text:style-name="T23">&amp;</text:span> p<text:span text:style-name="T23">,</text:span> <text:span text:style-name="T6">const</text:span> point<text:span text:style-name="T23">&amp;</text:span> r<text:span text:style-name="T23">)</text:span> <text:span text:style-name="T14">:</text:span> points<text:span text:style-name="T23">(</text:span>p<text:span text:style-name="T23">),</text:span> reference<text:span text:style-name="T23">(</text:span>r<text:span text:style-name="T23">)</text:span> <text:span text:style-name="T14">{};</text:span></text:p>
      <text:p text:style-name="P59"/>
      <text:p text:style-name="P43"><text:s text:c="4"/><text:span text:style-name="T6">const</text:span> <text:span text:style-name="T30">vector</text:span><text:span text:style-name="T14">&lt;</text:span>point<text:span text:style-name="T14">&gt;</text:span><text:span text:style-name="T23">&amp;</text:span> points<text:span text:style-name="T14">;</text:span></text:p>
      <text:p text:style-name="P43"><text:s text:c="4"/><text:span text:style-name="T6">const</text:span> point<text:span text:style-name="T23">&amp;</text:span> reference<text:span text:style-name="T14">;</text:span></text:p>
      <text:p text:style-name="P59"/>
      <text:p text:style-name="P43"><text:s text:c="4"/><text:span text:style-name="T6">bool</text:span> <text:span text:style-name="T6">operator</text:span><text:span text:style-name="T23">()</text:span> <text:span text:style-name="T23">(</text:span><text:span text:style-name="T6">int</text:span> a<text:span text:style-name="T23">,</text:span> <text:span text:style-name="T6">int</text:span> b<text:span text:style-name="T23">)</text:span> <text:span text:style-name="T6">const</text:span></text:p>
      <text:p text:style-name="P43"><text:s text:c="4"/><text:span text:style-name="T14">{</text:span></text:p>
      <text:p text:style-name="P43"><text:s text:c="8"/><text:span text:style-name="T42">//return true if points[a] is seen LOWER THAN points[b] when seen from reference</text:span></text:p>
      <text:p text:style-name="P43"><text:s text:c="8"/><text:span text:style-name="T42">//when on same line, return true if a is CLOSER to the reference</text:span></text:p>
      <text:p text:style-name="P43"><text:s text:c="8"/>NUM cross <text:span text:style-name="T23">=</text:span> <text:span text:style-name="T23">(</text:span> <text:span text:style-name="T23">(</text:span>points<text:span text:style-name="T23">[</text:span>a<text:span text:style-name="T23">]-</text:span>reference<text:span text:style-name="T23">)^(</text:span>points<text:span text:style-name="T23">[</text:span>b<text:span text:style-name="T23">]-</text:span>reference<text:span text:style-name="T23">)</text:span> <text:span text:style-name="T23">)</text:span><text:span text:style-name="T14">;</text:span></text:p>
      <text:p text:style-name="P43"><text:s text:c="8"/><text:span text:style-name="T6">if</text:span><text:span text:style-name="T23">(</text:span> cross <text:span text:style-name="T23">&gt;</text:span> <text:span text:style-name="T35">0</text:span> <text:span text:style-name="T23">)</text:span> <text:span text:style-name="T6">return</text:span> <text:span text:style-name="T6">true</text:span><text:span text:style-name="T14">;</text:span></text:p>
      <text:p text:style-name="P43"><text:s text:c="8"/><text:span text:style-name="T6">else</text:span> <text:span text:style-name="T6">if</text:span><text:span text:style-name="T23">(</text:span> cross <text:span text:style-name="T23">==</text:span> <text:span text:style-name="T35">0</text:span> <text:span text:style-name="T23">)</text:span> <text:span text:style-name="T6">return</text:span> sqDist<text:span text:style-name="T23">(</text:span>reference<text:span text:style-name="T23">,</text:span> points<text:span text:style-name="T23">[</text:span>a<text:span text:style-name="T23">])</text:span> <text:span text:style-name="T23">&lt;</text:span> sqDist<text:span text:style-name="T23">(</text:span>reference<text:span text:style-name="T23">,</text:span>points<text:span text:style-name="T23">[</text:span>b<text:span text:style-name="T23">])</text:span><text:span text:style-name="T14">;</text:span></text:p>
      <text:p text:style-name="P43"><text:s text:c="8"/><text:span text:style-name="T6">return</text:span> <text:span text:style-name="T6">false</text:span><text:span text:style-name="T14">;</text:span></text:p>
      <text:p text:style-name="P43"><text:s text:c="4"/><text:span text:style-name="T14">}</text:span></text:p>
      <text:p text:style-name="P54">};</text:p>
      <text:p text:style-name="P68">//in the output vector are the indices of the points array that belong to the hull</text:p>
      <text:p text:style-name="P43"><text:span text:style-name="T6">void</text:span> convexHull<text:span text:style-name="T23">(</text:span><text:span text:style-name="T6">const</text:span> <text:span text:style-name="T30">vector</text:span><text:span text:style-name="T14">&lt;</text:span>point<text:span text:style-name="T14">&gt;</text:span><text:span text:style-name="T23">&amp;</text:span> points<text:span text:style-name="T23">,</text:span> <text:span text:style-name="T30">vector</text:span><text:span text:style-name="T14">&lt;</text:span><text:span text:style-name="T6">int</text:span><text:span text:style-name="T14">&gt;</text:span><text:span text:style-name="T23">&amp;</text:span> output<text:span text:style-name="T23">)</text:span></text:p>
      <text:p text:style-name="P54">{</text:p>
      <text:p text:style-name="P59"><text:span text:style-name="T59"><text:s text:c="4"/>output</text:span><text:span text:style-name="T23">.</text:span><text:span text:style-name="T59">clear</text:span><text:span text:style-name="T23">()</text:span><text:span text:style-name="T14">;</text:span></text:p>
      <text:p text:style-name="P43"><text:s text:c="4"/><text:span text:style-name="T42">//IMPORTANT: If possible that the points array is LESS than 3 points, make this special case:</text:span></text:p>
      <text:p text:style-name="P43"><text:s text:c="4"/><text:span text:style-name="T42">//if( points.empty() ) return;</text:span></text:p>
      <text:p text:style-name="P43"><text:s text:c="4"/><text:span text:style-name="T42">//else if( points.size() == 1 ){ output.push_back(0); return; }</text:span></text:p>
      <text:p text:style-name="P59"><text:span text:style-name="T59"><text:s text:c="4"/></text:span><text:span text:style-name="T42">//else if( points.size() == 2 ){ output.push_back(0); output.push_back(1); return; }</text:span></text:p>
      <text:p text:style-name="P43"><text:s text:c="4"/><text:span text:style-name="T6">unsigned</text:span> <text:span text:style-name="T6">int</text:span> bestIndex <text:span text:style-name="T23">=</text:span> <text:span text:style-name="T35">0</text:span><text:span text:style-name="T14">;</text:span></text:p>
      <text:p text:style-name="P43"><text:s text:c="4"/>NUM minX <text:span text:style-name="T23">=</text:span> points<text:span text:style-name="T23">[</text:span><text:span text:style-name="T35">0</text:span><text:span text:style-name="T23">].</text:span>x<text:span text:style-name="T14">;</text:span></text:p>
      <text:p text:style-name="P43"><text:s text:c="4"/>NUM minY <text:span text:style-name="T23">=</text:span> points<text:span text:style-name="T23">[</text:span><text:span text:style-name="T35">0</text:span><text:span text:style-name="T23">].</text:span>y<text:span text:style-name="T14">;</text:span></text:p>
      <text:p text:style-name="P43"><text:s text:c="4"/><text:span text:style-name="T6">for</text:span><text:span text:style-name="T23">(</text:span><text:span text:style-name="T6">unsigned</text:span> <text:span text:style-name="T6">int</text:span> i <text:span text:style-name="T23">=</text:span> <text:span text:style-name="T35">1</text:span><text:span text:style-name="T14">;</text:span> i <text:span text:style-name="T23">&lt;</text:span> points<text:span text:style-name="T23">.</text:span>size<text:span text:style-name="T23">()</text:span><text:span text:style-name="T14">;</text:span> <text:span text:style-name="T23">++</text:span>i<text:span text:style-name="T23">)</text:span></text:p>
      <text:p text:style-name="P43"><text:s text:c="8"/><text:span text:style-name="T6">if</text:span><text:span text:style-name="T23">(</text:span> points<text:span text:style-name="T23">[</text:span>i<text:span text:style-name="T23">].</text:span>x <text:span text:style-name="T23">&lt;</text:span> minX <text:span text:style-name="T23">||</text:span> <text:span text:style-name="T23">(</text:span>points<text:span text:style-name="T23">[</text:span>i<text:span text:style-name="T23">].</text:span>x <text:span text:style-name="T23">==</text:span> minX <text:span text:style-name="T23">&amp;&amp;</text:span> points<text:span text:style-name="T23">[</text:span>i<text:span text:style-name="T23">].</text:span>y <text:span text:style-name="T23">&lt;</text:span> minY<text:span text:style-name="T23">)</text:span> <text:span text:style-name="T23">)</text:span><text:span text:style-name="T14">{</text:span> bestIndex <text:span text:style-name="T23">=</text:span> i<text:span text:style-name="T14">;</text:span> minX <text:span text:style-name="T23">=</text:span> points<text:span text:style-name="T23">[</text:span>i<text:span text:style-name="T23">].</text:span>x<text:span text:style-name="T14">;</text:span> minY <text:span text:style-name="T23">=</text:span> points<text:span text:style-name="T23">[</text:span>i<text:span text:style-name="T23">].</text:span>y<text:span text:style-name="T14">;</text:span> <text:span text:style-name="T14">}</text:span></text:p>
      <text:p text:style-name="P59"/>
      <text:p text:style-name="P43"><text:s text:c="4"/><text:span text:style-name="T30">vector</text:span><text:span text:style-name="T14">&lt;</text:span><text:span text:style-name="T6">int</text:span><text:span text:style-name="T14">&gt;</text:span> ordered<text:span text:style-name="T14">;</text:span> <text:span text:style-name="T42">//index into points</text:span></text:p>
      <text:p text:style-name="P43"><text:s text:c="4"/><text:span text:style-name="T6">for</text:span><text:span text:style-name="T23">(</text:span><text:span text:style-name="T6">unsigned</text:span> <text:span text:style-name="T6">int</text:span> i <text:span text:style-name="T23">=</text:span> <text:span text:style-name="T35">0</text:span><text:span text:style-name="T14">;</text:span> i <text:span text:style-name="T23">&lt;</text:span> points<text:span text:style-name="T23">.</text:span>size<text:span text:style-name="T23">()</text:span><text:span text:style-name="T14">;</text:span> <text:span text:style-name="T23">++</text:span>i<text:span text:style-name="T23">)</text:span></text:p>
      <text:p text:style-name="P43"><text:s text:c="8"/><text:span text:style-name="T6">if</text:span><text:span text:style-name="T23">(</text:span> i <text:span text:style-name="T23">!=</text:span> bestIndex <text:span text:style-name="T23">)</text:span> ordered<text:span text:style-name="T23">.</text:span>push_back<text:span text:style-name="T23">(</text:span>i<text:span text:style-name="T23">)</text:span><text:span text:style-name="T14">;</text:span></text:p>
      <text:p text:style-name="P59"/>
      <text:p text:style-name="P43"><text:s text:c="4"/>comp compare<text:span text:style-name="T23">(</text:span>points<text:span text:style-name="T23">,</text:span> points<text:span text:style-name="T23">[</text:span>bestIndex<text:span text:style-name="T23">])</text:span><text:span text:style-name="T14">;</text:span></text:p>
      <text:p text:style-name="P43"><text:s text:c="4"/><text:span text:style-name="T30">sort</text:span><text:span text:style-name="T23">(</text:span>ordered<text:span text:style-name="T23">.</text:span>begin<text:span text:style-name="T23">(),</text:span> ordered<text:span text:style-name="T23">.</text:span>end<text:span text:style-name="T23">(),</text:span> compare<text:span text:style-name="T23">)</text:span><text:span text:style-name="T14">;</text:span></text:p>
      <text:p text:style-name="P59"/>
      <text:p text:style-name="P43"><text:s text:c="4"/>output<text:span text:style-name="T23">.</text:span>push_back<text:span text:style-name="T23">(</text:span>bestIndex<text:span text:style-name="T23">)</text:span><text:span text:style-name="T14">;</text:span></text:p>
      <text:p text:style-name="P43"><text:s text:c="4"/>output<text:span text:style-name="T23">.</text:span>push_back<text:span text:style-name="T23">(</text:span>ordered<text:span text:style-name="T23">[</text:span><text:span text:style-name="T35">0</text:span><text:span text:style-name="T23">])</text:span><text:span text:style-name="T14">;</text:span></text:p>
      <text:p text:style-name="P43"><text:s text:c="4"/>output<text:span text:style-name="T23">.</text:span>push_back<text:span text:style-name="T23">(</text:span>ordered<text:span text:style-name="T23">[</text:span><text:span text:style-name="T35">1</text:span><text:span text:style-name="T23">])</text:span><text:span text:style-name="T14">;</text:span></text:p>
      <text:p text:style-name="P43"><text:s text:c="4"/><text:span text:style-name="T6">for</text:span><text:span text:style-name="T23">(</text:span><text:span text:style-name="T6">unsigned</text:span> <text:span text:style-name="T6">int</text:span> i <text:span text:style-name="T23">=</text:span> <text:span text:style-name="T35">2</text:span><text:span text:style-name="T14">;</text:span> i <text:span text:style-name="T23">&lt;</text:span> ordered<text:span text:style-name="T23">.</text:span>size<text:span text:style-name="T23">()</text:span><text:span text:style-name="T14">;</text:span> <text:span text:style-name="T23">++</text:span>i<text:span text:style-name="T23">)</text:span></text:p>
      <text:p text:style-name="P43"><text:s text:c="4"/><text:span text:style-name="T14">{</text:span></text:p>
      <text:p text:style-name="P43"><text:s text:c="8"/><text:span text:style-name="T42">//A = second to last element is output[output.size()-2]</text:span></text:p>
      <text:p text:style-name="P43"><text:s text:c="8"/><text:span text:style-name="T42">//B = last element is output.back()</text:span></text:p>
      <text:p text:style-name="P43"><text:s text:c="8"/><text:span text:style-name="T42">//C = next element is ordered[i]</text:span></text:p>
      <text:p text:style-name="P43"><text:s text:c="8"/><text:span text:style-name="T42">//We need to check wether the line ABC makes a right-turn at B, if so, delete it</text:span></text:p>
      <text:p text:style-name="P43"><text:s text:c="8"/><text:span text:style-name="T42">//Use the cross product on (A-B) and (C-B): delete the point if (A-B)^(C-B) &gt; 0</text:span></text:p>
      <text:p text:style-name="P59"/>
      <text:p text:style-name="P43"><text:s text:c="8"/><text:span text:style-name="T42">//NOTE: &gt; <text:s/>INCLUDES points on the hull-line</text:span></text:p>
      <text:p text:style-name="P43"><text:s text:c="8"/><text:span text:style-name="T42">// <text:s text:c="5"/>&gt;= EXCLUDES points on the hull-line</text:span></text:p>
      <text:p text:style-name="P43"><text:s text:c="8"/><text:span text:style-name="T6">while</text:span><text:span text:style-name="T23">(</text:span> output<text:span text:style-name="T23">.</text:span>size<text:span text:style-name="T23">()</text:span> <text:span text:style-name="T23">&gt;</text:span> <text:span text:style-name="T35">1</text:span> <text:span text:style-name="T23">&amp;&amp;</text:span> <text:span text:style-name="T23">((</text:span>points<text:span text:style-name="T23">[</text:span>output<text:span text:style-name="T23">[</text:span>output<text:span text:style-name="T23">.</text:span>size<text:span text:style-name="T23">()-</text:span><text:span text:style-name="T35">2</text:span><text:span text:style-name="T23">]]</text:span> <text:span text:style-name="T23">-</text:span> points<text:span text:style-name="T23">[</text:span>output<text:span text:style-name="T23">.</text:span>back<text:span text:style-name="T23">()])^(</text:span>points<text:span text:style-name="T23">[</text:span>ordered<text:span text:style-name="T23">[</text:span>i<text:span text:style-name="T23">]]</text:span> <text:span text:style-name="T23">-</text:span> points<text:span text:style-name="T23">[</text:span>output<text:span text:style-name="T23">.</text:span>back<text:span text:style-name="T23">()]))</text:span> <text:span text:style-name="T23">&gt;</text:span> <text:span text:style-name="T35">0</text:span> <text:span text:style-name="T23">)</text:span></text:p>
      <text:p text:style-name="P43"><text:s text:c="12"/>output<text:span text:style-name="T23">.</text:span>pop_back<text:span text:style-name="T23">()</text:span><text:span text:style-name="T14">;</text:span></text:p>
      <text:p text:style-name="P59"/>
      <text:p text:style-name="P43"><text:s text:c="8"/>output<text:span text:style-name="T23">.</text:span>push_back<text:span text:style-name="T23">(</text:span>ordered<text:span text:style-name="T23">[</text:span>i<text:span text:style-name="T23">])</text:span><text:span text:style-name="T14">;</text:span></text:p>
      <text:p text:style-name="P43"><text:s text:c="4"/><text:span text:style-name="T14">}</text:span></text:p>
      <text:p text:style-name="P43"><text:s text:c="4"/><text:span text:style-name="T6">return</text:span><text:span text:style-name="T14">;</text:span></text:p>
      <text:p text:style-name="P85"><text:span text:style-name="T21">}</text:span></text:p>
      <text:h text:style-name="P111" text:outline-level="1"><text:span text:style-name="T52">2-SAT</text:span></text:h>
      <text:p text:style-name="P36"><text:span text:style-name="T11">struct</text:span><text:span text:style-name="T52"> Implication</text:span></text:p>
      <text:p text:style-name="P52">{</text:p>
      <text:p text:style-name="P41"><text:s text:c="4"/>Implication<text:span text:style-name="T23">(</text:span><text:span text:style-name="T6">int</text:span> _id<text:span text:style-name="T23">,</text:span> <text:span text:style-name="T6">char</text:span> _val<text:span text:style-name="T23">)</text:span> <text:span text:style-name="T14">:</text:span> id<text:span text:style-name="T23">(</text:span>_id<text:span text:style-name="T23">),</text:span> value<text:span text:style-name="T23">(</text:span>_val<text:span text:style-name="T23">)</text:span> <text:span text:style-name="T14">{};</text:span></text:p>
      <text:p text:style-name="P40"/>
      <text:p text:style-name="P41"><text:s text:c="4"/><text:span text:style-name="T6">int</text:span> id<text:span text:style-name="T14">;</text:span> <text:span text:style-name="T42">//variable id</text:span></text:p>
      <text:p text:style-name="P41"><text:s text:c="4"/><text:span text:style-name="T6">char</text:span> value<text:span text:style-name="T14">;</text:span> <text:span text:style-name="T42">//0 or 1</text:span></text:p>
      <text:p text:style-name="P52">};</text:p>
      <text:p text:style-name="P40"/>
      <text:p text:style-name="P41"><text:span text:style-name="T6">struct</text:span> VariableValue</text:p>
      <text:p text:style-name="P52">{</text:p>
      <text:p text:style-name="P41"><text:s text:c="4"/>VariableValue<text:span text:style-name="T23">()</text:span> <text:span text:style-name="T14">:</text:span> value<text:span text:style-name="T23">(-</text:span><text:span text:style-name="T35">1</text:span><text:span text:style-name="T23">)</text:span> <text:span text:style-name="T14">{};</text:span> <text:span text:style-name="T42">//this constructor is important!</text:span></text:p>
      <text:p text:style-name="P41"><text:s text:c="4"/><text:span text:style-name="T6">char</text:span> value<text:span text:style-name="T14">;</text:span> <text:span text:style-name="T42">//-1 is unkown, 0 is false, 1 is true</text:span></text:p>
      <text:p text:style-name="P52">};</text:p>
      <text:p text:style-name="P40"/>
      <text:p text:style-name="P41"><text:span text:style-name="T6">struct</text:span> VariableNode</text:p>
      <text:p text:style-name="P52">{</text:p>
      <text:p text:style-name="P41"><text:s text:c="4"/><text:span text:style-name="T42">//imply[0] is the implications when this variable is false</text:span></text:p>
      <text:p text:style-name="P41"><text:s text:c="4"/><text:span text:style-name="T42">//imply[1] is the implications when this variable is true</text:span></text:p>
      <text:p text:style-name="P41"><text:s text:c="4"/><text:span text:style-name="T30">vector</text:span><text:span text:style-name="T14">&lt;</text:span>Implication<text:span text:style-name="T14">&gt;</text:span> imply<text:span text:style-name="T23">[</text:span><text:span text:style-name="T35">2</text:span><text:span text:style-name="T23">]</text:span><text:span text:style-name="T14">;</text:span></text:p>
      <text:p text:style-name="P52">};</text:p>
      <text:p text:style-name="P40"/>
      <text:p text:style-name="P41"><text:span text:style-name="T6">typedef</text:span> <text:span text:style-name="T30">vector</text:span><text:span text:style-name="T14">&lt;</text:span>VariableValue<text:span text:style-name="T14">&gt;</text:span> ValueList<text:span text:style-name="T14">;</text:span></text:p>
      <text:p text:style-name="P41"><text:span text:style-name="T6">typedef</text:span> <text:span text:style-name="T30">vector</text:span><text:span text:style-name="T14">&lt;</text:span>VariableNode<text:span text:style-name="T14">&gt;</text:span> ImplyList<text:span text:style-name="T14">;</text:span></text:p>
      <text:p text:style-name="P41"><text:span text:style-name="T6">typedef</text:span> <text:span text:style-name="T30">vector</text:span><text:span text:style-name="T14">&lt;</text:span>Implication<text:span text:style-name="T14">&gt;::</text:span><text:span text:style-name="T30">const_iterator</text:span> ImplyIter<text:span text:style-name="T14">;</text:span></text:p>
      <text:p text:style-name="P40"/>
      <text:p text:style-name="P66">//return false if a contradiction occurred</text:p>
      <text:p text:style-name="P66">//in both cases, the ValueList will be modified, so caller must save</text:p>
      <text:p text:style-name="P66">//it in case the result is false, and then restore the original</text:p>
      <text:p text:style-name="P41"><text:span text:style-name="T6">bool</text:span> propagate<text:span text:style-name="T23">(</text:span>ValueList<text:span text:style-name="T23">&amp;</text:span> varlist<text:span text:style-name="T23">,</text:span> <text:span text:style-name="T6">const</text:span> ImplyList<text:span text:style-name="T23">&amp;</text:span> implylist<text:span text:style-name="T23">,</text:span> <text:span text:style-name="T6">int</text:span> id<text:span text:style-name="T23">,</text:span> <text:span text:style-name="T6">char</text:span> value<text:span text:style-name="T23">)</text:span></text:p>
      <text:p text:style-name="P52">{</text:p>
      <text:p text:style-name="P41"><text:s text:c="4"/><text:span text:style-name="T6">if</text:span><text:span text:style-name="T23">(</text:span>varlist<text:span text:style-name="T23">[</text:span>id<text:span text:style-name="T23">].</text:span>value <text:span text:style-name="T23">!=</text:span> <text:span text:style-name="T23">-</text:span><text:span text:style-name="T35">1</text:span><text:span text:style-name="T23">)</text:span> <text:span text:style-name="T6">return</text:span> varlist<text:span text:style-name="T23">[</text:span>id<text:span text:style-name="T23">].</text:span>value <text:span text:style-name="T23">==</text:span> value<text:span text:style-name="T14">;</text:span></text:p>
      <text:p text:style-name="P41"><text:s text:c="4"/>varlist<text:span text:style-name="T23">[</text:span>id<text:span text:style-name="T23">].</text:span>value <text:span text:style-name="T23">=</text:span> value<text:span text:style-name="T14">;</text:span></text:p>
      <text:p text:style-name="P40"/>
      <text:p text:style-name="P41"><text:s text:c="4"/><text:span text:style-name="T6">for</text:span><text:span text:style-name="T23">(</text:span>ImplyIter iter <text:span text:style-name="T23">=</text:span> implylist<text:span text:style-name="T23">[</text:span>id<text:span text:style-name="T23">].</text:span>imply<text:span text:style-name="T23">[</text:span>value<text:span text:style-name="T23">].</text:span>begin<text:span text:style-name="T23">()</text:span><text:span text:style-name="T14">;</text:span> iter <text:span text:style-name="T23">!=</text:span> implylist<text:span text:style-name="T23">[</text:span>id<text:span text:style-name="T23">].</text:span>imply<text:span text:style-name="T23">[</text:span>value<text:span text:style-name="T23">].</text:span>end<text:span text:style-name="T23">()</text:span><text:span text:style-name="T14">;</text:span> <text:span text:style-name="T23">++</text:span>iter<text:span text:style-name="T23">)</text:span></text:p>
      <text:p text:style-name="P41"><text:s text:c="4"/><text:span text:style-name="T14">{</text:span></text:p>
      <text:p text:style-name="P41"><text:s text:c="8"/><text:span text:style-name="T6">if</text:span><text:span text:style-name="T23">(!</text:span>propagate<text:span text:style-name="T23">(</text:span>varlist<text:span text:style-name="T23">,</text:span> implylist<text:span text:style-name="T23">,</text:span> iter<text:span text:style-name="T23">-&gt;</text:span>id<text:span text:style-name="T23">,</text:span> iter<text:span text:style-name="T23">-&gt;</text:span>value<text:span text:style-name="T23">))</text:span></text:p>
      <text:p text:style-name="P41"><text:s text:c="12"/><text:span text:style-name="T6">return</text:span> <text:span text:style-name="T6">false</text:span><text:span text:style-name="T14">;</text:span></text:p>
      <text:p text:style-name="P41"><text:s text:c="4"/><text:span text:style-name="T14">}</text:span></text:p>
      <text:p text:style-name="P41"><text:s text:c="4"/><text:span text:style-name="T6">return</text:span> <text:span text:style-name="T6">true</text:span><text:span text:style-name="T14">;</text:span></text:p>
      <text:p text:style-name="P52">}</text:p>
      <text:p text:style-name="P40"/>
      <text:p text:style-name="P66">//assumes ImplyList is already filled with (empty) entries</text:p>
      <text:p text:style-name="P41"><text:span text:style-name="T6">void</text:span> addCondition<text:span text:style-name="T23">(</text:span>ImplyList<text:span text:style-name="T23">&amp;</text:span> implylist<text:span text:style-name="T23">,</text:span> <text:span text:style-name="T6">int</text:span> id1<text:span text:style-name="T23">,</text:span> <text:span text:style-name="T6">char</text:span> value1<text:span text:style-name="T23">,</text:span> <text:span text:style-name="T6">int</text:span> id2<text:span text:style-name="T23">,</text:span> <text:span text:style-name="T6">char</text:span> value2<text:span text:style-name="T23">)</text:span></text:p>
      <text:p text:style-name="P52">{</text:p>
      <text:p text:style-name="P41"><text:s text:c="4"/>implylist<text:span text:style-name="T23">[</text:span>id1<text:span text:style-name="T23">].</text:span>imply<text:span text:style-name="T23">[</text:span><text:span text:style-name="T35">1</text:span><text:span text:style-name="T23">-</text:span>value1<text:span text:style-name="T23">].</text:span>push_back<text:span text:style-name="T23">(</text:span> Implication<text:span text:style-name="T23">(</text:span>id2<text:span text:style-name="T23">,</text:span> value2<text:span text:style-name="T23">)</text:span> <text:span text:style-name="T23">)</text:span><text:span text:style-name="T14">;</text:span></text:p>
      <text:p text:style-name="P41"><text:s text:c="4"/>implylist<text:span text:style-name="T23">[</text:span>id2<text:span text:style-name="T23">].</text:span>imply<text:span text:style-name="T23">[</text:span><text:span text:style-name="T35">1</text:span><text:span text:style-name="T23">-</text:span>value2<text:span text:style-name="T23">].</text:span>push_back<text:span text:style-name="T23">(</text:span> Implication<text:span text:style-name="T23">(</text:span>id1<text:span text:style-name="T23">,</text:span> value1<text:span text:style-name="T23">)</text:span> <text:span text:style-name="T23">)</text:span><text:span text:style-name="T14">;</text:span></text:p>
      <text:p text:style-name="P52">}</text:p>
      <text:p text:style-name="P40"/>
      <text:p text:style-name="P41"><text:span text:style-name="T6">int</text:span> <text:span text:style-name="T58">main</text:span><text:span text:style-name="T23">()</text:span></text:p>
      <text:p text:style-name="P52">{</text:p>
      <text:p text:style-name="P41"><text:s text:c="4"/><text:span text:style-name="T6">while</text:span><text:span text:style-name="T23">(</text:span><text:span text:style-name="T6">true</text:span><text:span text:style-name="T23">)</text:span></text:p>
      <text:p text:style-name="P41"><text:s text:c="4"/><text:span text:style-name="T14">{</text:span></text:p>
      <text:p text:style-name="P41"><text:s text:c="8"/><text:span text:style-name="T6">int</text:span> n<text:span text:style-name="T23">,</text:span> m<text:span text:style-name="T14">;</text:span> <text:span text:style-name="T42">//variables, conditions</text:span></text:p>
      <text:p text:style-name="P41"><text:s text:c="8"/><text:span text:style-name="T30">cin</text:span> <text:span text:style-name="T23">&gt;&gt;</text:span> n <text:span text:style-name="T23">&gt;&gt;</text:span> m<text:span text:style-name="T14">;</text:span></text:p>
      <text:p text:style-name="P41"><text:s text:c="8"/><text:span text:style-name="T6">if</text:span><text:span text:style-name="T23">(!</text:span><text:span text:style-name="T30">cin</text:span><text:span text:style-name="T23">.</text:span>good<text:span text:style-name="T23">())</text:span> <text:span text:style-name="T6">break</text:span><text:span text:style-name="T14">;</text:span></text:p>
      <text:p text:style-name="P41"><text:s text:c="8"/></text:p>
      <text:p text:style-name="P41"><text:s text:c="8"/>ValueList variables<text:span text:style-name="T23">(</text:span>n<text:span text:style-name="T23">+</text:span><text:span text:style-name="T35">1</text:span><text:span text:style-name="T23">)</text:span><text:span text:style-name="T14">;</text:span> <text:span text:style-name="T42">//1-based index</text:span></text:p>
      <text:p text:style-name="P41"><text:s text:c="8"/>ImplyList implications<text:span text:style-name="T23">(</text:span>n<text:span text:style-name="T23">+</text:span><text:span text:style-name="T35">1</text:span><text:span text:style-name="T23">)</text:span><text:span text:style-name="T14">;</text:span></text:p>
      <text:p text:style-name="P40"><text:soft-page-break/></text:p>
      <text:p text:style-name="P41"><text:s text:c="8"/><text:span text:style-name="T6">for</text:span><text:span text:style-name="T23">(</text:span><text:span text:style-name="T6">int</text:span> i <text:span text:style-name="T23">=</text:span> <text:span text:style-name="T35">0</text:span><text:span text:style-name="T23">,</text:span> a<text:span text:style-name="T23">,</text:span> b<text:span text:style-name="T14">;</text:span> i <text:span text:style-name="T23">&lt;</text:span> m<text:span text:style-name="T14">;</text:span> <text:span text:style-name="T23">++</text:span>i<text:span text:style-name="T23">)</text:span></text:p>
      <text:p text:style-name="P41"><text:s text:c="8"/><text:span text:style-name="T14">{</text:span></text:p>
      <text:p text:style-name="P41"><text:s text:c="12"/><text:span text:style-name="T30">cin</text:span> <text:span text:style-name="T23">&gt;&gt;</text:span> a <text:span text:style-name="T23">&gt;&gt;</text:span> b<text:span text:style-name="T14">;</text:span></text:p>
      <text:p text:style-name="P41"><text:s text:c="12"/>addCondition<text:span text:style-name="T23">(</text:span>implications<text:span text:style-name="T23">,</text:span> <text:span text:style-name="T30">abs</text:span><text:span text:style-name="T23">(</text:span>a<text:span text:style-name="T23">),</text:span> a <text:span text:style-name="T23">&lt;</text:span> <text:span text:style-name="T35">0</text:span> <text:span text:style-name="T14">?</text:span> <text:span text:style-name="T35">0</text:span> <text:span text:style-name="T14">:</text:span> <text:span text:style-name="T35">1</text:span><text:span text:style-name="T23">,</text:span> <text:span text:style-name="T30">abs</text:span><text:span text:style-name="T23">(</text:span>b<text:span text:style-name="T23">),</text:span> b <text:span text:style-name="T23">&lt;</text:span> <text:span text:style-name="T35">0</text:span> <text:span text:style-name="T14">?</text:span> <text:span text:style-name="T35">0</text:span> <text:span text:style-name="T14">:</text:span> <text:span text:style-name="T35">1</text:span><text:span text:style-name="T23">)</text:span><text:span text:style-name="T14">;</text:span></text:p>
      <text:p text:style-name="P41"><text:s text:c="8"/><text:span text:style-name="T14">}</text:span></text:p>
      <text:p text:style-name="P41"><text:s text:c="8"/></text:p>
      <text:p text:style-name="P41"><text:s text:c="8"/><text:span text:style-name="T6">if</text:span><text:span text:style-name="T23">(!</text:span>propagate<text:span text:style-name="T23">(</text:span>variables<text:span text:style-name="T23">,</text:span> implications<text:span text:style-name="T23">,</text:span> <text:span text:style-name="T35">1</text:span><text:span text:style-name="T23">,</text:span> <text:span text:style-name="T35">1</text:span><text:span text:style-name="T23">))</text:span> <text:span text:style-name="T30">cout</text:span> <text:span text:style-name="T23">&lt;&lt;</text:span> <text:span text:style-name="T5">"</text:span><text:span text:style-name="T40">no</text:span><text:span text:style-name="T5">"</text:span> <text:span text:style-name="T23">&lt;&lt;</text:span> endl<text:span text:style-name="T14">;</text:span> <text:span text:style-name="T42">//Karl must win</text:span></text:p>
      <text:p text:style-name="P41"><text:s text:c="8"/><text:span text:style-name="T6">else</text:span></text:p>
      <text:p text:style-name="P41"><text:s text:c="8"/><text:span text:style-name="T14">{</text:span></text:p>
      <text:p text:style-name="P41"><text:s text:c="12"/><text:span text:style-name="T6">bool</text:span> success <text:span text:style-name="T23">=</text:span> <text:span text:style-name="T6">true</text:span><text:span text:style-name="T14">;</text:span></text:p>
      <text:p text:style-name="P41"><text:s text:c="12"/><text:span text:style-name="T6">for</text:span><text:span text:style-name="T23">(</text:span><text:span text:style-name="T6">int</text:span> i <text:span text:style-name="T23">=</text:span> <text:span text:style-name="T35">2</text:span><text:span text:style-name="T14">;</text:span> i <text:span text:style-name="T23">&lt;=</text:span> n<text:span text:style-name="T14">;</text:span> <text:span text:style-name="T23">++</text:span>i<text:span text:style-name="T23">)</text:span></text:p>
      <text:p text:style-name="P41"><text:s text:c="12"/><text:span text:style-name="T14">{</text:span></text:p>
      <text:p text:style-name="P41"><text:s text:c="16"/><text:span text:style-name="T6">if</text:span><text:span text:style-name="T23">(</text:span>variables<text:span text:style-name="T23">[</text:span>i<text:span text:style-name="T23">].</text:span>value <text:span text:style-name="T23">!=</text:span> <text:span text:style-name="T23">-</text:span><text:span text:style-name="T35">1</text:span><text:span text:style-name="T23">)</text:span> <text:span text:style-name="T6">continue</text:span><text:span text:style-name="T14">;</text:span> <text:span text:style-name="T42">//already filled in</text:span></text:p>
      <text:p text:style-name="P41"><text:s text:c="16"/><text:span text:style-name="T42">//backup the state</text:span></text:p>
      <text:p text:style-name="P41"><text:s text:c="16"/>ValueList backup<text:span text:style-name="T23">(</text:span>variables<text:span text:style-name="T23">)</text:span><text:span text:style-name="T14">;</text:span></text:p>
      <text:p text:style-name="P41"><text:s text:c="16"/><text:span text:style-name="T6">if</text:span><text:span text:style-name="T23">(</text:span> propagate<text:span text:style-name="T23">(</text:span>variables<text:span text:style-name="T23">,</text:span> implications<text:span text:style-name="T23">,</text:span> i<text:span text:style-name="T23">,</text:span> <text:span text:style-name="T35">1</text:span><text:span text:style-name="T23">)</text:span> <text:span text:style-name="T23">)</text:span> <text:span text:style-name="T6">continue</text:span><text:span text:style-name="T14">;</text:span></text:p>
      <text:p text:style-name="P41"><text:s text:c="16"/><text:span text:style-name="T42">//restore state</text:span></text:p>
      <text:p text:style-name="P41"><text:s text:c="16"/>variables <text:span text:style-name="T23">=</text:span> backup<text:span text:style-name="T14">;</text:span></text:p>
      <text:p text:style-name="P41"><text:s text:c="16"/><text:span text:style-name="T6">if</text:span><text:span text:style-name="T23">(</text:span> propagate<text:span text:style-name="T23">(</text:span>variables<text:span text:style-name="T23">,</text:span> implications<text:span text:style-name="T23">,</text:span> i<text:span text:style-name="T23">,</text:span> <text:span text:style-name="T35">0</text:span><text:span text:style-name="T23">)</text:span> <text:span text:style-name="T23">)</text:span> <text:span text:style-name="T6">continue</text:span><text:span text:style-name="T14">;</text:span></text:p>
      <text:p text:style-name="P41"><text:s text:c="16"/>success <text:span text:style-name="T23">=</text:span> <text:span text:style-name="T6">false</text:span><text:span text:style-name="T14">;</text:span></text:p>
      <text:p text:style-name="P41"><text:s text:c="16"/><text:span text:style-name="T30">cout</text:span> <text:span text:style-name="T23">&lt;&lt;</text:span> <text:span text:style-name="T5">"</text:span><text:span text:style-name="T40">no</text:span><text:span text:style-name="T5">"</text:span> <text:span text:style-name="T23">&lt;&lt;</text:span> endl<text:span text:style-name="T14">;</text:span></text:p>
      <text:p text:style-name="P41"><text:s text:c="16"/><text:span text:style-name="T6">break</text:span><text:span text:style-name="T14">;</text:span></text:p>
      <text:p text:style-name="P41"><text:s text:c="12"/><text:span text:style-name="T14">}</text:span></text:p>
      <text:p text:style-name="P41"><text:s text:c="12"/><text:span text:style-name="T6">if</text:span><text:span text:style-name="T23">(</text:span>success<text:span text:style-name="T23">)</text:span> <text:span text:style-name="T30">cout</text:span> <text:span text:style-name="T23">&lt;&lt;</text:span> <text:span text:style-name="T5">"</text:span><text:span text:style-name="T40">yes</text:span><text:span text:style-name="T5">"</text:span> <text:span text:style-name="T23">&lt;&lt;</text:span> endl<text:span text:style-name="T14">;</text:span></text:p>
      <text:p text:style-name="P41"><text:s text:c="8"/><text:span text:style-name="T14">}</text:span></text:p>
      <text:p text:style-name="P41"><text:s text:c="4"/><text:span text:style-name="T14">}</text:span></text:p>
      <text:p text:style-name="P41"><text:s text:c="4"/><text:span text:style-name="T6">return</text:span> <text:span text:style-name="T35">0</text:span><text:span text:style-name="T14">;</text:span></text:p>
      <text:p text:style-name="P10">}</text:p>
      <text:h text:style-name="P119" text:outline-level="1">Binary Indexed Tree</text:h>
      <text:p text:style-name="P74"><text:span text:style-name="T44">//THIS USES 1-BASED </text:span><text:span text:style-name="T49">INDICES!!!!</text:span><text:span text:style-name="T44"> for better bitmask magic</text:span></text:p>
      <text:p text:style-name="P86">//array of values: <text:s text:c="2"/>f[i]</text:p>
      <text:p text:style-name="P86">//cumulative values: c[i] = sum[ f[j] , {j,0,i} ]</text:p>
      <text:p text:style-name="P86">//Modify values (f[i]) and read cumulative values (c[i]) both in log(n) time</text:p>
      <text:p text:style-name="P88"/>
      <text:p text:style-name="P89"><text:span text:style-name="T6">const</text:span> <text:span text:style-name="T6">int</text:span> MaxVal <text:span text:style-name="T23">=</text:span> <text:span text:style-name="T35">256</text:span><text:span text:style-name="T14">;</text:span></text:p>
      <text:p text:style-name="P90"><text:span text:style-name="T6">int</text:span> tree<text:span text:style-name="T23">[</text:span>MaxVal<text:span text:style-name="T23">+</text:span><text:span text:style-name="T35">1</text:span><text:span text:style-name="T23">]</text:span><text:span text:style-name="T14">;</text:span><text:span text:style-name="T42"> //Make sure to clear tree to zero first</text:span></text:p>
      <text:p text:style-name="P88"/>
      <text:p text:style-name="P89"><text:span text:style-name="T6">int</text:span> read<text:span text:style-name="T23">(</text:span><text:span text:style-name="T6">int</text:span> idx<text:span text:style-name="T23">)</text:span><text:span text:style-name="T14">{</text:span> <text:span text:style-name="T42">//returns c[i]</text:span></text:p>
      <text:p text:style-name="P89"><text:s text:c="4"/><text:span text:style-name="T6">int</text:span> sum <text:span text:style-name="T23">=</text:span> <text:span text:style-name="T35">0</text:span><text:span text:style-name="T14">;</text:span></text:p>
      <text:p text:style-name="P89"><text:s text:c="4"/><text:span text:style-name="T6">while</text:span> <text:span text:style-name="T23">(</text:span>idx <text:span text:style-name="T23">&gt;</text:span> <text:span text:style-name="T35">0</text:span><text:span text:style-name="T23">)</text:span><text:span text:style-name="T14">{</text:span></text:p>
      <text:p text:style-name="P89"><text:s text:c="8"/>sum <text:span text:style-name="T23">+=</text:span> tree<text:span text:style-name="T23">[</text:span>idx<text:span text:style-name="T23">]</text:span><text:span text:style-name="T14">;</text:span></text:p>
      <text:p text:style-name="P89"><text:s text:c="8"/>idx <text:span text:style-name="T23">-=</text:span> <text:span text:style-name="T23">(</text:span>idx <text:span text:style-name="T23">&amp;</text:span> <text:span text:style-name="T23">-</text:span>idx<text:span text:style-name="T23">)</text:span><text:span text:style-name="T14">;</text:span></text:p>
      <text:p text:style-name="P89"><text:s text:c="4"/><text:span text:style-name="T14">}</text:span></text:p>
      <text:p text:style-name="P89"><text:s text:c="4"/><text:span text:style-name="T6">return</text:span> sum<text:span text:style-name="T14">;</text:span></text:p>
      <text:p text:style-name="P93">}</text:p>
      <text:p text:style-name="P88"/>
      <text:p text:style-name="P89"><text:span text:style-name="T6">void</text:span> update<text:span text:style-name="T23">(</text:span><text:span text:style-name="T6">int</text:span> idx <text:span text:style-name="T23">,</text:span><text:span text:style-name="T6">int</text:span> val<text:span text:style-name="T23">)</text:span><text:span text:style-name="T14">{</text:span> <text:span text:style-name="T42">//ADDS val to f[i]</text:span></text:p>
      <text:p text:style-name="P89"><text:s text:c="4"/><text:span text:style-name="T6">while</text:span> <text:span text:style-name="T23">(</text:span>idx <text:span text:style-name="T23">&lt;=</text:span> MaxVal<text:span text:style-name="T23">)</text:span><text:span text:style-name="T14">{</text:span></text:p>
      <text:p text:style-name="P89"><text:s text:c="8"/>tree<text:span text:style-name="T23">[</text:span>idx<text:span text:style-name="T23">]</text:span> <text:span text:style-name="T23">+=</text:span> val<text:span text:style-name="T14">;</text:span></text:p>
      <text:p text:style-name="P89"><text:s text:c="8"/>idx <text:span text:style-name="T23">+=</text:span> <text:span text:style-name="T23">(</text:span>idx <text:span text:style-name="T23">&amp;</text:span> <text:span text:style-name="T23">-</text:span>idx<text:span text:style-name="T23">)</text:span><text:span text:style-name="T14">;</text:span></text:p>
      <text:p text:style-name="P89"><text:s text:c="4"/><text:span text:style-name="T14">}</text:span></text:p>
      <text:p text:style-name="P93">}</text:p>
      <text:p text:style-name="P88"/>
      <text:p text:style-name="P89"><text:span text:style-name="T6">void</text:span> scale<text:span text:style-name="T23">(</text:span><text:span text:style-name="T6">int</text:span> factor<text:span text:style-name="T23">)</text:span><text:span text:style-name="T14">{</text:span> <text:span text:style-name="T42">//multiplies all f[i] (and therefore c[i]) by factor</text:span></text:p>
      <text:p text:style-name="P89"><text:s text:c="8"/><text:span text:style-name="T6">for</text:span><text:span text:style-name="T23">(</text:span><text:span text:style-name="T6">int</text:span> idx <text:span text:style-name="T23">=</text:span> <text:span text:style-name="T35">1</text:span><text:span text:style-name="T14">;</text:span> idx <text:span text:style-name="T23">&lt;=</text:span> MaxVal<text:span text:style-name="T14">;</text:span> <text:span text:style-name="T23">++</text:span>idx<text:span text:style-name="T23">)</text:span> tree<text:span text:style-name="T23">[</text:span>idx<text:span text:style-name="T23">]</text:span> <text:span text:style-name="T23">*=</text:span> factor<text:span text:style-name="T14">;</text:span></text:p>
      <text:p text:style-name="P93">}</text:p>
      <text:p text:style-name="P88"/>
      <text:p text:style-name="P86">// if in tree exists more than one index with a same</text:p>
      <text:p text:style-name="P86">// cumulative frequency, this procedure will return </text:p>
      <text:p text:style-name="P86">// the greatest one</text:p>
      <text:p text:style-name="P89"><text:span text:style-name="T6">int</text:span> <text:span text:style-name="T30">find</text:span><text:span text:style-name="T23">(</text:span><text:span text:style-name="T6">int</text:span> cumFre<text:span text:style-name="T23">)</text:span><text:span text:style-name="T14">{</text:span></text:p>
      <text:p text:style-name="P89"><text:s text:c="8"/><text:span text:style-name="T6">int</text:span> idx <text:span text:style-name="T23">=</text:span> <text:span text:style-name="T35">0</text:span><text:span text:style-name="T14">;</text:span></text:p>
      <text:p text:style-name="P89"><text:s text:c="8"/><text:span text:style-name="T6">int</text:span> bitMask <text:span text:style-name="T23">=</text:span> MaxVal<text:span text:style-name="T14">;</text:span></text:p>
      <text:p text:style-name="P89"><text:s text:c="8"/><text:span text:style-name="T42">// bitMask - initialy, it is the greatest bit of MaxVal</text:span></text:p>
      <text:p text:style-name="P89"><text:s text:c="8"/><text:span text:style-name="T42">// bitMask store interval which should be searched</text:span></text:p>
      <text:p text:style-name="P89"><text:s text:c="8"/><text:span text:style-name="T6">while</text:span> <text:span text:style-name="T23">((</text:span>bitMask <text:span text:style-name="T23">!=</text:span> <text:span text:style-name="T35">0</text:span><text:span text:style-name="T23">)</text:span> <text:span text:style-name="T23">&amp;&amp;</text:span> <text:span text:style-name="T23">(</text:span>idx <text:span text:style-name="T23">&lt;</text:span> MaxVal<text:span text:style-name="T23">))</text:span><text:span text:style-name="T14">{</text:span></text:p>
      <text:p text:style-name="P89"><text:s text:c="16"/><text:span text:style-name="T6">int</text:span> tIdx <text:span text:style-name="T23">=</text:span> idx <text:span text:style-name="T23">+</text:span> bitMask<text:span text:style-name="T14">;</text:span></text:p>
      <text:p text:style-name="P89"><text:s text:c="16"/><text:span text:style-name="T6">if</text:span> <text:span text:style-name="T23">(</text:span>cumFre <text:span text:style-name="T23">&gt;=</text:span> tree<text:span text:style-name="T23">[</text:span>tIdx<text:span text:style-name="T23">])</text:span><text:span text:style-name="T14">{</text:span> </text:p>
      <text:p text:style-name="P89"><text:s text:c="24"/>idx <text:span text:style-name="T23">=</text:span> tIdx<text:span text:style-name="T14">;</text:span></text:p>
      <text:p text:style-name="P89"><text:s text:c="24"/>cumFre <text:span text:style-name="T23">-=</text:span> tree<text:span text:style-name="T23">[</text:span>tIdx<text:span text:style-name="T23">]</text:span><text:span text:style-name="T14">;</text:span></text:p>
      <text:p text:style-name="P89"><text:s text:c="16"/><text:span text:style-name="T14">}</text:span></text:p>
      <text:p text:style-name="P89"><text:s text:c="16"/>bitMask <text:span text:style-name="T23">&gt;&gt;=</text:span> <text:span text:style-name="T35">1</text:span><text:span text:style-name="T14">;</text:span></text:p>
      <text:p text:style-name="P89"><text:s text:c="8"/><text:span text:style-name="T14">}</text:span></text:p>
      <text:p text:style-name="P89"><text:s text:c="8"/><text:span text:style-name="T6">if</text:span> <text:span text:style-name="T23">(</text:span>cumFre <text:span text:style-name="T23">!=</text:span> <text:span text:style-name="T35">0</text:span><text:span text:style-name="T23">)</text:span></text:p>
      <text:p text:style-name="P89"><text:s text:c="16"/><text:span text:style-name="T6">return</text:span> <text:span text:style-name="T23">-</text:span><text:span text:style-name="T35">1</text:span><text:span text:style-name="T14">;</text:span></text:p>
      <text:p text:style-name="P89"><text:s text:c="8"/><text:span text:style-name="T6">else</text:span></text:p>
      <text:p text:style-name="P89"><text:s text:c="16"/><text:span text:style-name="T6">return</text:span> idx<text:span text:style-name="T14">;</text:span></text:p>
      <text:p text:style-name="P93">}</text:p>
      <text:p text:style-name="P88"/>
      <text:p text:style-name="P86">//2-Dimensional</text:p>
      <text:p text:style-name="P89"><text:span text:style-name="T6">void</text:span> update<text:span text:style-name="T23">(</text:span><text:span text:style-name="T6">int</text:span> x <text:span text:style-name="T23">,</text:span> <text:span text:style-name="T6">int</text:span> y <text:span text:style-name="T23">,</text:span> <text:span text:style-name="T6">int</text:span> val<text:span text:style-name="T23">)</text:span><text:span text:style-name="T14">{</text:span> <text:span text:style-name="T42">//ADDS val to f[x,y]</text:span></text:p>
      <text:p text:style-name="P89"><text:s text:c="8"/><text:span text:style-name="T6">int</text:span> y1<text:span text:style-name="T14">;</text:span></text:p>
      <text:p text:style-name="P89"><text:s text:c="8"/><text:span text:style-name="T6">while</text:span> <text:span text:style-name="T23">(</text:span>x <text:span text:style-name="T23">&lt;=</text:span> max_x<text:span text:style-name="T23">)</text:span><text:span text:style-name="T14">{</text:span></text:p>
      <text:p text:style-name="P89"><text:s text:c="16"/>y1 <text:span text:style-name="T23">=</text:span> y<text:span text:style-name="T14">;</text:span></text:p>
      <text:p text:style-name="P89"><text:s text:c="16"/><text:span text:style-name="T6">while</text:span> <text:span text:style-name="T23">(</text:span>y1 <text:span text:style-name="T23">&lt;=</text:span> max_y<text:span text:style-name="T23">)</text:span><text:span text:style-name="T14">{</text:span></text:p>
      <text:p text:style-name="P89"><text:s text:c="24"/>tree<text:span text:style-name="T23">[</text:span>x<text:span text:style-name="T23">][</text:span>y1<text:span text:style-name="T23">]</text:span> <text:span text:style-name="T23">+=</text:span> val<text:span text:style-name="T14">;</text:span></text:p>
      <text:p text:style-name="P89"><text:s text:c="24"/>y1 <text:span text:style-name="T23">+=</text:span> <text:span text:style-name="T23">(</text:span>y1 <text:span text:style-name="T23">&amp;</text:span> <text:span text:style-name="T23">-</text:span>y1<text:span text:style-name="T23">)</text:span><text:span text:style-name="T14">;</text:span> </text:p>
      <text:p text:style-name="P89"><text:s text:c="16"/><text:span text:style-name="T14">}</text:span></text:p>
      <text:p text:style-name="P89"><text:s text:c="16"/>x <text:span text:style-name="T23">+=</text:span> <text:span text:style-name="T23">(</text:span>x <text:span text:style-name="T23">&amp;</text:span> <text:span text:style-name="T23">-</text:span>x<text:span text:style-name="T23">)</text:span><text:span text:style-name="T14">;</text:span> </text:p>
      <text:p text:style-name="P89"><text:s text:c="8"/><text:span text:style-name="T14">}</text:span></text:p>
      <text:p text:style-name="P93">}</text:p>
      <text:p text:style-name="P89"><text:span text:style-name="T6">void</text:span> updatey<text:span text:style-name="T23">(</text:span><text:span text:style-name="T6">int</text:span> x <text:span text:style-name="T23">,</text:span> <text:span text:style-name="T6">int</text:span> y <text:span text:style-name="T23">,</text:span> <text:span text:style-name="T6">int</text:span> val<text:span text:style-name="T23">)</text:span><text:span text:style-name="T14">{</text:span></text:p>
      <text:p text:style-name="P89"><text:s text:c="8"/><text:span text:style-name="T6">while</text:span> <text:span text:style-name="T23">(</text:span>y <text:span text:style-name="T23">&lt;=</text:span> max_y<text:span text:style-name="T23">)</text:span><text:span text:style-name="T14">{</text:span></text:p>
      <text:p text:style-name="P89"><text:s text:c="16"/>tree<text:span text:style-name="T23">[</text:span>x<text:span text:style-name="T23">][</text:span>y<text:span text:style-name="T23">]</text:span> <text:span text:style-name="T23">+=</text:span> val<text:span text:style-name="T14">;</text:span></text:p>
      <text:p text:style-name="P89"><text:s text:c="16"/>y <text:span text:style-name="T23">+=</text:span> <text:span text:style-name="T23">(</text:span>y <text:span text:style-name="T23">&amp;</text:span> <text:span text:style-name="T23">-</text:span>y<text:span text:style-name="T23">)</text:span><text:span text:style-name="T14">;</text:span> </text:p>
      <text:p text:style-name="P89"><text:s text:c="8"/><text:span text:style-name="T14">}</text:span></text:p>
      <text:p text:style-name="P80">}</text:p>
      <text:h text:style-name="P114" text:outline-level="1">Miller-Rabin Prime test</text:h>
      <text:p text:style-name="P28">//Calculate a^b % c in log[b] time</text:p>
      <text:p text:style-name="P50"><text:span text:style-name="T6">int</text:span> powmod<text:span text:style-name="T23">(</text:span><text:span text:style-name="T6">int</text:span> a<text:span text:style-name="T23">,</text:span> <text:span text:style-name="T6">int</text:span> b<text:span text:style-name="T23">,</text:span> <text:span text:style-name="T6">int</text:span> c<text:span text:style-name="T23">)</text:span></text:p>
      <text:p text:style-name="P57">{</text:p>
      <text:p text:style-name="P50"><text:s text:c="8"/><text:span text:style-name="T6">int</text:span> res <text:span text:style-name="T23">=</text:span> <text:span text:style-name="T35">1</text:span><text:span text:style-name="T14">;</text:span></text:p>
      <text:p text:style-name="P50"><text:s text:c="8"/><text:span text:style-name="T6">long</text:span> <text:span text:style-name="T6">long</text:span> k <text:span text:style-name="T23">=</text:span> a<text:span text:style-name="T14">;</text:span></text:p>
      <text:p text:style-name="P50"><text:s text:c="8"/><text:span text:style-name="T6">while</text:span><text:span text:style-name="T23">(</text:span>b<text:span text:style-name="T23">)</text:span></text:p>
      <text:p text:style-name="P50"><text:s text:c="8"/><text:span text:style-name="T14">{</text:span></text:p>
      <text:p text:style-name="P50"><text:s text:c="16"/><text:span text:style-name="T6">if</text:span><text:span text:style-name="T23">(</text:span> b <text:span text:style-name="T23">&amp;</text:span> <text:span text:style-name="T35">1</text:span> <text:span text:style-name="T23">)</text:span> res <text:span text:style-name="T23">=</text:span> <text:span text:style-name="T23">(</text:span>k<text:span text:style-name="T23">*</text:span>res<text:span text:style-name="T23">)%</text:span>c<text:span text:style-name="T14">;</text:span></text:p>
      <text:p text:style-name="P50"><text:s text:c="16"/>k <text:span text:style-name="T23">=</text:span> <text:span text:style-name="T23">(</text:span>k<text:span text:style-name="T23">*</text:span>k<text:span text:style-name="T23">)%</text:span>c<text:span text:style-name="T14">;</text:span></text:p>
      <text:p text:style-name="P50"><text:s text:c="16"/>b <text:span text:style-name="T23">&gt;&gt;=</text:span> <text:span text:style-name="T35">1</text:span><text:span text:style-name="T14">;</text:span></text:p>
      <text:p text:style-name="P50"><text:s text:c="8"/><text:span text:style-name="T14">}</text:span></text:p>
      <text:p text:style-name="P50"><text:s text:c="8"/><text:span text:style-name="T6">return</text:span> res<text:span text:style-name="T14">;</text:span></text:p>
      <text:p text:style-name="P57">}</text:p>
      <text:p text:style-name="P72"/>
      <text:p text:style-name="P50"><text:span text:style-name="T6">bool</text:span> isPrime<text:span text:style-name="T23">(</text:span><text:span text:style-name="T6">int</text:span> n<text:span text:style-name="T23">)</text:span></text:p>
      <text:p text:style-name="P57">{</text:p>
      <text:p text:style-name="P50"><text:s text:c="8"/><text:span text:style-name="T6">if</text:span><text:span text:style-name="T23">(</text:span> n <text:span text:style-name="T23">&lt;</text:span> <text:span text:style-name="T35">2</text:span> <text:span text:style-name="T23">)</text:span> <text:span text:style-name="T6">return</text:span> <text:span text:style-name="T6">false</text:span><text:span text:style-name="T14">;</text:span></text:p>
      <text:p text:style-name="P50"><text:s text:c="8"/><text:span text:style-name="T6">if</text:span><text:span text:style-name="T23">(</text:span> n <text:span text:style-name="T23">==</text:span> <text:span text:style-name="T35">2</text:span> <text:span text:style-name="T23">)</text:span> <text:span text:style-name="T6">return</text:span> <text:span text:style-name="T6">true</text:span><text:span text:style-name="T14">;</text:span></text:p>
      <text:p text:style-name="P50"><text:s text:c="8"/><text:span text:style-name="T6">if</text:span><text:span text:style-name="T23">(</text:span> <text:span text:style-name="T23">(</text:span>n<text:span text:style-name="T23">&amp;</text:span><text:span text:style-name="T35">1</text:span><text:span text:style-name="T23">)</text:span> <text:span text:style-name="T23">==</text:span> <text:span text:style-name="T35">0</text:span> <text:span text:style-name="T23">)</text:span> <text:span text:style-name="T6">return</text:span> <text:span text:style-name="T6">false</text:span><text:span text:style-name="T14">;</text:span> <text:span text:style-name="T42">//if n is even</text:span></text:p>
      <text:p text:style-name="P50"><text:s text:c="8"/><text:span text:style-name="T42">//Decompose (n-1) as d*2^s with d odd, so take out the maximum power of 2</text:span></text:p>
      <text:p text:style-name="P50"><text:s text:c="8"/><text:span text:style-name="T6">int</text:span> d <text:span text:style-name="T23">=</text:span> n<text:span text:style-name="T23">-</text:span><text:span text:style-name="T35">1</text:span><text:span text:style-name="T23">,</text:span> s <text:span text:style-name="T23">=</text:span> <text:span text:style-name="T35">0</text:span><text:span text:style-name="T14">;</text:span></text:p>
      <text:p text:style-name="P50"><text:s text:c="8"/><text:span text:style-name="T6">while</text:span><text:span text:style-name="T23">(</text:span> <text:span text:style-name="T23">(</text:span>d<text:span text:style-name="T23">&amp;</text:span><text:span text:style-name="T35">1</text:span><text:span text:style-name="T23">)</text:span> <text:span text:style-name="T23">==</text:span> <text:span text:style-name="T35">0</text:span> <text:span text:style-name="T23">)</text:span><text:span text:style-name="T14">{</text:span> <text:span text:style-name="T23">++</text:span>s<text:span text:style-name="T14">;</text:span> d <text:span text:style-name="T23">&gt;&gt;=</text:span> <text:span text:style-name="T35">1</text:span><text:span text:style-name="T14">;</text:span> <text:span text:style-name="T14">}</text:span></text:p>
      <text:p text:style-name="P50"><text:s text:c="8"/><text:span text:style-name="T42">//Now check at least 10 possible witnesses between 2 and n-1 (inclusive)</text:span></text:p>
      <text:p text:style-name="P50"><text:s text:c="8"/><text:span text:style-name="T42">//If we check 5 it works on all numbers below 1 million but we check 10 to be sure</text:span></text:p>
      <text:p text:style-name="P50"><text:s text:c="8"/><text:span text:style-name="T30">srand</text:span><text:span text:style-name="T23">(</text:span><text:span text:style-name="T35">0</text:span><text:span text:style-name="T23">)</text:span><text:span text:style-name="T14">;</text:span></text:p>
      <text:p text:style-name="P50"><text:s text:c="8"/><text:span text:style-name="T6">int</text:span> <text:span text:style-name="T30">count</text:span> <text:span text:style-name="T23">=</text:span> <text:span text:style-name="T35">10</text:span><text:span text:style-name="T14">;</text:span></text:p>
      <text:p text:style-name="P50"><text:s text:c="8"/><text:span text:style-name="T6">while</text:span><text:span text:style-name="T23">(</text:span><text:span text:style-name="T30">count</text:span><text:span text:style-name="T23">--)</text:span></text:p>
      <text:p text:style-name="P50"><text:s text:c="8"/><text:span text:style-name="T14">{</text:span></text:p>
      <text:p text:style-name="P50"><text:s text:c="16"/><text:span text:style-name="T6">int</text:span> a <text:span text:style-name="T23">=</text:span> <text:span text:style-name="T35">2</text:span> <text:span text:style-name="T23">+</text:span> <text:span text:style-name="T23">(</text:span><text:span text:style-name="T30">rand</text:span><text:span text:style-name="T23">()</text:span> <text:span text:style-name="T23">%</text:span> <text:span text:style-name="T23">(</text:span>n<text:span text:style-name="T23">-</text:span><text:span text:style-name="T35">2</text:span><text:span text:style-name="T23">))</text:span><text:span text:style-name="T14">;</text:span> <text:span text:style-name="T42">//#include &lt;cstdlib&gt;</text:span></text:p>
      <text:p text:style-name="P50"><text:s text:c="16"/><text:span text:style-name="T42">//Now check if a is a composite witness</text:span></text:p>
      <text:p text:style-name="P50"><text:s text:c="16"/><text:span text:style-name="T6">long</text:span> <text:span text:style-name="T6">long</text:span> k <text:span text:style-name="T23">=</text:span> powmod<text:span text:style-name="T23">(</text:span>a<text:span text:style-name="T23">,</text:span> d<text:span text:style-name="T23">,</text:span> n<text:span text:style-name="T23">)</text:span><text:span text:style-name="T14">;</text:span> <text:span text:style-name="T42">//k = a^d % n</text:span></text:p>
      <text:p text:style-name="P50"><text:s text:c="16"/><text:span text:style-name="T6">if</text:span><text:span text:style-name="T23">(</text:span> k <text:span text:style-name="T23">==</text:span> <text:span text:style-name="T35">1</text:span> <text:span text:style-name="T23">)</text:span> <text:span text:style-name="T6">continue</text:span><text:span text:style-name="T14">;</text:span> <text:span text:style-name="T42">//probably prime</text:span></text:p>
      <text:p text:style-name="P50"><text:s text:c="16"/><text:span text:style-name="T6">bool</text:span> prime <text:span text:style-name="T23">=</text:span> <text:span text:style-name="T6">false</text:span><text:span text:style-name="T14">;</text:span></text:p>
      <text:p text:style-name="P50"><text:s text:c="16"/><text:span text:style-name="T6">for</text:span><text:span text:style-name="T23">(</text:span><text:span text:style-name="T6">int</text:span> r <text:span text:style-name="T23">=</text:span> <text:span text:style-name="T35">0</text:span><text:span text:style-name="T14">;</text:span> r <text:span text:style-name="T23">&lt;</text:span> s<text:span text:style-name="T14">;</text:span> <text:span text:style-name="T23">++</text:span>r<text:span text:style-name="T23">)</text:span></text:p>
      <text:p text:style-name="P50"><text:s text:c="16"/><text:span text:style-name="T14">{</text:span></text:p>
      <text:p text:style-name="P50"><text:s text:c="24"/><text:span text:style-name="T42">//k is now a^(d*2^r) % n</text:span></text:p>
      <text:p text:style-name="P50"><text:s text:c="24"/><text:span text:style-name="T6">if</text:span><text:span text:style-name="T23">(</text:span> k <text:span text:style-name="T23">==</text:span> n<text:span text:style-name="T23">-</text:span><text:span text:style-name="T35">1</text:span> <text:span text:style-name="T23">)</text:span><text:span text:style-name="T14">{</text:span> prime <text:span text:style-name="T23">=</text:span> <text:span text:style-name="T6">true</text:span><text:span text:style-name="T14">;</text:span> <text:span text:style-name="T6">break</text:span><text:span text:style-name="T14">;</text:span> <text:span text:style-name="T14">}</text:span></text:p>
      <text:p text:style-name="P50"><text:s text:c="24"/>k <text:span text:style-name="T23">=</text:span> <text:span text:style-name="T23">(</text:span>k<text:span text:style-name="T23">*</text:span>k<text:span text:style-name="T23">)%</text:span>n<text:span text:style-name="T14">;</text:span></text:p>
      <text:p text:style-name="P50"><text:s text:c="16"/><text:span text:style-name="T14">}</text:span></text:p>
      <text:p text:style-name="P50"><text:s text:c="16"/><text:span text:style-name="T6">if</text:span><text:span text:style-name="T23">(</text:span> prime <text:span text:style-name="T23">)</text:span> <text:span text:style-name="T6">continue</text:span><text:span text:style-name="T14">;</text:span> <text:span text:style-name="T42">//probably prime</text:span></text:p>
      <text:p text:style-name="P50"><text:s text:c="16"/><text:span text:style-name="T6">return</text:span> <text:span text:style-name="T6">false</text:span><text:span text:style-name="T14">;</text:span> <text:span text:style-name="T42">//definitely composite</text:span></text:p>
      <text:p text:style-name="P50"><text:s text:c="8"/><text:span text:style-name="T14">}</text:span></text:p>
      <text:p text:style-name="P50"><text:s text:c="8"/><text:span text:style-name="T6">return</text:span> <text:span text:style-name="T6">true</text:span><text:span text:style-name="T14">;</text:span></text:p>
      <text:p text:style-name="P18">}</text:p>
      <text:p text:style-name="P22"/>
      <text:h text:style-name="P118" text:outline-level="1">Big Integer</text:h>
      <text:p text:style-name="P23">// base and base_digits must be consistent</text:p>
      <text:p text:style-name="P49"><text:span text:style-name="T6">const</text:span> <text:span text:style-name="T6">int</text:span> base <text:span text:style-name="T23">=</text:span> <text:span text:style-name="T35">1000000000</text:span><text:span text:style-name="T14">;</text:span></text:p>
      <text:p text:style-name="P49"><text:span text:style-name="T6">const</text:span> <text:span text:style-name="T6">int</text:span> base_digits <text:span text:style-name="T23">=</text:span> <text:span text:style-name="T35">9</text:span><text:span text:style-name="T14">;</text:span></text:p>
      <text:p text:style-name="P65"/>
      <text:p text:style-name="P49"><text:span text:style-name="T6">struct</text:span> bigint <text:span text:style-name="T14">{</text:span></text:p>
      <text:p text:style-name="P49"><text:s text:c="4"/><text:span text:style-name="T30">vector</text:span><text:span text:style-name="T14">&lt;</text:span><text:span text:style-name="T6">int</text:span><text:span text:style-name="T14">&gt;</text:span> a<text:span text:style-name="T14">;</text:span></text:p>
      <text:p text:style-name="P49"><text:s text:c="4"/><text:span text:style-name="T6">int</text:span> sign<text:span text:style-name="T14">;</text:span></text:p>
      <text:p text:style-name="P65"/>
      <text:p text:style-name="P49"><text:s text:c="4"/>bigint<text:span text:style-name="T23">()</text:span> <text:span text:style-name="T14">:</text:span></text:p>
      <text:p text:style-name="P49"><text:s text:c="8"/>sign<text:span text:style-name="T23">(</text:span><text:span text:style-name="T35">1</text:span><text:span text:style-name="T23">)</text:span> <text:span text:style-name="T14">{</text:span></text:p>
      <text:p text:style-name="P49"><text:s text:c="4"/><text:span text:style-name="T14">}</text:span></text:p>
      <text:p text:style-name="P65"/>
      <text:p text:style-name="P49"><text:s text:c="4"/>bigint<text:span text:style-name="T23">(</text:span><text:span text:style-name="T6">long</text:span> <text:span text:style-name="T6">long</text:span> v<text:span text:style-name="T23">)</text:span> <text:span text:style-name="T14">{</text:span></text:p>
      <text:p text:style-name="P49"><text:s text:c="8"/><text:span text:style-name="T23">*</text:span><text:span text:style-name="T6">this</text:span> <text:span text:style-name="T23">=</text:span> v<text:span text:style-name="T14">;</text:span></text:p>
      <text:p text:style-name="P49"><text:s text:c="4"/><text:span text:style-name="T14">}</text:span></text:p>
      <text:p text:style-name="P65"/>
      <text:p text:style-name="P49"><text:s text:c="4"/>bigint<text:span text:style-name="T23">(</text:span><text:span text:style-name="T6">const</text:span> <text:span text:style-name="T30">string</text:span> <text:span text:style-name="T23">&amp;</text:span>s<text:span text:style-name="T23">)</text:span> <text:span text:style-name="T14">{</text:span></text:p>
      <text:p text:style-name="P49"><text:s text:c="8"/>read<text:span text:style-name="T23">(</text:span>s<text:span text:style-name="T23">)</text:span>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void</text:span> <text:span text:style-name="T6">operator</text:span><text:span text:style-name="T23">=(</text:span><text:span text:style-name="T6">const</text:span> bigint <text:span text:style-name="T23">&amp;</text:span>v<text:span text:style-name="T23">)</text:span> <text:span text:style-name="T14">{</text:span></text:p>
      <text:p text:style-name="P49"><text:s text:c="8"/>sign <text:span text:style-name="T23">=</text:span> v<text:span text:style-name="T23">.</text:span>sign<text:span text:style-name="T14">;</text:span></text:p>
      <text:p text:style-name="P49"><text:s text:c="8"/>a <text:span text:style-name="T23">=</text:span> v<text:span text:style-name="T23">.</text:span>a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void</text:span> <text:span text:style-name="T6">operator</text:span><text:span text:style-name="T23">=(</text:span><text:span text:style-name="T6">long</text:span> <text:span text:style-name="T6">long</text:span> v<text:span text:style-name="T23">)</text:span> <text:span text:style-name="T14">{</text:span></text:p>
      <text:p text:style-name="P49"><text:s text:c="8"/>sign <text:span text:style-name="T23">=</text:span> <text:span text:style-name="T35">1</text:span><text:span text:style-name="T14">;</text:span></text:p>
      <text:p text:style-name="P49"><text:s text:c="8"/><text:span text:style-name="T6">if</text:span> <text:span text:style-name="T23">(</text:span>v <text:span text:style-name="T23">&lt;</text:span> <text:span text:style-name="T35">0</text:span><text:span text:style-name="T23">)</text:span></text:p>
      <text:p text:style-name="P49"><text:s text:c="12"/>sign <text:span text:style-name="T23">=</text:span> <text:span text:style-name="T23">-</text:span><text:span text:style-name="T35">1</text:span><text:span text:style-name="T23">,</text:span> v <text:span text:style-name="T23">=</text:span> <text:span text:style-name="T23">-</text:span>v<text:span text:style-name="T14">;</text:span></text:p>
      <text:p text:style-name="P49"><text:s text:c="8"/><text:span text:style-name="T6">for</text:span> <text:span text:style-name="T23">(</text:span><text:span text:style-name="T14">;</text:span> v <text:span text:style-name="T23">&gt;</text:span> <text:span text:style-name="T35">0</text:span><text:span text:style-name="T14">;</text:span> v <text:span text:style-name="T23">=</text:span> v <text:span text:style-name="T23">/</text:span> base<text:span text:style-name="T23">)</text:span></text:p>
      <text:p text:style-name="P49"><text:s text:c="12"/>a<text:span text:style-name="T23">.</text:span>push_back<text:span text:style-name="T23">(</text:span>v <text:span text:style-name="T23">%</text:span> base<text:span text:style-name="T23">)</text:span><text:span text:style-name="T14">;</text:span></text:p>
      <text:p text:style-name="P49"><text:s text:c="4"/><text:span text:style-name="T14">}</text:span></text:p>
      <text:p text:style-name="P65"/>
      <text:p text:style-name="P49"><text:s text:c="4"/>bigint <text:span text:style-name="T6">operator</text:span><text:span text:style-name="T23">+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if</text:span> <text:span text:style-name="T23">(</text:span>sign <text:span text:style-name="T23">==</text:span> v<text:span text:style-name="T23">.</text:span>sign<text:span text:style-name="T23">)</text:span> <text:span text:style-name="T14">{</text:span></text:p>
      <text:p text:style-name="P49"><text:s text:c="12"/>bigint res <text:span text:style-name="T23">=</text:span> v<text:span text:style-name="T14">;</text:span></text:p>
      <text:p text:style-name="P65"/>
      <text:p text:style-name="P49"><text:s text:c="12"/><text:span text:style-name="T6">for</text:span> <text:span text:style-name="T23">(</text:span><text:span text:style-name="T6">int</text:span> i <text:span text:style-name="T23">=</text:span> <text:span text:style-name="T35">0</text:span><text:span text:style-name="T23">,</text:span> carry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<text:span text:style-name="T30">max</text:span><text:span text:style-name="T23">(</text:span>a<text:span text:style-name="T23">.</text:span>size<text:span text:style-name="T23">(),</text:span> v<text:span text:style-name="T23">.</text:span>a<text:span text:style-name="T23">.</text:span>size<text:span text:style-name="T23">())</text:span> <text:span text:style-name="T23">||</text:span> carry<text:span text:style-name="T14">;</text:span> <text:span text:style-name="T23">++</text:span>i<text:span text:style-name="T23">)</text:span> <text:span text:style-name="T14">{</text:span></text:p>
      <text:p text:style-name="P49"><text:s text:c="16"/><text:span text:style-name="T6">if</text:span> <text:span text:style-name="T23">(</text:span>i <text:span text:style-name="T23">==</text:span> <text:span text:style-name="T23">(</text:span><text:span text:style-name="T6">int</text:span><text:span text:style-name="T23">)</text:span> res<text:span text:style-name="T23">.</text:span>a<text:span text:style-name="T23">.</text:span>size<text:span text:style-name="T23">())</text:span></text:p>
      <text:p text:style-name="P49"><text:s text:c="20"/>res<text:span text:style-name="T23">.</text:span>a<text:span text:style-name="T23">.</text:span>push_back<text:span text:style-name="T23">(</text:span><text:span text:style-name="T35">0</text:span><text:span text:style-name="T23">)</text:span><text:span text:style-name="T14">;</text:span></text:p>
      <text:p text:style-name="P49"><text:s text:c="16"/>res<text:span text:style-name="T23">.</text:span>a<text:span text:style-name="T23">[</text:span>i<text:span text:style-name="T23">]</text:span> <text:span text:style-name="T23">+=</text:span> carry <text:span text:style-name="T23">+</text:span> <text:span text:style-name="T23">(</text:span>i <text:span text:style-name="T23">&lt;</text:span> <text:span text:style-name="T23">(</text:span><text:span text:style-name="T6">int</text:span><text:span text:style-name="T23">)</text:span> a<text:span text:style-name="T23">.</text:span>size<text:span text:style-name="T23">()</text:span> <text:span text:style-name="T14">?</text:span> a<text:span text:style-name="T23">[</text:span>i<text:span text:style-name="T23">]</text:span> <text:span text:style-name="T14">:</text:span> <text:span text:style-name="T35">0</text:span><text:span text:style-name="T23">)</text:span><text:span text:style-name="T14">;</text:span></text:p>
      <text:p text:style-name="P49"><text:s text:c="16"/>carry <text:span text:style-name="T23">=</text:span> res<text:span text:style-name="T23">.</text:span>a<text:span text:style-name="T23">[</text:span>i<text:span text:style-name="T23">]</text:span> <text:span text:style-name="T23">&gt;=</text:span> base<text:span text:style-name="T14">;</text:span></text:p>
      <text:p text:style-name="P49"><text:s text:c="16"/><text:span text:style-name="T6">if</text:span> <text:span text:style-name="T23">(</text:span>carry<text:span text:style-name="T23">)</text:span></text:p>
      <text:p text:style-name="P49"><text:s text:c="20"/>res<text:span text:style-name="T23">.</text:span>a<text:span text:style-name="T23">[</text:span>i<text:span text:style-name="T23">]</text:span> <text:span text:style-name="T23">-=</text:span> base<text:span text:style-name="T14">;</text:span></text:p>
      <text:p text:style-name="P49"><text:s text:c="12"/><text:span text:style-name="T14">}</text:span></text:p>
      <text:p text:style-name="P49"><text:s text:c="12"/><text:span text:style-name="T6">return</text:span> res<text:span text:style-name="T14">;</text:span></text:p>
      <text:p text:style-name="P49"><text:s text:c="8"/><text:span text:style-name="T14">}</text:span></text:p>
      <text:p text:style-name="P49"><text:s text:c="8"/><text:span text:style-name="T6">return</text:span> <text:span text:style-name="T23">*</text:span><text:span text:style-name="T6">this</text:span> <text:span text:style-name="T23">-</text:span> <text:span text:style-name="T23">(-</text:span>v<text:span text:style-name="T23">)</text:span><text:span text:style-name="T14">;</text:span></text:p>
      <text:p text:style-name="P49"><text:s text:c="4"/><text:span text:style-name="T14">}</text:span></text:p>
      <text:p text:style-name="P65"/>
      <text:p text:style-name="P49"><text:s text:c="4"/>bigint <text:span text:style-name="T6">operator</text:span><text:span text:style-name="T23">-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if</text:span> <text:span text:style-name="T23">(</text:span>sign <text:span text:style-name="T23">==</text:span> v<text:span text:style-name="T23">.</text:span>sign<text:span text:style-name="T23">)</text:span> <text:span text:style-name="T14">{</text:span></text:p>
      <text:p text:style-name="P49"><text:s text:c="12"/><text:span text:style-name="T6">if</text:span> <text:span text:style-name="T23">(</text:span><text:span text:style-name="T30">abs</text:span><text:span text:style-name="T23">()</text:span> <text:span text:style-name="T23">&gt;=</text:span> v<text:span text:style-name="T23">.</text:span><text:span text:style-name="T30">abs</text:span><text:span text:style-name="T23">())</text:span> <text:span text:style-name="T14">{</text:span></text:p>
      <text:p text:style-name="P49"><text:s text:c="16"/>bigint res <text:span text:style-name="T23">=</text:span> <text:span text:style-name="T23">*</text:span><text:span text:style-name="T6">this</text:span><text:span text:style-name="T14">;</text:span></text:p>
      <text:p text:style-name="P49"><text:s text:c="16"/><text:span text:style-name="T6">for</text:span> <text:span text:style-name="T23">(</text:span><text:span text:style-name="T6">int</text:span> i <text:span text:style-name="T23">=</text:span> <text:span text:style-name="T35">0</text:span><text:span text:style-name="T23">,</text:span> carry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v<text:span text:style-name="T23">.</text:span>a<text:span text:style-name="T23">.</text:span>size<text:span text:style-name="T23">()</text:span> <text:span text:style-name="T23">||</text:span> carry<text:span text:style-name="T14">;</text:span> <text:span text:style-name="T23">++</text:span>i<text:span text:style-name="T23">)</text:span> <text:span text:style-name="T14">{</text:span></text:p>
      <text:p text:style-name="P49"><text:s text:c="20"/>res<text:span text:style-name="T23">.</text:span>a<text:span text:style-name="T23">[</text:span>i<text:span text:style-name="T23">]</text:span> <text:span text:style-name="T23">-=</text:span> carry <text:span text:style-name="T23">+</text:span> <text:span text:style-name="T23">(</text:span>i <text:span text:style-name="T23">&lt;</text:span> <text:span text:style-name="T23">(</text:span><text:span text:style-name="T6">int</text:span><text:span text:style-name="T23">)</text:span> v<text:span text:style-name="T23">.</text:span>a<text:span text:style-name="T23">.</text:span>size<text:span text:style-name="T23">()</text:span> <text:span text:style-name="T14">?</text:span> v<text:span text:style-name="T23">.</text:span>a<text:span text:style-name="T23">[</text:span>i<text:span text:style-name="T23">]</text:span> <text:span text:style-name="T14">:</text:span> <text:span text:style-name="T35">0</text:span><text:span text:style-name="T23">)</text:span><text:span text:style-name="T14">;</text:span></text:p>
      <text:p text:style-name="P49"><text:s text:c="20"/>carry <text:span text:style-name="T23">=</text:span> res<text:span text:style-name="T23">.</text:span>a<text:span text:style-name="T23">[</text:span>i<text:span text:style-name="T23">]</text:span> <text:span text:style-name="T23">&lt;</text:span> <text:span text:style-name="T35">0</text:span><text:span text:style-name="T14">;</text:span></text:p>
      <text:p text:style-name="P49"><text:s text:c="20"/><text:span text:style-name="T6">if</text:span> <text:span text:style-name="T23">(</text:span>carry<text:span text:style-name="T23">)</text:span></text:p>
      <text:p text:style-name="P49"><text:s text:c="24"/>res<text:span text:style-name="T23">.</text:span>a<text:span text:style-name="T23">[</text:span>i<text:span text:style-name="T23">]</text:span> <text:span text:style-name="T23">+=</text:span> base<text:span text:style-name="T14">;</text:span></text:p>
      <text:p text:style-name="P49"><text:s text:c="16"/><text:span text:style-name="T14">}</text:span></text:p>
      <text:p text:style-name="P49"><text:s text:c="16"/>res<text:span text:style-name="T23">.</text:span>trim<text:span text:style-name="T23">()</text:span><text:span text:style-name="T14">;</text:span></text:p>
      <text:p text:style-name="P49"><text:s text:c="16"/><text:span text:style-name="T6">return</text:span> res<text:span text:style-name="T14">;</text:span></text:p>
      <text:p text:style-name="P49"><text:s text:c="12"/><text:span text:style-name="T14">}</text:span></text:p>
      <text:p text:style-name="P49"><text:s text:c="12"/><text:span text:style-name="T6">return</text:span> <text:span text:style-name="T23">-(</text:span>v <text:span text:style-name="T23">-</text:span> <text:span text:style-name="T23">*</text:span><text:span text:style-name="T6">this</text:span><text:span text:style-name="T23">)</text:span><text:span text:style-name="T14">;</text:span></text:p>
      <text:p text:style-name="P49"><text:s text:c="8"/><text:span text:style-name="T14">}</text:span></text:p>
      <text:p text:style-name="P49"><text:s text:c="8"/><text:span text:style-name="T6">return</text:span> <text:span text:style-name="T23">*</text:span><text:span text:style-name="T6">this</text:span> <text:span text:style-name="T23">+</text:span> <text:span text:style-name="T23">(-</text:span>v<text:span text:style-name="T23">)</text:span>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void</text:span> <text:span text:style-name="T6">operator</text:span><text:span text:style-name="T23">*=(</text:span><text:span text:style-name="T6">int</text:span> v<text:span text:style-name="T23">)</text:span> <text:span text:style-name="T14">{</text:span></text:p>
      <text:p text:style-name="P49"><text:s text:c="8"/><text:span text:style-name="T6">if</text:span> <text:span text:style-name="T23">(</text:span>v <text:span text:style-name="T23">&lt;</text:span> <text:span text:style-name="T35">0</text:span><text:span text:style-name="T23">)</text:span></text:p>
      <text:p text:style-name="P49"><text:s text:c="12"/>sign <text:span text:style-name="T23">=</text:span> <text:span text:style-name="T23">-</text:span>sign<text:span text:style-name="T23">,</text:span> v <text:span text:style-name="T23">=</text:span> <text:span text:style-name="T23">-</text:span>v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23">,</text:span> carry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a<text:span text:style-name="T23">.</text:span>size<text:span text:style-name="T23">()</text:span> <text:span text:style-name="T23">||</text:span> carry<text:span text:style-name="T14">;</text:span> <text:span text:style-name="T23">++</text:span>i<text:span text:style-name="T23">)</text:span> <text:span text:style-name="T14">{</text:span></text:p>
      <text:p text:style-name="P49"><text:s text:c="12"/><text:span text:style-name="T6">if</text:span> <text:span text:style-name="T23">(</text:span>i <text:span text:style-name="T23">==</text:span> <text:span text:style-name="T23">(</text:span><text:span text:style-name="T6">int</text:span><text:span text:style-name="T23">)</text:span> a<text:span text:style-name="T23">.</text:span>size<text:span text:style-name="T23">())</text:span></text:p>
      <text:p text:style-name="P49"><text:s text:c="16"/>a<text:span text:style-name="T23">.</text:span>push_back<text:span text:style-name="T23">(</text:span><text:span text:style-name="T35">0</text:span><text:span text:style-name="T23">)</text:span><text:span text:style-name="T14">;</text:span></text:p>
      <text:p text:style-name="P49"><text:soft-page-break/><text:s text:c="12"/><text:span text:style-name="T6">long</text:span> <text:span text:style-name="T6">long</text:span> cur <text:span text:style-name="T23">=</text:span> a<text:span text:style-name="T23">[</text:span>i<text:span text:style-name="T23">]</text:span> <text:span text:style-name="T23">*</text:span> <text:span text:style-name="T23">(</text:span><text:span text:style-name="T6">long</text:span> <text:span text:style-name="T6">long</text:span><text:span text:style-name="T23">)</text:span> v <text:span text:style-name="T23">+</text:span> carry<text:span text:style-name="T14">;</text:span></text:p>
      <text:p text:style-name="P49"><text:s text:c="12"/>carry <text:span text:style-name="T23">=</text:span> <text:span text:style-name="T23">(</text:span><text:span text:style-name="T6">int</text:span><text:span text:style-name="T23">)</text:span> <text:span text:style-name="T23">(</text:span>cur <text:span text:style-name="T23">/</text:span> base<text:span text:style-name="T23">)</text:span><text:span text:style-name="T14">;</text:span></text:p>
      <text:p text:style-name="P49"><text:s text:c="12"/>a<text:span text:style-name="T23">[</text:span>i<text:span text:style-name="T23">]</text:span> <text:span text:style-name="T23">=</text:span> <text:span text:style-name="T23">(</text:span><text:span text:style-name="T6">int</text:span><text:span text:style-name="T23">)</text:span> <text:span text:style-name="T23">(</text:span>cur <text:span text:style-name="T23">%</text:span> base<text:span text:style-name="T23">)</text:span><text:span text:style-name="T14">;</text:span></text:p>
      <text:p text:style-name="P49"><text:s text:c="12"/><text:span text:style-name="T42">//asm("divl %%ecx" : "=a"(carry), "=d"(a[i]) : "A"(cur), "c"(base));</text:span></text:p>
      <text:p text:style-name="P49"><text:s text:c="8"/><text:span text:style-name="T14">}</text:span></text:p>
      <text:p text:style-name="P49"><text:s text:c="8"/>trim<text:span text:style-name="T23">()</text:span><text:span text:style-name="T14">;</text:span></text:p>
      <text:p text:style-name="P49"><text:s text:c="4"/><text:span text:style-name="T14">}</text:span></text:p>
      <text:p text:style-name="P65"/>
      <text:p text:style-name="P49"><text:s text:c="4"/>bigint <text:span text:style-name="T6">operator</text:span><text:span text:style-name="T23">*(</text:span><text:span text:style-name="T6">int</text:span> v<text:span text:style-name="T23">)</text:span> <text:span text:style-name="T6">const</text:span> <text:span text:style-name="T14">{</text:span></text:p>
      <text:p text:style-name="P49"><text:s text:c="8"/>bigint res <text:span text:style-name="T23">=</text:span> <text:span text:style-name="T23">*</text:span><text:span text:style-name="T6">this</text:span><text:span text:style-name="T14">;</text:span></text:p>
      <text:p text:style-name="P49"><text:s text:c="8"/>res <text:span text:style-name="T23">*=</text:span> v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friend</text:span> <text:span text:style-name="T30">pair</text:span><text:span text:style-name="T14">&lt;</text:span>bigint<text:span text:style-name="T23">,</text:span> bigint<text:span text:style-name="T14">&gt;</text:span> divmod<text:span text:style-name="T23">(</text:span><text:span text:style-name="T6">const</text:span> bigint <text:span text:style-name="T23">&amp;</text:span>a1<text:span text:style-name="T23">,</text:span> <text:span text:style-name="T6">const</text:span> bigint <text:span text:style-name="T23">&amp;</text:span>b1<text:span text:style-name="T23">)</text:span> <text:span text:style-name="T14">{</text:span></text:p>
      <text:p text:style-name="P49"><text:s text:c="8"/><text:span text:style-name="T6">int</text:span> norm <text:span text:style-name="T23">=</text:span> base <text:span text:style-name="T23">/</text:span> <text:span text:style-name="T23">(</text:span>b1<text:span text:style-name="T23">.</text:span>a<text:span text:style-name="T23">.</text:span>back<text:span text:style-name="T23">()</text:span> <text:span text:style-name="T23">+</text:span> <text:span text:style-name="T35">1</text:span><text:span text:style-name="T23">)</text:span><text:span text:style-name="T14">;</text:span></text:p>
      <text:p text:style-name="P49"><text:s text:c="8"/>bigint a <text:span text:style-name="T23">=</text:span> a1<text:span text:style-name="T23">.</text:span><text:span text:style-name="T30">abs</text:span><text:span text:style-name="T23">()</text:span> <text:span text:style-name="T23">*</text:span> norm<text:span text:style-name="T14">;</text:span></text:p>
      <text:p text:style-name="P49"><text:s text:c="8"/>bigint b <text:span text:style-name="T23">=</text:span> b1<text:span text:style-name="T23">.</text:span><text:span text:style-name="T30">abs</text:span><text:span text:style-name="T23">()</text:span> <text:span text:style-name="T23">*</text:span> norm<text:span text:style-name="T14">;</text:span></text:p>
      <text:p text:style-name="P49"><text:s text:c="8"/>bigint q<text:span text:style-name="T23">,</text:span> r<text:span text:style-name="T14">;</text:span></text:p>
      <text:p text:style-name="P49"><text:s text:c="8"/>q<text:span text:style-name="T23">.</text:span>a<text:span text:style-name="T23">.</text:span>resize<text:span text:style-name="T23">(</text:span>a<text:span text:style-name="T23">.</text:span>a<text:span text:style-name="T23">.</text:span>size<text:span text:style-name="T23">())</text:span><text:span text:style-name="T14">;</text:span></text:p>
      <text:p text:style-name="P65"/>
      <text:p text:style-name="P49"><text:s text:c="8"/><text:span text:style-name="T6">for</text:span> <text:span text:style-name="T23">(</text:span><text:span text:style-name="T6">int</text:span> i <text:span text:style-name="T23">=</text:span> a<text:span text:style-name="T23">.</text:span>a<text:span text:style-name="T23">.</text:span>size<text:span text:style-name="T23">()</text:span> <text:span text:style-name="T23">-</text:span> <text:span text:style-name="T35">1</text:span><text:span text:style-name="T14">;</text:span> i <text:span text:style-name="T23">&gt;=</text:span> <text:span text:style-name="T35">0</text:span><text:span text:style-name="T14">;</text:span> i<text:span text:style-name="T23">--)</text:span> <text:span text:style-name="T14">{</text:span></text:p>
      <text:p text:style-name="P49"><text:s text:c="12"/>r <text:span text:style-name="T23">*=</text:span> base<text:span text:style-name="T14">;</text:span></text:p>
      <text:p text:style-name="P49"><text:s text:c="12"/>r <text:span text:style-name="T23">+=</text:span> a<text:span text:style-name="T23">.</text:span>a<text:span text:style-name="T23">[</text:span>i<text:span text:style-name="T23">]</text:span><text:span text:style-name="T14">;</text:span></text:p>
      <text:p text:style-name="P49"><text:s text:c="12"/><text:span text:style-name="T6">int</text:span> s1 <text:span text:style-name="T23">=</text:span> r<text:span text:style-name="T23">.</text:span>a<text:span text:style-name="T23">.</text:span>size<text:span text:style-name="T23">()</text:span> <text:span text:style-name="T23">&lt;=</text:span> b<text:span text:style-name="T23">.</text:span>a<text:span text:style-name="T23">.</text:span>size<text:span text:style-name="T23">()</text:span> <text:span text:style-name="T14">?</text:span> <text:span text:style-name="T35">0</text:span> <text:span text:style-name="T14">:</text:span> r<text:span text:style-name="T23">.</text:span>a<text:span text:style-name="T23">[</text:span>b<text:span text:style-name="T23">.</text:span>a<text:span text:style-name="T23">.</text:span>size<text:span text:style-name="T23">()]</text:span><text:span text:style-name="T14">;</text:span></text:p>
      <text:p text:style-name="P49"><text:s text:c="12"/><text:span text:style-name="T6">int</text:span> s2 <text:span text:style-name="T23">=</text:span> r<text:span text:style-name="T23">.</text:span>a<text:span text:style-name="T23">.</text:span>size<text:span text:style-name="T23">()</text:span> <text:span text:style-name="T23">&lt;=</text:span> b<text:span text:style-name="T23">.</text:span>a<text:span text:style-name="T23">.</text:span>size<text:span text:style-name="T23">()</text:span> <text:span text:style-name="T23">-</text:span> <text:span text:style-name="T35">1</text:span> <text:span text:style-name="T14">?</text:span> <text:span text:style-name="T35">0</text:span> <text:span text:style-name="T14">:</text:span> r<text:span text:style-name="T23">.</text:span>a<text:span text:style-name="T23">[</text:span>b<text:span text:style-name="T23">.</text:span>a<text:span text:style-name="T23">.</text:span>size<text:span text:style-name="T23">()</text:span> <text:span text:style-name="T23">-</text:span> <text:span text:style-name="T35">1</text:span><text:span text:style-name="T23">]</text:span><text:span text:style-name="T14">;</text:span></text:p>
      <text:p text:style-name="P49"><text:s text:c="12"/><text:span text:style-name="T6">int</text:span> d <text:span text:style-name="T23">=</text:span> <text:span text:style-name="T23">((</text:span><text:span text:style-name="T6">long</text:span> <text:span text:style-name="T6">long</text:span><text:span text:style-name="T23">)</text:span> base <text:span text:style-name="T23">*</text:span> s1 <text:span text:style-name="T23">+</text:span> s2<text:span text:style-name="T23">)</text:span> <text:span text:style-name="T23">/</text:span> b<text:span text:style-name="T23">.</text:span>a<text:span text:style-name="T23">.</text:span>back<text:span text:style-name="T23">()</text:span><text:span text:style-name="T14">;</text:span></text:p>
      <text:p text:style-name="P49"><text:s text:c="12"/>r <text:span text:style-name="T23">-=</text:span> b <text:span text:style-name="T23">*</text:span> d<text:span text:style-name="T14">;</text:span></text:p>
      <text:p text:style-name="P49"><text:s text:c="12"/><text:span text:style-name="T6">while</text:span> <text:span text:style-name="T23">(</text:span>r <text:span text:style-name="T23">&lt;</text:span> <text:span text:style-name="T35">0</text:span><text:span text:style-name="T23">)</text:span></text:p>
      <text:p text:style-name="P49"><text:s text:c="16"/>r <text:span text:style-name="T23">+=</text:span> b<text:span text:style-name="T23">,</text:span> <text:span text:style-name="T23">--</text:span>d<text:span text:style-name="T14">;</text:span></text:p>
      <text:p text:style-name="P49"><text:s text:c="12"/>q<text:span text:style-name="T23">.</text:span>a<text:span text:style-name="T23">[</text:span>i<text:span text:style-name="T23">]</text:span> <text:span text:style-name="T23">=</text:span> d<text:span text:style-name="T14">;</text:span></text:p>
      <text:p text:style-name="P49"><text:s text:c="8"/><text:span text:style-name="T14">}</text:span></text:p>
      <text:p text:style-name="P65"/>
      <text:p text:style-name="P49"><text:s text:c="8"/>q<text:span text:style-name="T23">.</text:span>sign <text:span text:style-name="T23">=</text:span> a1<text:span text:style-name="T23">.</text:span>sign <text:span text:style-name="T23">*</text:span> b1<text:span text:style-name="T23">.</text:span>sign<text:span text:style-name="T14">;</text:span></text:p>
      <text:p text:style-name="P49"><text:s text:c="8"/>r<text:span text:style-name="T23">.</text:span>sign <text:span text:style-name="T23">=</text:span> a1<text:span text:style-name="T23">.</text:span>sign<text:span text:style-name="T14">;</text:span></text:p>
      <text:p text:style-name="P49"><text:s text:c="8"/>q<text:span text:style-name="T23">.</text:span>trim<text:span text:style-name="T23">()</text:span><text:span text:style-name="T14">;</text:span></text:p>
      <text:p text:style-name="P49"><text:s text:c="8"/>r<text:span text:style-name="T23">.</text:span>trim<text:span text:style-name="T23">()</text:span><text:span text:style-name="T14">;</text:span></text:p>
      <text:p text:style-name="P49"><text:s text:c="8"/><text:span text:style-name="T6">return</text:span> make_pair<text:span text:style-name="T23">(</text:span>q<text:span text:style-name="T23">,</text:span> r <text:span text:style-name="T23">/</text:span> norm<text:span text:style-name="T23">)</text:span><text:span text:style-name="T14">;</text:span></text:p>
      <text:p text:style-name="P49"><text:s text:c="4"/><text:span text:style-name="T14">}</text:span></text:p>
      <text:p text:style-name="P65"/>
      <text:p text:style-name="P49"><text:s text:c="4"/>bigint <text:span text:style-name="T6">operator</text:span><text:span text:style-name="T23">/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return</text:span> divmod<text:span text:style-name="T23">(*</text:span><text:span text:style-name="T6">this</text:span><text:span text:style-name="T23">,</text:span> v<text:span text:style-name="T23">).</text:span>first<text:span text:style-name="T14">;</text:span></text:p>
      <text:p text:style-name="P49"><text:s text:c="4"/><text:span text:style-name="T14">}</text:span></text:p>
      <text:p text:style-name="P65"/>
      <text:p text:style-name="P49"><text:s text:c="4"/>bigint <text:span text:style-name="T6">operator</text:span><text:span text:style-name="T23">%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return</text:span> divmod<text:span text:style-name="T23">(*</text:span><text:span text:style-name="T6">this</text:span><text:span text:style-name="T23">,</text:span> v<text:span text:style-name="T23">).</text:span>second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void</text:span> <text:span text:style-name="T6">operator</text:span><text:span text:style-name="T23">/=(</text:span><text:span text:style-name="T6">int</text:span> v<text:span text:style-name="T23">)</text:span> <text:span text:style-name="T14">{</text:span></text:p>
      <text:p text:style-name="P49"><text:s text:c="8"/><text:span text:style-name="T6">if</text:span> <text:span text:style-name="T23">(</text:span>v <text:span text:style-name="T23">&lt;</text:span> <text:span text:style-name="T35">0</text:span><text:span text:style-name="T23">)</text:span></text:p>
      <text:p text:style-name="P49"><text:s text:c="12"/>sign <text:span text:style-name="T23">=</text:span> <text:span text:style-name="T23">-</text:span>sign<text:span text:style-name="T23">,</text:span> v <text:span text:style-name="T23">=</text:span> <text:span text:style-name="T23">-</text:span>v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23">(</text:span><text:span text:style-name="T6">int</text:span><text:span text:style-name="T23">)</text:span> a<text:span text:style-name="T23">.</text:span>size<text:span text:style-name="T23">()</text:span> <text:span text:style-name="T23">-</text:span> <text:span text:style-name="T35">1</text:span><text:span text:style-name="T23">,</text:span> rem <text:span text:style-name="T23">=</text:span> <text:span text:style-name="T35">0</text:span><text:span text:style-name="T14">;</text:span> i <text:span text:style-name="T23">&gt;=</text:span> <text:span text:style-name="T35">0</text:span><text:span text:style-name="T14">;</text:span> <text:span text:style-name="T23">--</text:span>i<text:span text:style-name="T23">)</text:span> <text:span text:style-name="T14">{</text:span></text:p>
      <text:p text:style-name="P49"><text:s text:c="12"/><text:span text:style-name="T6">long</text:span> <text:span text:style-name="T6">long</text:span> cur <text:span text:style-name="T23">=</text:span> a<text:span text:style-name="T23">[</text:span>i<text:span text:style-name="T23">]</text:span> <text:span text:style-name="T23">+</text:span> rem <text:span text:style-name="T23">*</text:span> <text:span text:style-name="T23">(</text:span><text:span text:style-name="T6">long</text:span> <text:span text:style-name="T6">long</text:span><text:span text:style-name="T23">)</text:span> base<text:span text:style-name="T14">;</text:span></text:p>
      <text:p text:style-name="P49"><text:s text:c="12"/>a<text:span text:style-name="T23">[</text:span>i<text:span text:style-name="T23">]</text:span> <text:span text:style-name="T23">=</text:span> <text:span text:style-name="T23">(</text:span><text:span text:style-name="T6">int</text:span><text:span text:style-name="T23">)</text:span> <text:span text:style-name="T23">(</text:span>cur <text:span text:style-name="T23">/</text:span> v<text:span text:style-name="T23">)</text:span><text:span text:style-name="T14">;</text:span></text:p>
      <text:p text:style-name="P49"><text:s text:c="12"/>rem <text:span text:style-name="T23">=</text:span> <text:span text:style-name="T23">(</text:span><text:span text:style-name="T6">int</text:span><text:span text:style-name="T23">)</text:span> <text:span text:style-name="T23">(</text:span>cur <text:span text:style-name="T23">%</text:span> v<text:span text:style-name="T23">)</text:span><text:span text:style-name="T14">;</text:span></text:p>
      <text:p text:style-name="P49"><text:s text:c="8"/><text:span text:style-name="T14">}</text:span></text:p>
      <text:p text:style-name="P49"><text:s text:c="8"/>trim<text:span text:style-name="T23">()</text:span><text:span text:style-name="T14">;</text:span></text:p>
      <text:p text:style-name="P49"><text:s text:c="4"/><text:span text:style-name="T14">}</text:span></text:p>
      <text:p text:style-name="P65"/>
      <text:p text:style-name="P49"><text:s text:c="4"/>bigint <text:span text:style-name="T6">operator</text:span><text:span text:style-name="T23">/(</text:span><text:span text:style-name="T6">int</text:span> v<text:span text:style-name="T23">)</text:span> <text:span text:style-name="T6">const</text:span> <text:span text:style-name="T14">{</text:span></text:p>
      <text:p text:style-name="P49"><text:s text:c="8"/>bigint res <text:span text:style-name="T23">=</text:span> <text:span text:style-name="T23">*</text:span><text:span text:style-name="T6">this</text:span><text:span text:style-name="T14">;</text:span></text:p>
      <text:p text:style-name="P49"><text:s text:c="8"/>res <text:span text:style-name="T23">/=</text:span> v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int</text:span> <text:span text:style-name="T6">operator</text:span><text:span text:style-name="T23">%(</text:span><text:span text:style-name="T6">int</text:span> v<text:span text:style-name="T23">)</text:span> <text:span text:style-name="T6">const</text:span> <text:span text:style-name="T14">{</text:span></text:p>
      <text:p text:style-name="P49"><text:s text:c="8"/><text:span text:style-name="T6">if</text:span> <text:span text:style-name="T23">(</text:span>v <text:span text:style-name="T23">&lt;</text:span> <text:span text:style-name="T35">0</text:span><text:span text:style-name="T23">)</text:span></text:p>
      <text:p text:style-name="P49"><text:s text:c="12"/>v <text:span text:style-name="T23">=</text:span> <text:span text:style-name="T23">-</text:span>v<text:span text:style-name="T14">;</text:span></text:p>
      <text:p text:style-name="P49"><text:s text:c="8"/><text:span text:style-name="T6">int</text:span> m <text:span text:style-name="T23">=</text:span> <text:span text:style-name="T35">0</text:span>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a<text:span text:style-name="T23">.</text:span>size<text:span text:style-name="T23">()</text:span> <text:span text:style-name="T23">-</text:span> <text:span text:style-name="T35">1</text:span><text:span text:style-name="T14">;</text:span> i <text:span text:style-name="T23">&gt;=</text:span> <text:span text:style-name="T35">0</text:span><text:span text:style-name="T14">;</text:span> <text:span text:style-name="T23">--</text:span>i<text:span text:style-name="T23">)</text:span></text:p>
      <text:p text:style-name="P49"><text:s text:c="12"/>m <text:span text:style-name="T23">=</text:span> <text:span text:style-name="T23">(</text:span>a<text:span text:style-name="T23">[</text:span>i<text:span text:style-name="T23">]</text:span> <text:span text:style-name="T23">+</text:span> m <text:span text:style-name="T23">*</text:span> <text:span text:style-name="T23">(</text:span><text:span text:style-name="T6">long</text:span> <text:span text:style-name="T6">long</text:span><text:span text:style-name="T23">)</text:span> base<text:span text:style-name="T23">)</text:span> <text:span text:style-name="T23">%</text:span> v<text:span text:style-name="T14">;</text:span></text:p>
      <text:p text:style-name="P49"><text:s text:c="8"/><text:span text:style-name="T6">return</text:span> m <text:span text:style-name="T23">*</text:span> sign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void</text:span> <text:span text:style-name="T6">operator</text:span><text:span text:style-name="T23">+=(</text:span><text:span text:style-name="T6">const</text:span> bigint <text:span text:style-name="T23">&amp;</text:span>v<text:span text:style-name="T23">)</text:span> <text:span text:style-name="T14">{</text:span></text:p>
      <text:p text:style-name="P49"><text:s text:c="8"/><text:span text:style-name="T23">*</text:span><text:span text:style-name="T6">this</text:span> <text:span text:style-name="T23">=</text:span> <text:span text:style-name="T23">*</text:span><text:span text:style-name="T6">this</text:span> <text:span text:style-name="T23">+</text:span> v<text:span text:style-name="T14">;</text:span></text:p>
      <text:p text:style-name="P49"><text:s text:c="4"/><text:span text:style-name="T14">}</text:span></text:p>
      <text:p text:style-name="P49"><text:soft-page-break/><text:s text:c="4"/><text:span text:style-name="T6">void</text:span> <text:span text:style-name="T6">operator</text:span><text:span text:style-name="T23">-=(</text:span><text:span text:style-name="T6">const</text:span> bigint <text:span text:style-name="T23">&amp;</text:span>v<text:span text:style-name="T23">)</text:span> <text:span text:style-name="T14">{</text:span></text:p>
      <text:p text:style-name="P49"><text:s text:c="8"/><text:span text:style-name="T23">*</text:span><text:span text:style-name="T6">this</text:span> <text:span text:style-name="T23">=</text:span> <text:span text:style-name="T23">*</text:span><text:span text:style-name="T6">this</text:span> <text:span text:style-name="T23">-</text:span> v<text:span text:style-name="T14">;</text:span></text:p>
      <text:p text:style-name="P49"><text:s text:c="4"/><text:span text:style-name="T14">}</text:span></text:p>
      <text:p text:style-name="P49"><text:s text:c="4"/><text:span text:style-name="T6">void</text:span> <text:span text:style-name="T6">operator</text:span><text:span text:style-name="T23">*=(</text:span><text:span text:style-name="T6">const</text:span> bigint <text:span text:style-name="T23">&amp;</text:span>v<text:span text:style-name="T23">)</text:span> <text:span text:style-name="T14">{</text:span></text:p>
      <text:p text:style-name="P49"><text:s text:c="8"/><text:span text:style-name="T23">*</text:span><text:span text:style-name="T6">this</text:span> <text:span text:style-name="T23">=</text:span> <text:span text:style-name="T23">*</text:span><text:span text:style-name="T6">this</text:span> <text:span text:style-name="T23">*</text:span> v<text:span text:style-name="T14">;</text:span></text:p>
      <text:p text:style-name="P49"><text:s text:c="4"/><text:span text:style-name="T14">}</text:span></text:p>
      <text:p text:style-name="P49"><text:s text:c="4"/><text:span text:style-name="T6">void</text:span> <text:span text:style-name="T6">operator</text:span><text:span text:style-name="T23">/=(</text:span><text:span text:style-name="T6">const</text:span> bigint <text:span text:style-name="T23">&amp;</text:span>v<text:span text:style-name="T23">)</text:span> <text:span text:style-name="T14">{</text:span></text:p>
      <text:p text:style-name="P49"><text:s text:c="8"/><text:span text:style-name="T23">*</text:span><text:span text:style-name="T6">this</text:span> <text:span text:style-name="T23">=</text:span> <text:span text:style-name="T23">*</text:span><text:span text:style-name="T6">this</text:span> <text:span text:style-name="T23">/</text:span> v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bool</text:span> <text:span text:style-name="T6">operator</text:span><text:span text:style-name="T23">&lt;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if</text:span> <text:span text:style-name="T23">(</text:span>sign <text:span text:style-name="T23">!=</text:span> v<text:span text:style-name="T23">.</text:span>sign<text:span text:style-name="T23">)</text:span></text:p>
      <text:p text:style-name="P49"><text:s text:c="12"/><text:span text:style-name="T6">return</text:span> sign <text:span text:style-name="T23">&lt;</text:span> v<text:span text:style-name="T23">.</text:span>sign<text:span text:style-name="T14">;</text:span></text:p>
      <text:p text:style-name="P49"><text:s text:c="8"/><text:span text:style-name="T6">if</text:span> <text:span text:style-name="T23">(</text:span>a<text:span text:style-name="T23">.</text:span>size<text:span text:style-name="T23">()</text:span> <text:span text:style-name="T23">!=</text:span> v<text:span text:style-name="T23">.</text:span>a<text:span text:style-name="T23">.</text:span>size<text:span text:style-name="T23">())</text:span></text:p>
      <text:p text:style-name="P49"><text:s text:c="12"/><text:span text:style-name="T6">return</text:span> a<text:span text:style-name="T23">.</text:span>size<text:span text:style-name="T23">()</text:span> <text:span text:style-name="T23">*</text:span> sign <text:span text:style-name="T23">&lt;</text:span> v<text:span text:style-name="T23">.</text:span>a<text:span text:style-name="T23">.</text:span>size<text:span text:style-name="T23">()</text:span> <text:span text:style-name="T23">*</text:span> v<text:span text:style-name="T23">.</text:span>sign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a<text:span text:style-name="T23">.</text:span>size<text:span text:style-name="T23">()</text:span> <text:span text:style-name="T23">-</text:span> <text:span text:style-name="T35">1</text:span><text:span text:style-name="T14">;</text:span> i <text:span text:style-name="T23">&gt;=</text:span> <text:span text:style-name="T35">0</text:span><text:span text:style-name="T14">;</text:span> i<text:span text:style-name="T23">--)</text:span></text:p>
      <text:p text:style-name="P49"><text:s text:c="12"/><text:span text:style-name="T6">if</text:span> <text:span text:style-name="T23">(</text:span>a<text:span text:style-name="T23">[</text:span>i<text:span text:style-name="T23">]</text:span> <text:span text:style-name="T23">!=</text:span> v<text:span text:style-name="T23">.</text:span>a<text:span text:style-name="T23">[</text:span>i<text:span text:style-name="T23">])</text:span></text:p>
      <text:p text:style-name="P49"><text:s text:c="16"/><text:span text:style-name="T6">return</text:span> a<text:span text:style-name="T23">[</text:span>i<text:span text:style-name="T23">]</text:span> <text:span text:style-name="T23">*</text:span> sign <text:span text:style-name="T23">&lt;</text:span> v<text:span text:style-name="T23">.</text:span>a<text:span text:style-name="T23">[</text:span>i<text:span text:style-name="T23">]</text:span> <text:span text:style-name="T23">*</text:span> sign<text:span text:style-name="T14">;</text:span></text:p>
      <text:p text:style-name="P49"><text:s text:c="8"/><text:span text:style-name="T6">return</text:span> <text:span text:style-name="T6">false</text:span>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bool</text:span> <text:span text:style-name="T6">operator</text:span><text:span text:style-name="T23">&gt;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return</text:span> v <text:span text:style-name="T23">&lt;</text:span> <text:span text:style-name="T23">*</text:span><text:span text:style-name="T6">this</text:span><text:span text:style-name="T14">;</text:span></text:p>
      <text:p text:style-name="P49"><text:s text:c="4"/><text:span text:style-name="T14">}</text:span></text:p>
      <text:p text:style-name="P49"><text:s text:c="4"/><text:span text:style-name="T6">bool</text:span> <text:span text:style-name="T6">operator</text:span><text:span text:style-name="T23">&lt;=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return</text:span> <text:span text:style-name="T23">!(</text:span>v <text:span text:style-name="T23">&lt;</text:span> <text:span text:style-name="T23">*</text:span><text:span text:style-name="T6">this</text:span><text:span text:style-name="T23">)</text:span><text:span text:style-name="T14">;</text:span></text:p>
      <text:p text:style-name="P49"><text:s text:c="4"/><text:span text:style-name="T14">}</text:span></text:p>
      <text:p text:style-name="P49"><text:s text:c="4"/><text:span text:style-name="T6">bool</text:span> <text:span text:style-name="T6">operator</text:span><text:span text:style-name="T23">&gt;=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return</text:span> <text:span text:style-name="T23">!(*</text:span><text:span text:style-name="T6">this</text:span> <text:span text:style-name="T23">&lt;</text:span> v<text:span text:style-name="T23">)</text:span><text:span text:style-name="T14">;</text:span></text:p>
      <text:p text:style-name="P49"><text:s text:c="4"/><text:span text:style-name="T14">}</text:span></text:p>
      <text:p text:style-name="P49"><text:s text:c="4"/><text:span text:style-name="T6">bool</text:span> <text:span text:style-name="T6">operator</text:span><text:span text:style-name="T23">==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return</text:span> <text:span text:style-name="T23">!(*</text:span><text:span text:style-name="T6">this</text:span> <text:span text:style-name="T23">&lt;</text:span> v<text:span text:style-name="T23">)</text:span> <text:span text:style-name="T23">&amp;&amp;</text:span> <text:span text:style-name="T23">!(</text:span>v <text:span text:style-name="T23">&lt;</text:span> <text:span text:style-name="T23">*</text:span><text:span text:style-name="T6">this</text:span><text:span text:style-name="T23">)</text:span><text:span text:style-name="T14">;</text:span></text:p>
      <text:p text:style-name="P49"><text:s text:c="4"/><text:span text:style-name="T14">}</text:span></text:p>
      <text:p text:style-name="P49"><text:s text:c="4"/><text:span text:style-name="T6">bool</text:span> <text:span text:style-name="T6">operator</text:span><text:span text:style-name="T23">!=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6">return</text:span> <text:span text:style-name="T23">*</text:span><text:span text:style-name="T6">this</text:span> <text:span text:style-name="T23">&lt;</text:span> v <text:span text:style-name="T23">||</text:span> v <text:span text:style-name="T23">&lt;</text:span> <text:span text:style-name="T23">*</text:span><text:span text:style-name="T6">this</text:span>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void</text:span> trim<text:span text:style-name="T23">()</text:span> <text:span text:style-name="T14">{</text:span></text:p>
      <text:p text:style-name="P49"><text:s text:c="8"/><text:span text:style-name="T6">while</text:span> <text:span text:style-name="T23">(!</text:span>a<text:span text:style-name="T23">.</text:span>empty<text:span text:style-name="T23">()</text:span> <text:span text:style-name="T23">&amp;&amp;</text:span> <text:span text:style-name="T23">!</text:span>a<text:span text:style-name="T23">.</text:span>back<text:span text:style-name="T23">())</text:span></text:p>
      <text:p text:style-name="P49"><text:s text:c="12"/>a<text:span text:style-name="T23">.</text:span>pop_back<text:span text:style-name="T23">()</text:span><text:span text:style-name="T14">;</text:span></text:p>
      <text:p text:style-name="P49"><text:s text:c="8"/><text:span text:style-name="T6">if</text:span> <text:span text:style-name="T23">(</text:span>a<text:span text:style-name="T23">.</text:span>empty<text:span text:style-name="T23">())</text:span></text:p>
      <text:p text:style-name="P49"><text:s text:c="12"/>sign <text:span text:style-name="T23">=</text:span> <text:span text:style-name="T35">1</text:span>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bool</text:span> isZero<text:span text:style-name="T23">()</text:span> <text:span text:style-name="T6">const</text:span> <text:span text:style-name="T14">{</text:span></text:p>
      <text:p text:style-name="P49"><text:s text:c="8"/><text:span text:style-name="T6">return</text:span> a<text:span text:style-name="T23">.</text:span>empty<text:span text:style-name="T23">()</text:span> <text:span text:style-name="T23">||</text:span> <text:span text:style-name="T23">(</text:span>a<text:span text:style-name="T23">.</text:span>size<text:span text:style-name="T23">()</text:span> <text:span text:style-name="T23">==</text:span> <text:span text:style-name="T35">1</text:span> <text:span text:style-name="T23">&amp;&amp;</text:span> <text:span text:style-name="T23">!</text:span>a<text:span text:style-name="T23">[</text:span><text:span text:style-name="T35">0</text:span><text:span text:style-name="T23">])</text:span><text:span text:style-name="T14">;</text:span></text:p>
      <text:p text:style-name="P49"><text:s text:c="4"/><text:span text:style-name="T14">}</text:span></text:p>
      <text:p text:style-name="P65"/>
      <text:p text:style-name="P49"><text:s text:c="4"/>bigint <text:span text:style-name="T6">operator</text:span><text:span text:style-name="T23">-()</text:span> <text:span text:style-name="T6">const</text:span> <text:span text:style-name="T14">{</text:span></text:p>
      <text:p text:style-name="P49"><text:s text:c="8"/>bigint res <text:span text:style-name="T23">=</text:span> <text:span text:style-name="T23">*</text:span><text:span text:style-name="T6">this</text:span><text:span text:style-name="T14">;</text:span></text:p>
      <text:p text:style-name="P49"><text:s text:c="8"/>res<text:span text:style-name="T23">.</text:span>sign <text:span text:style-name="T23">=</text:span> <text:span text:style-name="T23">-</text:span>sign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65"/>
      <text:p text:style-name="P49"><text:s text:c="4"/>bigint <text:span text:style-name="T30">abs</text:span><text:span text:style-name="T23">()</text:span> <text:span text:style-name="T6">const</text:span> <text:span text:style-name="T14">{</text:span></text:p>
      <text:p text:style-name="P49"><text:s text:c="8"/>bigint res <text:span text:style-name="T23">=</text:span> <text:span text:style-name="T23">*</text:span><text:span text:style-name="T6">this</text:span><text:span text:style-name="T14">;</text:span></text:p>
      <text:p text:style-name="P49"><text:s text:c="8"/>res<text:span text:style-name="T23">.</text:span>sign <text:span text:style-name="T23">*=</text:span> res<text:span text:style-name="T23">.</text:span>sign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long</text:span> <text:span text:style-name="T6">long</text:span> longValue<text:span text:style-name="T23">()</text:span> <text:span text:style-name="T6">const</text:span> <text:span text:style-name="T14">{</text:span></text:p>
      <text:p text:style-name="P49"><text:s text:c="8"/><text:span text:style-name="T6">long</text:span> <text:span text:style-name="T6">long</text:span> res <text:span text:style-name="T23">=</text:span> <text:span text:style-name="T35">0</text:span>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a<text:span text:style-name="T23">.</text:span>size<text:span text:style-name="T23">()</text:span> <text:span text:style-name="T23">-</text:span> <text:span text:style-name="T35">1</text:span><text:span text:style-name="T14">;</text:span> i <text:span text:style-name="T23">&gt;=</text:span> <text:span text:style-name="T35">0</text:span><text:span text:style-name="T14">;</text:span> i<text:span text:style-name="T23">--)</text:span></text:p>
      <text:p text:style-name="P49"><text:s text:c="12"/>res <text:span text:style-name="T23">=</text:span> res <text:span text:style-name="T23">*</text:span> base <text:span text:style-name="T23">+</text:span> a<text:span text:style-name="T23">[</text:span>i<text:span text:style-name="T23">]</text:span><text:span text:style-name="T14">;</text:span></text:p>
      <text:p text:style-name="P49"><text:s text:c="8"/><text:span text:style-name="T6">return</text:span> res <text:span text:style-name="T23">*</text:span> sign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friend</text:span> bigint gcd<text:span text:style-name="T23">(</text:span><text:span text:style-name="T6">const</text:span> bigint <text:span text:style-name="T23">&amp;</text:span>a<text:span text:style-name="T23">,</text:span> <text:span text:style-name="T6">const</text:span> bigint <text:span text:style-name="T23">&amp;</text:span>b<text:span text:style-name="T23">)</text:span> <text:span text:style-name="T14">{</text:span></text:p>
      <text:p text:style-name="P49"><text:s text:c="8"/><text:span text:style-name="T6">return</text:span> b<text:span text:style-name="T23">.</text:span>isZero<text:span text:style-name="T23">()</text:span> <text:span text:style-name="T14">?</text:span> a <text:span text:style-name="T14">:</text:span> gcd<text:span text:style-name="T23">(</text:span>b<text:span text:style-name="T23">,</text:span> a <text:span text:style-name="T23">%</text:span> b<text:span text:style-name="T23">)</text:span><text:span text:style-name="T14">;</text:span></text:p>
      <text:p text:style-name="P49"><text:s text:c="4"/><text:span text:style-name="T14">}</text:span></text:p>
      <text:p text:style-name="P49"><text:s text:c="4"/><text:span text:style-name="T6">friend</text:span> bigint lcm<text:span text:style-name="T23">(</text:span><text:span text:style-name="T6">const</text:span> bigint <text:span text:style-name="T23">&amp;</text:span>a<text:span text:style-name="T23">,</text:span> <text:span text:style-name="T6">const</text:span> bigint <text:span text:style-name="T23">&amp;</text:span>b<text:span text:style-name="T23">)</text:span> <text:span text:style-name="T14">{</text:span></text:p>
      <text:p text:style-name="P49"><text:s text:c="8"/><text:span text:style-name="T6">return</text:span> a <text:span text:style-name="T23">/</text:span> gcd<text:span text:style-name="T23">(</text:span>a<text:span text:style-name="T23">,</text:span> b<text:span text:style-name="T23">)</text:span> <text:span text:style-name="T23">*</text:span> b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void</text:span> read<text:span text:style-name="T23">(</text:span><text:span text:style-name="T6">const</text:span> <text:span text:style-name="T30">string</text:span> <text:span text:style-name="T23">&amp;</text:span>s<text:span text:style-name="T23">)</text:span> <text:span text:style-name="T14">{</text:span></text:p>
      <text:p text:style-name="P49"><text:s text:c="8"/>sign <text:span text:style-name="T23">=</text:span> <text:span text:style-name="T35">1</text:span><text:span text:style-name="T14">;</text:span></text:p>
      <text:p text:style-name="P49"><text:s text:c="8"/>a<text:span text:style-name="T23">.</text:span>clear<text:span text:style-name="T23">()</text:span><text:span text:style-name="T14">;</text:span></text:p>
      <text:p text:style-name="P49"><text:soft-page-break/><text:s text:c="8"/><text:span text:style-name="T6">int</text:span> pos <text:span text:style-name="T23">=</text:span> <text:span text:style-name="T35">0</text:span><text:span text:style-name="T14">;</text:span></text:p>
      <text:p text:style-name="P49"><text:s text:c="8"/><text:span text:style-name="T6">while</text:span> <text:span text:style-name="T23">(</text:span>pos <text:span text:style-name="T23">&lt;</text:span> <text:span text:style-name="T23">(</text:span><text:span text:style-name="T6">int</text:span><text:span text:style-name="T23">)</text:span> s<text:span text:style-name="T23">.</text:span>size<text:span text:style-name="T23">()</text:span> <text:span text:style-name="T23">&amp;&amp;</text:span> <text:span text:style-name="T23">(</text:span>s<text:span text:style-name="T23">[</text:span>pos<text:span text:style-name="T23">]</text:span> <text:span text:style-name="T23">==</text:span> <text:span text:style-name="T40">'-'</text:span> <text:span text:style-name="T23">||</text:span> s<text:span text:style-name="T23">[</text:span>pos<text:span text:style-name="T23">]</text:span> <text:span text:style-name="T23">==</text:span> <text:span text:style-name="T40">'+'</text:span><text:span text:style-name="T23">))</text:span> <text:span text:style-name="T14">{</text:span></text:p>
      <text:p text:style-name="P49"><text:s text:c="12"/><text:span text:style-name="T6">if</text:span> <text:span text:style-name="T23">(</text:span>s<text:span text:style-name="T23">[</text:span>pos<text:span text:style-name="T23">]</text:span> <text:span text:style-name="T23">==</text:span> <text:span text:style-name="T40">'-'</text:span><text:span text:style-name="T23">)</text:span></text:p>
      <text:p text:style-name="P49"><text:s text:c="16"/>sign <text:span text:style-name="T23">=</text:span> <text:span text:style-name="T23">-</text:span>sign<text:span text:style-name="T14">;</text:span></text:p>
      <text:p text:style-name="P49"><text:s text:c="12"/><text:span text:style-name="T23">++</text:span>pos<text:span text:style-name="T14">;</text:span></text:p>
      <text:p text:style-name="P49"><text:s text:c="8"/><text:span text:style-name="T14">}</text:span></text:p>
      <text:p text:style-name="P49"><text:s text:c="8"/><text:span text:style-name="T6">for</text:span> <text:span text:style-name="T23">(</text:span><text:span text:style-name="T6">int</text:span> i <text:span text:style-name="T23">=</text:span> s<text:span text:style-name="T23">.</text:span>size<text:span text:style-name="T23">()</text:span> <text:span text:style-name="T23">-</text:span> <text:span text:style-name="T35">1</text:span><text:span text:style-name="T14">;</text:span> i <text:span text:style-name="T23">&gt;=</text:span> pos<text:span text:style-name="T14">;</text:span> i <text:span text:style-name="T23">-=</text:span> base_digits<text:span text:style-name="T23">)</text:span> <text:span text:style-name="T14">{</text:span></text:p>
      <text:p text:style-name="P49"><text:s text:c="12"/><text:span text:style-name="T6">int</text:span> x <text:span text:style-name="T23">=</text:span> <text:span text:style-name="T35">0</text:span><text:span text:style-name="T14">;</text:span></text:p>
      <text:p text:style-name="P49"><text:s text:c="12"/><text:span text:style-name="T6">for</text:span> <text:span text:style-name="T23">(</text:span><text:span text:style-name="T6">int</text:span> j <text:span text:style-name="T23">=</text:span> <text:span text:style-name="T30">max</text:span><text:span text:style-name="T23">(</text:span>pos<text:span text:style-name="T23">,</text:span> i <text:span text:style-name="T23">-</text:span> base_digits <text:span text:style-name="T23">+</text:span> <text:span text:style-name="T35">1</text:span><text:span text:style-name="T23">)</text:span><text:span text:style-name="T14">;</text:span> j <text:span text:style-name="T23">&lt;=</text:span> i<text:span text:style-name="T14">;</text:span> j<text:span text:style-name="T23">++)</text:span></text:p>
      <text:p text:style-name="P49"><text:s text:c="16"/>x <text:span text:style-name="T23">=</text:span> x <text:span text:style-name="T23">*</text:span> <text:span text:style-name="T35">10</text:span> <text:span text:style-name="T23">+</text:span> s<text:span text:style-name="T23">[</text:span>j<text:span text:style-name="T23">]</text:span> <text:span text:style-name="T23">-</text:span> <text:span text:style-name="T40">'0'</text:span><text:span text:style-name="T14">;</text:span></text:p>
      <text:p text:style-name="P49"><text:s text:c="12"/>a<text:span text:style-name="T23">.</text:span>push_back<text:span text:style-name="T23">(</text:span>x<text:span text:style-name="T23">)</text:span><text:span text:style-name="T14">;</text:span></text:p>
      <text:p text:style-name="P49"><text:s text:c="8"/><text:span text:style-name="T14">}</text:span></text:p>
      <text:p text:style-name="P49"><text:s text:c="8"/>trim<text:span text:style-name="T23">()</text:span>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friend</text:span> <text:span text:style-name="T30">istream</text:span><text:span text:style-name="T23">&amp;</text:span> <text:span text:style-name="T6">operator</text:span><text:span text:style-name="T23">&gt;&gt;(</text:span><text:span text:style-name="T30">istream</text:span> <text:span text:style-name="T23">&amp;</text:span>stream<text:span text:style-name="T23">,</text:span> bigint <text:span text:style-name="T23">&amp;</text:span>v<text:span text:style-name="T23">)</text:span> <text:span text:style-name="T14">{</text:span></text:p>
      <text:p text:style-name="P49"><text:s text:c="8"/><text:span text:style-name="T30">string</text:span> s<text:span text:style-name="T14">;</text:span></text:p>
      <text:p text:style-name="P49"><text:s text:c="8"/>stream <text:span text:style-name="T23">&gt;&gt;</text:span> s<text:span text:style-name="T14">;</text:span></text:p>
      <text:p text:style-name="P49"><text:s text:c="8"/>v<text:span text:style-name="T23">.</text:span>read<text:span text:style-name="T23">(</text:span>s<text:span text:style-name="T23">)</text:span><text:span text:style-name="T14">;</text:span></text:p>
      <text:p text:style-name="P49"><text:s text:c="8"/><text:span text:style-name="T6">return</text:span> stream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friend</text:span> <text:span text:style-name="T30">ostream</text:span><text:span text:style-name="T23">&amp;</text:span> <text:span text:style-name="T6">operator</text:span><text:span text:style-name="T23">&lt;&lt;(</text:span><text:span text:style-name="T30">ostream</text:span> <text:span text:style-name="T23">&amp;</text:span>stream<text:span text:style-name="T23">,</text:span> <text:span text:style-name="T6">const</text:span> bigint <text:span text:style-name="T23">&amp;</text:span>v<text:span text:style-name="T23">)</text:span> <text:span text:style-name="T14">{</text:span></text:p>
      <text:p text:style-name="P49"><text:s text:c="8"/><text:span text:style-name="T6">if</text:span> <text:span text:style-name="T23">(</text:span>v<text:span text:style-name="T23">.</text:span>sign <text:span text:style-name="T23">==</text:span> <text:span text:style-name="T23">-</text:span><text:span text:style-name="T35">1</text:span><text:span text:style-name="T23">)</text:span></text:p>
      <text:p text:style-name="P49"><text:s text:c="12"/>stream <text:span text:style-name="T23">&lt;&lt;</text:span> <text:span text:style-name="T40">'-'</text:span><text:span text:style-name="T14">;</text:span></text:p>
      <text:p text:style-name="P49"><text:s text:c="8"/>stream <text:span text:style-name="T23">&lt;&lt;</text:span> <text:span text:style-name="T23">(</text:span>v<text:span text:style-name="T23">.</text:span>a<text:span text:style-name="T23">.</text:span>empty<text:span text:style-name="T23">()</text:span> <text:span text:style-name="T14">?</text:span> <text:span text:style-name="T35">0</text:span> <text:span text:style-name="T14">:</text:span> v<text:span text:style-name="T23">.</text:span>a<text:span text:style-name="T23">.</text:span>back<text:span text:style-name="T23">())</text:span>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23">(</text:span><text:span text:style-name="T6">int</text:span><text:span text:style-name="T23">)</text:span> v<text:span text:style-name="T23">.</text:span>a<text:span text:style-name="T23">.</text:span>size<text:span text:style-name="T23">()</text:span> <text:span text:style-name="T23">-</text:span> <text:span text:style-name="T35">2</text:span><text:span text:style-name="T14">;</text:span> i <text:span text:style-name="T23">&gt;=</text:span> <text:span text:style-name="T35">0</text:span><text:span text:style-name="T14">;</text:span> <text:span text:style-name="T23">--</text:span>i<text:span text:style-name="T23">)</text:span></text:p>
      <text:p text:style-name="P49"><text:s text:c="12"/>stream <text:span text:style-name="T23">&lt;&lt;</text:span> setw<text:span text:style-name="T23">(</text:span>base_digits<text:span text:style-name="T23">)</text:span> <text:span text:style-name="T23">&lt;&lt;</text:span> setfill<text:span text:style-name="T23">(</text:span><text:span text:style-name="T40">'0'</text:span><text:span text:style-name="T23">)</text:span> <text:span text:style-name="T23">&lt;&lt;</text:span> v<text:span text:style-name="T23">.</text:span>a<text:span text:style-name="T23">[</text:span>i<text:span text:style-name="T23">]</text:span><text:span text:style-name="T14">;</text:span></text:p>
      <text:p text:style-name="P49"><text:s text:c="8"/><text:span text:style-name="T6">return</text:span> stream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static</text:span> <text:span text:style-name="T30">vector</text:span><text:span text:style-name="T14">&lt;</text:span><text:span text:style-name="T6">int</text:span><text:span text:style-name="T14">&gt;</text:span> convert_base<text:span text:style-name="T23">(</text:span><text:span text:style-name="T6">const</text:span> <text:span text:style-name="T30">vector</text:span><text:span text:style-name="T14">&lt;</text:span><text:span text:style-name="T6">int</text:span><text:span text:style-name="T14">&gt;</text:span> <text:span text:style-name="T23">&amp;</text:span>a<text:span text:style-name="T23">,</text:span> <text:span text:style-name="T6">int</text:span> old_digits<text:span text:style-name="T23">,</text:span> <text:span text:style-name="T6">int</text:span> new_digits<text:span text:style-name="T23">)</text:span> <text:span text:style-name="T14">{</text:span></text:p>
      <text:p text:style-name="P49"><text:s text:c="8"/><text:span text:style-name="T30">vector</text:span><text:span text:style-name="T14">&lt;</text:span><text:span text:style-name="T6">long</text:span> <text:span text:style-name="T6">long</text:span><text:span text:style-name="T14">&gt;</text:span> p<text:span text:style-name="T23">(</text:span><text:span text:style-name="T30">max</text:span><text:span text:style-name="T23">(</text:span>old_digits<text:span text:style-name="T23">,</text:span> new_digits<text:span text:style-name="T23">)</text:span> <text:span text:style-name="T23">+</text:span> <text:span text:style-name="T35">1</text:span><text:span text:style-name="T23">)</text:span><text:span text:style-name="T14">;</text:span></text:p>
      <text:p text:style-name="P49"><text:s text:c="8"/>p<text:span text:style-name="T23">[</text:span><text:span text:style-name="T35">0</text:span><text:span text:style-name="T23">]</text:span> <text:span text:style-name="T23">=</text:span> <text:span text:style-name="T35">1</text:span>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1</text:span><text:span text:style-name="T14">;</text:span> i <text:span text:style-name="T23">&lt;</text:span> <text:span text:style-name="T23">(</text:span><text:span text:style-name="T6">int</text:span><text:span text:style-name="T23">)</text:span> p<text:span text:style-name="T23">.</text:span>size<text:span text:style-name="T23">()</text:span><text:span text:style-name="T14">;</text:span> i<text:span text:style-name="T23">++)</text:span></text:p>
      <text:p text:style-name="P49"><text:s text:c="12"/>p<text:span text:style-name="T23">[</text:span>i<text:span text:style-name="T23">]</text:span> <text:span text:style-name="T23">=</text:span> p<text:span text:style-name="T23">[</text:span>i <text:span text:style-name="T23">-</text:span> <text:span text:style-name="T35">1</text:span><text:span text:style-name="T23">]</text:span> <text:span text:style-name="T23">*</text:span> <text:span text:style-name="T35">10</text:span><text:span text:style-name="T14">;</text:span></text:p>
      <text:p text:style-name="P49"><text:s text:c="8"/><text:span text:style-name="T30">vector</text:span><text:span text:style-name="T14">&lt;</text:span><text:span text:style-name="T6">int</text:span><text:span text:style-name="T14">&gt;</text:span> res<text:span text:style-name="T14">;</text:span></text:p>
      <text:p text:style-name="P49"><text:s text:c="8"/><text:span text:style-name="T6">long</text:span> <text:span text:style-name="T6">long</text:span> cur <text:span text:style-name="T23">=</text:span> <text:span text:style-name="T35">0</text:span><text:span text:style-name="T14">;</text:span></text:p>
      <text:p text:style-name="P49"><text:s text:c="8"/><text:span text:style-name="T6">int</text:span> cur_digits <text:span text:style-name="T23">=</text:span> <text:span text:style-name="T35">0</text:span>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a<text:span text:style-name="T23">.</text:span>size<text:span text:style-name="T23">()</text:span><text:span text:style-name="T14">;</text:span> i<text:span text:style-name="T23">++)</text:span> <text:span text:style-name="T14">{</text:span></text:p>
      <text:p text:style-name="P49"><text:s text:c="12"/>cur <text:span text:style-name="T23">+=</text:span> a<text:span text:style-name="T23">[</text:span>i<text:span text:style-name="T23">]</text:span> <text:span text:style-name="T23">*</text:span> p<text:span text:style-name="T23">[</text:span>cur_digits<text:span text:style-name="T23">]</text:span><text:span text:style-name="T14">;</text:span></text:p>
      <text:p text:style-name="P49"><text:s text:c="12"/>cur_digits <text:span text:style-name="T23">+=</text:span> old_digits<text:span text:style-name="T14">;</text:span></text:p>
      <text:p text:style-name="P49"><text:s text:c="12"/><text:span text:style-name="T6">while</text:span> <text:span text:style-name="T23">(</text:span>cur_digits <text:span text:style-name="T23">&gt;=</text:span> new_digits<text:span text:style-name="T23">)</text:span> <text:span text:style-name="T14">{</text:span></text:p>
      <text:p text:style-name="P49"><text:s text:c="16"/>res<text:span text:style-name="T23">.</text:span>push_back<text:span text:style-name="T23">(</text:span><text:span text:style-name="T6">int</text:span><text:span text:style-name="T23">(</text:span>cur <text:span text:style-name="T23">%</text:span> p<text:span text:style-name="T23">[</text:span>new_digits<text:span text:style-name="T23">]))</text:span><text:span text:style-name="T14">;</text:span></text:p>
      <text:p text:style-name="P49"><text:s text:c="16"/>cur <text:span text:style-name="T23">/=</text:span> p<text:span text:style-name="T23">[</text:span>new_digits<text:span text:style-name="T23">]</text:span><text:span text:style-name="T14">;</text:span></text:p>
      <text:p text:style-name="P49"><text:s text:c="16"/>cur_digits <text:span text:style-name="T23">-=</text:span> new_digits<text:span text:style-name="T14">;</text:span></text:p>
      <text:p text:style-name="P49"><text:s text:c="12"/><text:span text:style-name="T14">}</text:span></text:p>
      <text:p text:style-name="P49"><text:s text:c="8"/><text:span text:style-name="T14">}</text:span></text:p>
      <text:p text:style-name="P49"><text:s text:c="8"/>res<text:span text:style-name="T23">.</text:span>push_back<text:span text:style-name="T23">((</text:span><text:span text:style-name="T6">int</text:span><text:span text:style-name="T23">)</text:span> cur<text:span text:style-name="T23">)</text:span><text:span text:style-name="T14">;</text:span></text:p>
      <text:p text:style-name="P49"><text:s text:c="8"/><text:span text:style-name="T6">while</text:span> <text:span text:style-name="T23">(!</text:span>res<text:span text:style-name="T23">.</text:span>empty<text:span text:style-name="T23">()</text:span> <text:span text:style-name="T23">&amp;&amp;</text:span> <text:span text:style-name="T23">!</text:span>res<text:span text:style-name="T23">.</text:span>back<text:span text:style-name="T23">())</text:span></text:p>
      <text:p text:style-name="P49"><text:s text:c="12"/>res<text:span text:style-name="T23">.</text:span>pop_back<text:span text:style-name="T23">()</text:span>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65"/>
      <text:p text:style-name="P49"><text:s text:c="4"/><text:span text:style-name="T6">typedef</text:span> <text:span text:style-name="T30">vector</text:span><text:span text:style-name="T14">&lt;</text:span><text:span text:style-name="T6">long</text:span> <text:span text:style-name="T6">long</text:span><text:span text:style-name="T14">&gt;</text:span> vll<text:span text:style-name="T14">;</text:span></text:p>
      <text:p text:style-name="P65"/>
      <text:p text:style-name="P49"><text:s text:c="4"/><text:span text:style-name="T6">static</text:span> vll karatsubaMultiply<text:span text:style-name="T23">(</text:span><text:span text:style-name="T6">const</text:span> vll <text:span text:style-name="T23">&amp;</text:span>a<text:span text:style-name="T23">,</text:span> <text:span text:style-name="T6">const</text:span> vll <text:span text:style-name="T23">&amp;</text:span>b<text:span text:style-name="T23">)</text:span> <text:span text:style-name="T14">{</text:span></text:p>
      <text:p text:style-name="P49"><text:s text:c="8"/><text:span text:style-name="T6">int</text:span> n <text:span text:style-name="T23">=</text:span> a<text:span text:style-name="T23">.</text:span>size<text:span text:style-name="T23">()</text:span><text:span text:style-name="T14">;</text:span></text:p>
      <text:p text:style-name="P49"><text:s text:c="8"/>vll res<text:span text:style-name="T23">(</text:span>n <text:span text:style-name="T23">+</text:span> n<text:span text:style-name="T23">)</text:span><text:span text:style-name="T14">;</text:span></text:p>
      <text:p text:style-name="P49"><text:s text:c="8"/><text:span text:style-name="T6">if</text:span> <text:span text:style-name="T23">(</text:span>n <text:span text:style-name="T23">&lt;=</text:span> <text:span text:style-name="T35">32</text:span><text:span text:style-name="T23">)</text:span> <text:span text:style-name="T14">{</text:span></text:p>
      <text:p text:style-name="P49"><text:s text:c="12"/><text:span text:style-name="T6">for</text:span> 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n<text:span text:style-name="T14">;</text:span> i<text:span text:style-name="T23">++)</text:span></text:p>
      <text:p text:style-name="P49"><text:s text:c="16"/><text:span text:style-name="T6">for</text:span> <text:span text:style-name="T23">(</text:span><text:span text:style-name="T6">int</text:span> j <text:span text:style-name="T23">=</text:span> <text:span text:style-name="T35">0</text:span><text:span text:style-name="T14">;</text:span> j <text:span text:style-name="T23">&lt;</text:span> n<text:span text:style-name="T14">;</text:span> j<text:span text:style-name="T23">++)</text:span></text:p>
      <text:p text:style-name="P49"><text:s text:c="20"/>res<text:span text:style-name="T23">[</text:span>i <text:span text:style-name="T23">+</text:span> j<text:span text:style-name="T23">]</text:span> <text:span text:style-name="T23">+=</text:span> a<text:span text:style-name="T23">[</text:span>i<text:span text:style-name="T23">]</text:span> <text:span text:style-name="T23">*</text:span> b<text:span text:style-name="T23">[</text:span>j<text:span text:style-name="T23">]</text:span><text:span text:style-name="T14">;</text:span></text:p>
      <text:p text:style-name="P49"><text:s text:c="12"/><text:span text:style-name="T6">return</text:span> res<text:span text:style-name="T14">;</text:span></text:p>
      <text:p text:style-name="P49"><text:s text:c="8"/><text:span text:style-name="T14">}</text:span></text:p>
      <text:p text:style-name="P65"/>
      <text:p text:style-name="P49"><text:s text:c="8"/><text:span text:style-name="T6">int</text:span> k <text:span text:style-name="T23">=</text:span> n <text:span text:style-name="T23">&gt;&gt;</text:span> <text:span text:style-name="T35">1</text:span><text:span text:style-name="T14">;</text:span></text:p>
      <text:p text:style-name="P49"><text:s text:c="8"/>vll a1<text:span text:style-name="T23">(</text:span>a<text:span text:style-name="T23">.</text:span>begin<text:span text:style-name="T23">(),</text:span> a<text:span text:style-name="T23">.</text:span>begin<text:span text:style-name="T23">()</text:span> <text:span text:style-name="T23">+</text:span> k<text:span text:style-name="T23">)</text:span><text:span text:style-name="T14">;</text:span></text:p>
      <text:p text:style-name="P49"><text:s text:c="8"/>vll a2<text:span text:style-name="T23">(</text:span>a<text:span text:style-name="T23">.</text:span>begin<text:span text:style-name="T23">()</text:span> <text:span text:style-name="T23">+</text:span> k<text:span text:style-name="T23">,</text:span> a<text:span text:style-name="T23">.</text:span>end<text:span text:style-name="T23">())</text:span><text:span text:style-name="T14">;</text:span></text:p>
      <text:p text:style-name="P49"><text:s text:c="8"/>vll b1<text:span text:style-name="T23">(</text:span>b<text:span text:style-name="T23">.</text:span>begin<text:span text:style-name="T23">(),</text:span> b<text:span text:style-name="T23">.</text:span>begin<text:span text:style-name="T23">()</text:span> <text:span text:style-name="T23">+</text:span> k<text:span text:style-name="T23">)</text:span><text:span text:style-name="T14">;</text:span></text:p>
      <text:p text:style-name="P49"><text:s text:c="8"/>vll b2<text:span text:style-name="T23">(</text:span>b<text:span text:style-name="T23">.</text:span>begin<text:span text:style-name="T23">()</text:span> <text:span text:style-name="T23">+</text:span> k<text:span text:style-name="T23">,</text:span> b<text:span text:style-name="T23">.</text:span>end<text:span text:style-name="T23">())</text:span><text:span text:style-name="T14">;</text:span></text:p>
      <text:p text:style-name="P65"/>
      <text:p text:style-name="P49"><text:s text:c="8"/>vll a1b1 <text:span text:style-name="T23">=</text:span> karatsubaMultiply<text:span text:style-name="T23">(</text:span>a1<text:span text:style-name="T23">,</text:span> b1<text:span text:style-name="T23">)</text:span><text:span text:style-name="T14">;</text:span></text:p>
      <text:p text:style-name="P49"><text:s text:c="8"/>vll a2b2 <text:span text:style-name="T23">=</text:span> karatsubaMultiply<text:span text:style-name="T23">(</text:span>a2<text:span text:style-name="T23">,</text:span> b2<text:span text:style-name="T23">)</text:span><text:span text:style-name="T14">;</text:span></text:p>
      <text:p text:style-name="P65"/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k<text:span text:style-name="T14">;</text:span> i<text:span text:style-name="T23">++)</text:span></text:p>
      <text:p text:style-name="P49"><text:s text:c="12"/>a2<text:span text:style-name="T23">[</text:span>i<text:span text:style-name="T23">]</text:span> <text:span text:style-name="T23">+=</text:span> a1<text:span text:style-name="T23">[</text:span>i<text:span text:style-name="T23">]</text:span><text:span text:style-name="T14">;</text:span></text:p>
      <text:p text:style-name="P49"><text:soft-page-break/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k<text:span text:style-name="T14">;</text:span> i<text:span text:style-name="T23">++)</text:span></text:p>
      <text:p text:style-name="P49"><text:s text:c="12"/>b2<text:span text:style-name="T23">[</text:span>i<text:span text:style-name="T23">]</text:span> <text:span text:style-name="T23">+=</text:span> b1<text:span text:style-name="T23">[</text:span>i<text:span text:style-name="T23">]</text:span><text:span text:style-name="T14">;</text:span></text:p>
      <text:p text:style-name="P65"/>
      <text:p text:style-name="P49"><text:s text:c="8"/>vll r <text:span text:style-name="T23">=</text:span> karatsubaMultiply<text:span text:style-name="T23">(</text:span>a2<text:span text:style-name="T23">,</text:span> b2<text:span text:style-name="T23">)</text:span>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a1b1<text:span text:style-name="T23">.</text:span>size<text:span text:style-name="T23">()</text:span><text:span text:style-name="T14">;</text:span> i<text:span text:style-name="T23">++)</text:span></text:p>
      <text:p text:style-name="P49"><text:s text:c="12"/>r<text:span text:style-name="T23">[</text:span>i<text:span text:style-name="T23">]</text:span> <text:span text:style-name="T23">-=</text:span> a1b1<text:span text:style-name="T23">[</text:span>i<text:span text:style-name="T23">]</text:span>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a2b2<text:span text:style-name="T23">.</text:span>size<text:span text:style-name="T23">()</text:span><text:span text:style-name="T14">;</text:span> i<text:span text:style-name="T23">++)</text:span></text:p>
      <text:p text:style-name="P49"><text:s text:c="12"/>r<text:span text:style-name="T23">[</text:span>i<text:span text:style-name="T23">]</text:span> <text:span text:style-name="T23">-=</text:span> a2b2<text:span text:style-name="T23">[</text:span>i<text:span text:style-name="T23">]</text:span><text:span text:style-name="T14">;</text:span></text:p>
      <text:p text:style-name="P65"/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r<text:span text:style-name="T23">.</text:span>size<text:span text:style-name="T23">()</text:span><text:span text:style-name="T14">;</text:span> i<text:span text:style-name="T23">++)</text:span></text:p>
      <text:p text:style-name="P49"><text:s text:c="12"/>res<text:span text:style-name="T23">[</text:span>i <text:span text:style-name="T23">+</text:span> k<text:span text:style-name="T23">]</text:span> <text:span text:style-name="T23">+=</text:span> r<text:span text:style-name="T23">[</text:span>i<text:span text:style-name="T23">]</text:span>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a1b1<text:span text:style-name="T23">.</text:span>size<text:span text:style-name="T23">()</text:span><text:span text:style-name="T14">;</text:span> i<text:span text:style-name="T23">++)</text:span></text:p>
      <text:p text:style-name="P49"><text:s text:c="12"/>res<text:span text:style-name="T23">[</text:span>i<text:span text:style-name="T23">]</text:span> <text:span text:style-name="T23">+=</text:span> a1b1<text:span text:style-name="T23">[</text:span>i<text:span text:style-name="T23">]</text:span>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a2b2<text:span text:style-name="T23">.</text:span>size<text:span text:style-name="T23">()</text:span><text:span text:style-name="T14">;</text:span> i<text:span text:style-name="T23">++)</text:span></text:p>
      <text:p text:style-name="P49"><text:s text:c="12"/>res<text:span text:style-name="T23">[</text:span>i <text:span text:style-name="T23">+</text:span> n<text:span text:style-name="T23">]</text:span> <text:span text:style-name="T23">+=</text:span> a2b2<text:span text:style-name="T23">[</text:span>i<text:span text:style-name="T23">]</text:span>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65"/>
      <text:p text:style-name="P49"><text:s text:c="4"/>bigint <text:span text:style-name="T6">operator</text:span><text:span text:style-name="T23">*(</text:span><text:span text:style-name="T6">const</text:span> bigint <text:span text:style-name="T23">&amp;</text:span>v<text:span text:style-name="T23">)</text:span> <text:span text:style-name="T6">const</text:span> <text:span text:style-name="T14">{</text:span></text:p>
      <text:p text:style-name="P49"><text:s text:c="8"/><text:span text:style-name="T30">vector</text:span><text:span text:style-name="T14">&lt;</text:span><text:span text:style-name="T6">int</text:span><text:span text:style-name="T14">&gt;</text:span> a6 <text:span text:style-name="T23">=</text:span> convert_base<text:span text:style-name="T23">(</text:span><text:span text:style-name="T6">this</text:span><text:span text:style-name="T23">-&gt;</text:span>a<text:span text:style-name="T23">,</text:span> base_digits<text:span text:style-name="T23">,</text:span> <text:span text:style-name="T35">6</text:span><text:span text:style-name="T23">)</text:span><text:span text:style-name="T14">;</text:span></text:p>
      <text:p text:style-name="P49"><text:s text:c="8"/><text:span text:style-name="T30">vector</text:span><text:span text:style-name="T14">&lt;</text:span><text:span text:style-name="T6">int</text:span><text:span text:style-name="T14">&gt;</text:span> b6 <text:span text:style-name="T23">=</text:span> convert_base<text:span text:style-name="T23">(</text:span>v<text:span text:style-name="T23">.</text:span>a<text:span text:style-name="T23">,</text:span> base_digits<text:span text:style-name="T23">,</text:span> <text:span text:style-name="T35">6</text:span><text:span text:style-name="T23">)</text:span><text:span text:style-name="T14">;</text:span></text:p>
      <text:p text:style-name="P49"><text:s text:c="8"/>vll a<text:span text:style-name="T23">(</text:span>a6<text:span text:style-name="T23">.</text:span>begin<text:span text:style-name="T23">(),</text:span> a6<text:span text:style-name="T23">.</text:span>end<text:span text:style-name="T23">())</text:span><text:span text:style-name="T14">;</text:span></text:p>
      <text:p text:style-name="P49"><text:s text:c="8"/>vll b<text:span text:style-name="T23">(</text:span>b6<text:span text:style-name="T23">.</text:span>begin<text:span text:style-name="T23">(),</text:span> b6<text:span text:style-name="T23">.</text:span>end<text:span text:style-name="T23">())</text:span><text:span text:style-name="T14">;</text:span></text:p>
      <text:p text:style-name="P49"><text:s text:c="8"/><text:span text:style-name="T6">while</text:span> <text:span text:style-name="T23">(</text:span>a<text:span text:style-name="T23">.</text:span>size<text:span text:style-name="T23">()</text:span> <text:span text:style-name="T23">&lt;</text:span> b<text:span text:style-name="T23">.</text:span>size<text:span text:style-name="T23">())</text:span></text:p>
      <text:p text:style-name="P49"><text:s text:c="12"/>a<text:span text:style-name="T23">.</text:span>push_back<text:span text:style-name="T23">(</text:span><text:span text:style-name="T35">0</text:span><text:span text:style-name="T23">)</text:span><text:span text:style-name="T14">;</text:span></text:p>
      <text:p text:style-name="P49"><text:s text:c="8"/><text:span text:style-name="T6">while</text:span> <text:span text:style-name="T23">(</text:span>b<text:span text:style-name="T23">.</text:span>size<text:span text:style-name="T23">()</text:span> <text:span text:style-name="T23">&lt;</text:span> a<text:span text:style-name="T23">.</text:span>size<text:span text:style-name="T23">())</text:span></text:p>
      <text:p text:style-name="P49"><text:s text:c="12"/>b<text:span text:style-name="T23">.</text:span>push_back<text:span text:style-name="T23">(</text:span><text:span text:style-name="T35">0</text:span><text:span text:style-name="T23">)</text:span><text:span text:style-name="T14">;</text:span></text:p>
      <text:p text:style-name="P49"><text:s text:c="8"/><text:span text:style-name="T6">while</text:span> <text:span text:style-name="T23">(</text:span>a<text:span text:style-name="T23">.</text:span>size<text:span text:style-name="T23">()</text:span> <text:span text:style-name="T23">&amp;</text:span> <text:span text:style-name="T23">(</text:span>a<text:span text:style-name="T23">.</text:span>size<text:span text:style-name="T23">()</text:span> <text:span text:style-name="T23">-</text:span> <text:span text:style-name="T35">1</text:span><text:span text:style-name="T23">))</text:span></text:p>
      <text:p text:style-name="P49"><text:s text:c="12"/>a<text:span text:style-name="T23">.</text:span>push_back<text:span text:style-name="T23">(</text:span><text:span text:style-name="T35">0</text:span><text:span text:style-name="T23">),</text:span> b<text:span text:style-name="T23">.</text:span>push_back<text:span text:style-name="T23">(</text:span><text:span text:style-name="T35">0</text:span><text:span text:style-name="T23">)</text:span><text:span text:style-name="T14">;</text:span></text:p>
      <text:p text:style-name="P49"><text:s text:c="8"/>vll c <text:span text:style-name="T23">=</text:span> karatsubaMultiply<text:span text:style-name="T23">(</text:span>a<text:span text:style-name="T23">,</text:span> b<text:span text:style-name="T23">)</text:span><text:span text:style-name="T14">;</text:span></text:p>
      <text:p text:style-name="P49"><text:s text:c="8"/>bigint res<text:span text:style-name="T14">;</text:span></text:p>
      <text:p text:style-name="P49"><text:s text:c="8"/>res<text:span text:style-name="T23">.</text:span>sign <text:span text:style-name="T23">=</text:span> sign <text:span text:style-name="T23">*</text:span> v<text:span text:style-name="T23">.</text:span>sign<text:span text:style-name="T14">;</text:span></text:p>
      <text:p text:style-name="P49"><text:s text:c="8"/><text:span text:style-name="T6">for</text:span> <text:span text:style-name="T23">(</text:span><text:span text:style-name="T6">int</text:span> i <text:span text:style-name="T23">=</text:span> <text:span text:style-name="T35">0</text:span><text:span text:style-name="T23">,</text:span> carry <text:span text:style-name="T23">=</text:span> <text:span text:style-name="T35">0</text:span><text:span text:style-name="T14">;</text:span> i <text:span text:style-name="T23">&lt;</text:span> <text:span text:style-name="T23">(</text:span><text:span text:style-name="T6">int</text:span><text:span text:style-name="T23">)</text:span> c<text:span text:style-name="T23">.</text:span>size<text:span text:style-name="T23">()</text:span><text:span text:style-name="T14">;</text:span> i<text:span text:style-name="T23">++)</text:span> <text:span text:style-name="T14">{</text:span></text:p>
      <text:p text:style-name="P49"><text:s text:c="12"/><text:span text:style-name="T6">long</text:span> <text:span text:style-name="T6">long</text:span> cur <text:span text:style-name="T23">=</text:span> c<text:span text:style-name="T23">[</text:span>i<text:span text:style-name="T23">]</text:span> <text:span text:style-name="T23">+</text:span> carry<text:span text:style-name="T14">;</text:span></text:p>
      <text:p text:style-name="P49"><text:s text:c="12"/>res<text:span text:style-name="T23">.</text:span>a<text:span text:style-name="T23">.</text:span>push_back<text:span text:style-name="T23">((</text:span><text:span text:style-name="T6">int</text:span><text:span text:style-name="T23">)</text:span> <text:span text:style-name="T23">(</text:span>cur <text:span text:style-name="T23">%</text:span> <text:span text:style-name="T35">1000000</text:span><text:span text:style-name="T23">))</text:span><text:span text:style-name="T14">;</text:span></text:p>
      <text:p text:style-name="P49"><text:s text:c="12"/>carry <text:span text:style-name="T23">=</text:span> <text:span text:style-name="T23">(</text:span><text:span text:style-name="T6">int</text:span><text:span text:style-name="T23">)</text:span> <text:span text:style-name="T23">(</text:span>cur <text:span text:style-name="T23">/</text:span> <text:span text:style-name="T35">1000000</text:span><text:span text:style-name="T23">)</text:span><text:span text:style-name="T14">;</text:span></text:p>
      <text:p text:style-name="P49"><text:s text:c="8"/><text:span text:style-name="T14">}</text:span></text:p>
      <text:p text:style-name="P49"><text:s text:c="8"/>res<text:span text:style-name="T23">.</text:span>a <text:span text:style-name="T23">=</text:span> convert_base<text:span text:style-name="T23">(</text:span>res<text:span text:style-name="T23">.</text:span>a<text:span text:style-name="T23">,</text:span> <text:span text:style-name="T35">6</text:span><text:span text:style-name="T23">,</text:span> base_digits<text:span text:style-name="T23">)</text:span><text:span text:style-name="T14">;</text:span></text:p>
      <text:p text:style-name="P49"><text:s text:c="8"/>res<text:span text:style-name="T23">.</text:span>trim<text:span text:style-name="T23">()</text:span><text:span text:style-name="T14">;</text:span></text:p>
      <text:p text:style-name="P49"><text:s text:c="8"/><text:span text:style-name="T6">return</text:span> res<text:span text:style-name="T14">;</text:span></text:p>
      <text:p text:style-name="P49"><text:s text:c="4"/><text:span text:style-name="T14">}</text:span></text:p>
      <text:p text:style-name="P16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7c0f1"/>
    </style:style>
    <style:style style:name="MP2" style:family="paragraph" style:parent-style-name="Header">
      <style:text-properties officeooo:paragraph-rsid="0017c0f1"/>
    </style:style>
    <style:style style:name="MT1" style:family="text">
      <style:text-properties fo:font-weight="bold" officeooo:rsid="0017c0f1" style:font-weight-asian="bold" style:font-weight-complex="bold"/>
    </style:style>
    <style:style style:name="MT2" style:family="text">
      <style:text-properties fo:font-weight="bold" officeooo:rsid="0019da2f" style:font-weight-asian="bold" style:font-weight-complex="bold"/>
    </style:style>
    <style:style style:name="MT3" style:family="text">
      <style:text-properties officeooo:rsid="0017c0f1"/>
    </style:style>
    <style:style style:name="MT4" style:family="text">
      <style:text-properties officeooo:rsid="0019da2f"/>
    </style:style>
    <style:page-layout style:name="Mpm1">
      <style:page-layout-properties fo:page-width="8.5in" fo:page-height="11in" style:num-format="1" style:print-orientation="portrait" fo:margin-top="0.2398in" fo:margin-bottom="0.4272in" fo:margin-left="0.5626in" fo:margin-right="0.4583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52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11in" fo:page-height="8.5in" style:num-format="1" style:print-orientation="landscape" fo:margin-top="0.5311in" fo:margin-bottom="0.5209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trecht University<text:tab/></text:span><text:span text:style-name="MT2">sudo win</text:span><text:span text:style-name="MT3"><text:tab/> </text:span><text:span text:style-name="MT3"><text:page-number text:select-page="current">24</text:page-number></text:span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LandscapeTest" style:page-layout-name="Mpm3" style:next-style-name="Standard">
      <style:header>
        <text:p text:style-name="MP2"><text:span text:style-name="MT1">Utrecht University<text:tab/></text:span><text:span text:style-name="MT2">sudo win</text:span><text:span text:style-name="MT4"><text:tab/></text:span><text:span text:style-name="MT3"><text:page-number text:select-page="current">1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58:33</meta:creation-date>
    <dc:date>2013-10-24T20:40:46</dc:date>
    <meta:editing-duration>PT5H58M19S</meta:editing-duration>
    <meta:editing-cycles>26</meta:editing-cycles>
    <meta:generator>LibreOffice/3.6$Linux_X86_64 LibreOffice_project/360m1$Build-2</meta:generator>
    <meta:document-statistic meta:table-count="0" meta:image-count="0" meta:object-count="0" meta:page-count="24" meta:paragraph-count="1219" meta:word-count="5070" meta:character-count="35896" meta:non-whitespace-character-count="24903"/>
  </office:meta>
</office:document-meta>
</file>